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9pt"/>
    </style:style>
    <style:style style:name="co2" style:family="table-column">
      <style:table-column-properties fo:break-before="auto" style:column-width="56.81pt"/>
    </style:style>
    <style:style style:name="co3" style:family="table-column">
      <style:table-column-properties fo:break-before="auto" style:column-width="53.01pt"/>
    </style:style>
    <style:style style:name="co4" style:family="table-column">
      <style:table-column-properties fo:break-before="auto" style:column-width="46.06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30.25pt"/>
    </style:style>
    <style:style style:name="co7" style:family="table-column">
      <style:table-column-properties fo:break-before="auto" style:column-width="35.94pt"/>
    </style:style>
    <style:style style:name="co8" style:family="table-column">
      <style:table-column-properties fo:break-before="auto" style:column-width="54.91pt"/>
    </style:style>
    <style:style style:name="co9" style:family="table-column">
      <style:table-column-properties fo:break-before="auto" style:column-width="61.2pt"/>
    </style:style>
    <style:style style:name="co10" style:family="table-column">
      <style:table-column-properties fo:break-before="auto" style:column-width="32.8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34.36pt" fo:break-before="auto" style:use-optimal-row-height="true"/>
    </style:style>
    <style:style style:name="ro4" style:family="table-row">
      <style:table-row-properties style:row-height="2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race2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agic attack</text:p>
          </table:table-cell>
          <table:table-cell office:value-type="string" calcext:value-type="string">
            <text:p>magic 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tal points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<text:a xlink:href="https://pokemondb.net/pokedex/bulbasaur" xlink:type="simple">Bulbasaur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2]/10)"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okemondb.net/pokedex/ivysaur" xlink:type="simple">Ivysaur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3]/10)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okemondb.net/pokedex/venusaur" xlink:type="simple">Venusaur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4]/10)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okemondb.net/pokedex/charmander" xlink:type="simple">Charmander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5]/10)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okemondb.net/pokedex/charmeleon" xlink:type="simple">Charmeleon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6]/10)"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pokemondb.net/pokedex/charizard" xlink:type="simple">Charizard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7]/10)"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pokemondb.net/pokedex/squirtle" xlink:type="simple">Squirtle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8]/10)"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pokemondb.net/pokedex/wartortle" xlink:type="simple">Wartortle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9]/10)"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pokemondb.net/pokedex/blastoise" xlink:type="simple">Blastoise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10]/10)"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pokemondb.net/pokedex/caterpie" xlink:type="simple">Caterpie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11]/10)"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pokemondb.net/pokedex/metapod" xlink:type="simple">Metapod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12]/10)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pokemondb.net/pokedex/butterfree" xlink:type="simple">Butterfree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3]/10)"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pokemondb.net/pokedex/weedle" xlink:type="simple">Weedle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14]/10)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pokemondb.net/pokedex/kakuna" xlink:type="simple">Kakuna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15]/10)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pokemondb.net/pokedex/beedrill" xlink:type="simple">Beedrill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16]/10)"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pokemondb.net/pokedex/pidgey" xlink:type="simple">Pidgey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7]/10)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pokemondb.net/pokedex/pidgeotto" xlink:type="simple">Pidgeotto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8]/10)"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pokemondb.net/pokedex/pidgeot" xlink:type="simple">Pidgeot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9]/10)"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pokemondb.net/pokedex/rattata" xlink:type="simple">Rattata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20]/10)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pokemondb.net/pokedex/raticate" xlink:type="simple">Raticate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21]/10)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pokemondb.net/pokedex/spearow" xlink:type="simple">Spearow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22]/10)"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pokemondb.net/pokedex/fearow" xlink:type="simple">Fearow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23]/10)"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pokemondb.net/pokedex/ekans" xlink:type="simple">Ekans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24]/10)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pokemondb.net/pokedex/arbok" xlink:type="simple">Arbok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25]/10)"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pokemondb.net/pokedex/pikachu" xlink:type="simple">Pikachu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26]/10)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pokemondb.net/pokedex/raichu" xlink:type="simple">Raichu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27]/10)"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pokemondb.net/pokedex/sandshrew" xlink:type="simple">Sandshrew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28]/10)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pokemondb.net/pokedex/sandslash" xlink:type="simple">Sandslash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29]/10)"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pokemondb.net/pokedex/nidoran-f" xlink:type="simple">Nidoran♀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30]/10)"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pokemondb.net/pokedex/nidorina" xlink:type="simple">Nidorina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31]/10)"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pokemondb.net/pokedex/nidoqueen" xlink:type="simple">Nidoqueen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table:formula="of:=INT([.L32]/10)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pokemondb.net/pokedex/nidoran-m" xlink:type="simple">Nidoran♂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33]/10)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pokemondb.net/pokedex/nidorino" xlink:type="simple">Nidorino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34]/10)"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pokemondb.net/pokedex/nidoking" xlink:type="simple">Nidoking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table:formula="of:=INT([.L35]/10)"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pokemondb.net/pokedex/clefairy" xlink:type="simple">Clefairy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36]/10)"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pokemondb.net/pokedex/clefable" xlink:type="simple">Clefable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37]/10)"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pokemondb.net/pokedex/vulpix" xlink:type="simple">Vulpix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38]/10)"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pokemondb.net/pokedex/ninetales" xlink:type="simple">Ninetales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39]/10)"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pokemondb.net/pokedex/jigglypuff" xlink:type="simple">Jigglypuff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table:formula="of:=INT([.L40]/10)"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pokemondb.net/pokedex/wigglytuff" xlink:type="simple">Wigglytuff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table:formula="of:=INT([.L41]/10)" office:value-type="float" office:value="43" calcext:value-type="float">
            <text:p>43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pokemondb.net/pokedex/zubat" xlink:type="simple">Zubat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42]/10)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pokemondb.net/pokedex/golbat" xlink:type="simple">Golbat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43]/10)"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pokemondb.net/pokedex/oddish" xlink:type="simple">Oddish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44]/10)"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pokemondb.net/pokedex/gloom" xlink:type="simple">Gloom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45]/10)"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pokemondb.net/pokedex/vileplume" xlink:type="simple">Vileplume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46]/10)"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pokemondb.net/pokedex/paras" xlink:type="simple">Paras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table:formula="of:=INT([.L47]/10)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pokemondb.net/pokedex/parasect" xlink:type="simple">Parasect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table:formula="of:=INT([.L48]/10)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pokemondb.net/pokedex/venonat" xlink:type="simple">Venonat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49]/10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pokemondb.net/pokedex/venomoth" xlink:type="simple">Venomoth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50]/10)"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pokemondb.net/pokedex/diglett" xlink:type="simple">Diglett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51]/10)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pokemondb.net/pokedex/dugtrio" xlink:type="simple">Dugtrio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52]/10)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pokemondb.net/pokedex/meowth" xlink:type="simple">Meowth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53]/10)"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pokemondb.net/pokedex/persian" xlink:type="simple">Persian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54]/10)"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pokemondb.net/pokedex/psyduck" xlink:type="simple">Psyduck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55]/10)"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pokemondb.net/pokedex/golduck" xlink:type="simple">Golduck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56]/10)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pokemondb.net/pokedex/mankey" xlink:type="simple">Mankey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57]/10)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pokemondb.net/pokedex/primeape" xlink:type="simple">Primeape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58]/10)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pokemondb.net/pokedex/growlithe" xlink:type="simple">Growlithe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59]/10)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pokemondb.net/pokedex/arcanine" xlink:type="simple">Arcanine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60]/10)"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pokemondb.net/pokedex/poliwag" xlink:type="simple">Poliwag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61]/10)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pokemondb.net/pokedex/poliwhirl" xlink:type="simple">Poliwhirl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62]/10)" office:value-type="float" office:value="38" calcext:value-type="float">
            <text:p>38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pokemondb.net/pokedex/poliwrath" xlink:type="simple">Poliwrath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table:formula="of:=INT([.L63]/10)"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pokemondb.net/pokedex/abra" xlink:type="simple">Abra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64]/10)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pokemondb.net/pokedex/kadabra" xlink:type="simple">Kadabra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65]/10)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pokemondb.net/pokedex/alakazam" xlink:type="simple">Alakazam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66]/10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pokemondb.net/pokedex/machop" xlink:type="simple">Machop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67]/10)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pokemondb.net/pokedex/machoke" xlink:type="simple">Machoke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68]/10)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pokemondb.net/pokedex/machamp" xlink:type="simple">Machamp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69]/10)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pokemondb.net/pokedex/bellsprout" xlink:type="simple">Bellsprout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70]/10)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pokemondb.net/pokedex/weepinbell" xlink:type="simple">Weepinbell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71]/10)"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pokemondb.net/pokedex/victreebel" xlink:type="simple">Victreebel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72]/10)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pokemondb.net/pokedex/tentacool" xlink:type="simple">Tentacool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73]/10)" office:value-type="float" office:value="33" calcext:value-type="float">
            <text:p>3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pokemondb.net/pokedex/tentacruel" xlink:type="simple">Tentacruel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74]/10)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pokemondb.net/pokedex/geodude" xlink:type="simple">Geodude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table:formula="of:=INT([.L75]/10)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pokemondb.net/pokedex/graveler" xlink:type="simple">Graveler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table:formula="of:=INT([.L76]/10)"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pokemondb.net/pokedex/golem" xlink:type="simple">Golem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table:formula="of:=INT([.L77]/10)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pokemondb.net/pokedex/ponyta" xlink:type="simple">Ponyta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78]/10)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pokemondb.net/pokedex/rapidash" xlink:type="simple">Rapidash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79]/10)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pokemondb.net/pokedex/slowpoke" xlink:type="simple">Slowpoke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table:formula="of:=INT([.L80]/10)"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pokemondb.net/pokedex/slowbro" xlink:type="simple">Slowbro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table:formula="of:=INT([.L81]/10)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pokemondb.net/pokedex/magnemite" xlink:type="simple">Magnemite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<text:a xlink:href="https://pokemondb.net/type/steel" xlink:type="simple">STEEL</text:a></text:p>
          </table:table-cell>
          <table:table-cell table:formula="of:=INT([.L82]/10)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pokemondb.net/pokedex/magneton" xlink:type="simple">Magneton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<text:a xlink:href="https://pokemondb.net/type/steel" xlink:type="simple">STEEL</text:a></text:p>
          </table:table-cell>
          <table:table-cell table:formula="of:=INT([.L83]/10)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pokemondb.net/pokedex/farfetchd" xlink:type="simple">Farfetch'd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84]/10)"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pokemondb.net/pokedex/doduo" xlink:type="simple">Doduo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85]/10)"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pokemondb.net/pokedex/dodrio" xlink:type="simple">Dodrio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86]/10)"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pokemondb.net/pokedex/seel" xlink:type="simple">Seel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87]/10)"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pokemondb.net/pokedex/dewgong" xlink:type="simple">Dewgong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table:formula="of:=INT([.L88]/10)"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pokemondb.net/pokedex/grimer" xlink:type="simple">Grimer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89]/10)" office:value-type="float" office:value="32" calcext:value-type="float">
            <text:p>3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pokemondb.net/pokedex/muk" xlink:type="simple">Muk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90]/10)" office:value-type="float" office:value="50" calcext:value-type="float">
            <text:p>5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pokemondb.net/pokedex/shellder" xlink:type="simple">Shellder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91]/10)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pokemondb.net/pokedex/cloyster" xlink:type="simple">Cloyster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table:formula="of:=INT([.L92]/10)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pokemondb.net/pokedex/gastly" xlink:type="simple">Gastly</text:a></text:p>
          </table:table-cell>
          <table:table-cell office:value-type="string" calcext:value-type="string">
            <text:p><text:a xlink:href="https://pokemondb.net/type/ghost" xlink:type="simple">GHOST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93]/10)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pokemondb.net/pokedex/haunter" xlink:type="simple">Haunter</text:a></text:p>
          </table:table-cell>
          <table:table-cell office:value-type="string" calcext:value-type="string">
            <text:p><text:a xlink:href="https://pokemondb.net/type/ghost" xlink:type="simple">GHOST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94]/10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pokemondb.net/pokedex/gengar" xlink:type="simple">Gengar</text:a></text:p>
          </table:table-cell>
          <table:table-cell office:value-type="string" calcext:value-type="string">
            <text:p><text:a xlink:href="https://pokemondb.net/type/ghost" xlink:type="simple">GHOST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95]/10)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pokemondb.net/pokedex/onix" xlink:type="simple">Onix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table:formula="of:=INT([.L96]/10)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pokemondb.net/pokedex/drowzee" xlink:type="simple">Drowzee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97]/10)"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pokemondb.net/pokedex/hypno" xlink:type="simple">Hypno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98]/10)"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pokemondb.net/pokedex/krabby" xlink:type="simple">Krabby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99]/10)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pokemondb.net/pokedex/kingler" xlink:type="simple">Kingler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100]/10)"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pokemondb.net/pokedex/voltorb" xlink:type="simple">Voltorb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101]/10)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pokemondb.net/pokedex/electrode" xlink:type="simple">Electrode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102]/10)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pokemondb.net/pokedex/exeggcute" xlink:type="simple">Exeggcute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table:formula="of:=INT([.L103]/10)"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pokemondb.net/pokedex/exeggutor" xlink:type="simple">Exeggutor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table:formula="of:=INT([.L104]/10)" office:value-type="float" office:value="53" calcext:value-type="float">
            <text:p>5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pokemondb.net/pokedex/cubone" xlink:type="simple">Cubone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105]/10)" office:value-type="float" office:value="32" calcext:value-type="float">
            <text:p>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pokemondb.net/pokedex/marowak" xlink:type="simple">Marowak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106]/10)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pokemondb.net/pokedex/hitmonlee" xlink:type="simple">Hitmonlee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107]/10)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pokemondb.net/pokedex/hitmonchan" xlink:type="simple">Hitmonchan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108]/10)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pokemondb.net/pokedex/lickitung" xlink:type="simple">Lickitung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109]/10)"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pokemondb.net/pokedex/koffing" xlink:type="simple">Koffing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110]/10)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pokemondb.net/pokedex/weezing" xlink:type="simple">Weezing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111]/10)"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pokemondb.net/pokedex/rhyhorn" xlink:type="simple">Rhyhorn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table:formula="of:=INT([.L112]/10)"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pokemondb.net/pokedex/rhydon" xlink:type="simple">Rhydon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table:formula="of:=INT([.L113]/10)"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pokemondb.net/pokedex/chansey" xlink:type="simple">Chansey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114]/10)"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pokemondb.net/pokedex/tangela" xlink:type="simple">Tangela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115]/10)"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pokemondb.net/pokedex/kangaskhan" xlink:type="simple">Kangaskhan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116]/10)"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pokemondb.net/pokedex/horsea" xlink:type="simple">Horsea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117]/10)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pokemondb.net/pokedex/seadra" xlink:type="simple">Seadra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118]/10)"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pokemondb.net/pokedex/goldeen" xlink:type="simple">Goldeen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119]/10)"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pokemondb.net/pokedex/seaking" xlink:type="simple">Seaking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120]/10)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pokemondb.net/pokedex/staryu" xlink:type="simple">Staryu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121]/10)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pokemondb.net/pokedex/starmie" xlink:type="simple">Starmie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table:formula="of:=INT([.L122]/10)"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Mr.Mime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table:formula="of:=INT([.L123]/10)"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pokemondb.net/pokedex/scyther" xlink:type="simple">Scyther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24]/10)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pokemondb.net/pokedex/jynx" xlink:type="simple">Jynx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table:formula="of:=INT([.L125]/10)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pokemondb.net/pokedex/electabuzz" xlink:type="simple">Electabuzz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126]/10)"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pokemondb.net/pokedex/magmar" xlink:type="simple">Magmar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127]/10)"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pokemondb.net/pokedex/pinsir" xlink:type="simple">Pinsir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128]/10)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pokemondb.net/pokedex/tauros" xlink:type="simple">Tauros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129]/10)"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pokemondb.net/pokedex/magikarp" xlink:type="simple">Magikarp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130]/10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pokemondb.net/pokedex/gyarados" xlink:type="simple">Gyarados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31]/10)"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s://pokemondb.net/pokedex/lapras" xlink:type="simple">Lapras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table:formula="of:=INT([.L132]/10)"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pokemondb.net/pokedex/ditto" xlink:type="simple">Ditto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133]/10)" office:value-type="float" office:value="28" calcext:value-type="float">
            <text:p>28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pokemondb.net/pokedex/eevee" xlink:type="simple">Eevee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134]/10)" office:value-type="float" office:value="32" calcext:value-type="float">
            <text:p>3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pokemondb.net/pokedex/vaporeon" xlink:type="simple">Vaporeon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135]/10)"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pokemondb.net/pokedex/jolteon" xlink:type="simple">Jolteon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136]/10)" office:value-type="float" office:value="52" calcext:value-type="float">
            <text:p>5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pokemondb.net/pokedex/flareon" xlink:type="simple">Flareon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137]/10)"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pokemondb.net/pokedex/porygon" xlink:type="simple">Porygon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138]/10)"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pokemondb.net/pokedex/omanyte" xlink:type="simple">Omanyte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table:formula="of:=INT([.L139]/10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pokemondb.net/pokedex/omastar" xlink:type="simple">Omastar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table:formula="of:=INT([.L140]/10)"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pokemondb.net/pokedex/kabuto" xlink:type="simple">Kabuto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table:formula="of:=INT([.L141]/10)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pokemondb.net/pokedex/kabutops" xlink:type="simple">Kabutops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table:formula="of:=INT([.L142]/10)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s://pokemondb.net/pokedex/aerodactyl" xlink:type="simple">Aerodactyl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43]/10)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pokemondb.net/pokedex/snorlax" xlink:type="simple">Snorlax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144]/10)" office:value-type="float" office:value="54" calcext:value-type="float">
            <text:p>54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pokemondb.net/pokedex/articuno" xlink:type="simple">Articuno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45]/10)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pokemondb.net/pokedex/zapdos" xlink:type="simple">Zapdos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46]/10)" office:value-type="float" office:value="58" calcext:value-type="float">
            <text:p>5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pokemondb.net/pokedex/moltres" xlink:type="simple">Moltres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47]/10)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pokemondb.net/pokedex/dratini" xlink:type="simple">Dratini</text:a></text:p>
          </table:table-cell>
          <table:table-cell office:value-type="string" calcext:value-type="string"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148]/10)"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pokemondb.net/pokedex/dragonair" xlink:type="simple">Dragonair</text:a></text:p>
          </table:table-cell>
          <table:table-cell office:value-type="string" calcext:value-type="string"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149]/10)"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pokemondb.net/pokedex/dragonite" xlink:type="simple">Dragonite</text:a></text:p>
          </table:table-cell>
          <table:table-cell office:value-type="string" calcext:value-type="string">
            <text:p><text:a xlink:href="https://pokemondb.net/type/dragon" xlink:type="simple">DRAGON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50]/10)"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pokemondb.net/pokedex/mewtwo" xlink:type="simple">Mewtwo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151]/10)"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pokemondb.net/pokedex/mew" xlink:type="simple">Mew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152]/10)" office:value-type="float" office:value="60" calcext:value-type="float">
            <text:p>6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pokemondb.net/pokedex/chikorita" xlink:type="simple">Chikorita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153]/10)"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pokemondb.net/pokedex/bayleef" xlink:type="simple">Bayleef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154]/10)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pokemondb.net/pokedex/meganium" xlink:type="simple">Meganium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155]/10)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pokemondb.net/pokedex/cyndaquil" xlink:type="simple">Cyndaquil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156]/10)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pokemondb.net/pokedex/quilava" xlink:type="simple">Quilava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157]/10)"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pokemondb.net/pokedex/typhlosion" xlink:type="simple">Typhlosion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158]/10)"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pokemondb.net/pokedex/totodile" xlink:type="simple">Totodile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159]/10)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pokemondb.net/pokedex/croconaw" xlink:type="simple">Croconaw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160]/10)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pokemondb.net/pokedex/feraligatr" xlink:type="simple">Feraligatr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161]/10)"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pokemondb.net/pokedex/sentret" xlink:type="simple">Sentret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162]/10)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pokemondb.net/pokedex/furret" xlink:type="simple">Furret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163]/10)"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pokemondb.net/pokedex/hoothoot" xlink:type="simple">Hoothoot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64]/10)"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pokemondb.net/pokedex/noctowl" xlink:type="simple">Noctowl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65]/10)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pokemondb.net/pokedex/ledyba" xlink:type="simple">Ledyba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66]/10)"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pokemondb.net/pokedex/ledian" xlink:type="simple">Ledian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67]/10)"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pokemondb.net/pokedex/spinarak" xlink:type="simple">Spinarak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168]/10)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s://pokemondb.net/pokedex/ariados" xlink:type="simple">Ariados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169]/10)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s://pokemondb.net/pokedex/crobat" xlink:type="simple">Crobat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70]/10)"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pokemondb.net/pokedex/chinchou" xlink:type="simple">Chinchou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table:formula="of:=INT([.L171]/10)"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s://pokemondb.net/pokedex/lanturn" xlink:type="simple">Lanturn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table:formula="of:=INT([.L172]/10)"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pokemondb.net/pokedex/pichu" xlink:type="simple">Pichu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173]/10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pokemondb.net/pokedex/cleffa" xlink:type="simple">Cleffa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174]/10)"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pokemondb.net/pokedex/igglybuff" xlink:type="simple">Igglybuff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table:formula="of:=INT([.L175]/10)"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s://pokemondb.net/pokedex/togepi" xlink:type="simple">Togepi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176]/10)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pokemondb.net/pokedex/togetic" xlink:type="simple">Togetic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77]/10)"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pokemondb.net/pokedex/natu" xlink:type="simple">Natu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78]/10)"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pokemondb.net/pokedex/xatu" xlink:type="simple">Xatu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79]/10)"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s://pokemondb.net/pokedex/mareep" xlink:type="simple">Mareep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180]/10)"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s://pokemondb.net/pokedex/flaaffy" xlink:type="simple">Flaaffy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181]/10)"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s://pokemondb.net/pokedex/ampharos" xlink:type="simple">Ampharos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182]/10)"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pokemondb.net/pokedex/bellossom" xlink:type="simple">Bellossom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183]/10)"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pokemondb.net/pokedex/marill" xlink:type="simple">Marill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table:formula="of:=INT([.L184]/10)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pokemondb.net/pokedex/azumarill" xlink:type="simple">Azumarill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table:formula="of:=INT([.L185]/10)"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s://pokemondb.net/pokedex/sudowoodo" xlink:type="simple">Sudowoodo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186]/10)"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pokemondb.net/pokedex/politoed" xlink:type="simple">Politoed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187]/10)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pokemondb.net/pokedex/hoppip" xlink:type="simple">Hoppip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88]/10)" office:value-type="float" office:value="25" calcext:value-type="float">
            <text:p>2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s://pokemondb.net/pokedex/skiploom" xlink:type="simple">Skiploom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89]/10)"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pokemondb.net/pokedex/jumpluff" xlink:type="simple">Jumpluff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90]/10)"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pokemondb.net/pokedex/aipom" xlink:type="simple">Aipom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191]/10)"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s://pokemondb.net/pokedex/sunkern" xlink:type="simple">Sunkern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192]/10)" office:value-type="float" office:value="18" calcext:value-type="float">
            <text:p>18</text:p>
          </table:table-cell>
          <table:table-cell table:number-columns-repeated="6"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pokemondb.net/pokedex/sunflora" xlink:type="simple">Sunflora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193]/10)" office:value-type="float" office:value="42" calcext:value-type="float">
            <text:p>4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a xlink:href="https://pokemondb.net/pokedex/yanma" xlink:type="simple">Yanma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94]/10)" office:value-type="float" office:value="39" calcext:value-type="float">
            <text:p>3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s://pokemondb.net/pokedex/wooper" xlink:type="simple">Wooper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table:formula="of:=INT([.L195]/10)"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s://pokemondb.net/pokedex/quagsire" xlink:type="simple">Quagsire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table:formula="of:=INT([.L196]/10)"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pokemondb.net/pokedex/espeon" xlink:type="simple">Espeon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197]/10)" office:value-type="float" office:value="52" calcext:value-type="float">
            <text:p>5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s://pokemondb.net/pokedex/umbreon" xlink:type="simple">Umbreon</text:a></text:p>
          </table:table-cell>
          <table:table-cell office:value-type="string" calcext:value-type="string"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198]/10)"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s://pokemondb.net/pokedex/murkrow" xlink:type="simple">Murkrow</text:a></text:p>
          </table:table-cell>
          <table:table-cell office:value-type="string" calcext:value-type="string">
            <text:p><text:a xlink:href="https://pokemondb.net/type/dark" xlink:type="simple">DARK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199]/10)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pokemondb.net/pokedex/slowking" xlink:type="simple">Slowking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table:formula="of:=INT([.L200]/10)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pokemondb.net/pokedex/misdreavus" xlink:type="simple">Misdreavus</text:a></text:p>
          </table:table-cell>
          <table:table-cell office:value-type="string" calcext:value-type="string"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201]/10)" office:value-type="float" office:value="43" calcext:value-type="float">
            <text:p>43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s://pokemondb.net/pokedex/unown" xlink:type="simple">Unown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202]/10)"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s://pokemondb.net/pokedex/wobbuffet" xlink:type="simple">Wobbuffet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203]/10)"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s://pokemondb.net/pokedex/girafarig" xlink:type="simple">Girafarig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table:formula="of:=INT([.L204]/10)"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s://pokemondb.net/pokedex/pineco" xlink:type="simple">Pineco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205]/10)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s://pokemondb.net/pokedex/forretress" xlink:type="simple">Forretress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<text:a xlink:href="https://pokemondb.net/type/steel" xlink:type="simple">STEEL</text:a></text:p>
          </table:table-cell>
          <table:table-cell table:formula="of:=INT([.L206]/10)"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pokemondb.net/pokedex/dunsparce" xlink:type="simple">Dunsparce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207]/10)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s://pokemondb.net/pokedex/gligar" xlink:type="simple">Gligar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208]/10)"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s://pokemondb.net/pokedex/steelix" xlink:type="simple">Steelix</text:a></text:p>
          </table:table-cell>
          <table:table-cell office:value-type="string" calcext:value-type="string">
            <text:p><text:a xlink:href="https://pokemondb.net/type/steel" xlink:type="simple">STEEL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table:formula="of:=INT([.L209]/10)"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s://pokemondb.net/pokedex/snubbull" xlink:type="simple">Snubbull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210]/10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a xlink:href="https://pokemondb.net/pokedex/granbull" xlink:type="simple">Granbull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211]/10)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pokemondb.net/pokedex/qwilfish" xlink:type="simple">Qwilfish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table:formula="of:=INT([.L212]/10)"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pokemondb.net/pokedex/scizor" xlink:type="simple">Scizor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<text:a xlink:href="https://pokemondb.net/type/steel" xlink:type="simple">STEEL</text:a></text:p>
          </table:table-cell>
          <table:table-cell table:formula="of:=INT([.L213]/10)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s://pokemondb.net/pokedex/shuckle" xlink:type="simple">Shuckle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table:formula="of:=INT([.L214]/10)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s://pokemondb.net/pokedex/heracross" xlink:type="simple">Heracross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table:formula="of:=INT([.L215]/10)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s://pokemondb.net/pokedex/sneasel" xlink:type="simple">Sneasel</text:a></text:p>
          </table:table-cell>
          <table:table-cell office:value-type="string" calcext:value-type="string">
            <text:p><text:a xlink:href="https://pokemondb.net/type/dark" xlink:type="simple">DARK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table:formula="of:=INT([.L216]/10)"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pokemondb.net/pokedex/teddiursa" xlink:type="simple">Teddiursa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217]/10)"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a xlink:href="https://pokemondb.net/pokedex/ursaring" xlink:type="simple">Ursaring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218]/10)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s://pokemondb.net/pokedex/slugma" xlink:type="simple">Slugma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219]/10)" office:value-type="float" office:value="25" calcext:value-type="float">
            <text:p>25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s://pokemondb.net/pokedex/magcargo" xlink:type="simple">Magcargo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table:formula="of:=INT([.L220]/10)"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s://pokemondb.net/pokedex/swinub" xlink:type="simple">Swinub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table:formula="of:=INT([.L221]/10)"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pokemondb.net/pokedex/piloswine" xlink:type="simple">Piloswine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table:formula="of:=INT([.L222]/10)" office:value-type="float" office:value="45" calcext:value-type="float">
            <text:p>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s://pokemondb.net/pokedex/corsola" xlink:type="simple">Corsola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table:formula="of:=INT([.L223]/10)"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s://pokemondb.net/pokedex/remoraid" xlink:type="simple">Remoraid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224]/10)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pokemondb.net/pokedex/octillery" xlink:type="simple">Octillery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225]/10)"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a xlink:href="https://pokemondb.net/pokedex/delibird" xlink:type="simple">Delibird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226]/10)"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s://pokemondb.net/pokedex/mantine" xlink:type="simple">Mantine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227]/10)"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s://pokemondb.net/pokedex/skarmory" xlink:type="simple">Skarmory</text:a></text:p>
          </table:table-cell>
          <table:table-cell office:value-type="string" calcext:value-type="string">
            <text:p><text:a xlink:href="https://pokemondb.net/type/steel" xlink:type="simple">STEEL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228]/10)"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s://pokemondb.net/pokedex/houndour" xlink:type="simple">Houndour</text:a></text:p>
          </table:table-cell>
          <table:table-cell office:value-type="string" calcext:value-type="string">
            <text:p><text:a xlink:href="https://pokemondb.net/type/dark" xlink:type="simple">DARK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table:formula="of:=INT([.L229]/10)"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s://pokemondb.net/pokedex/houndoom" xlink:type="simple">Houndoom</text:a></text:p>
          </table:table-cell>
          <table:table-cell office:value-type="string" calcext:value-type="string">
            <text:p><text:a xlink:href="https://pokemondb.net/type/dark" xlink:type="simple">DARK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table:formula="of:=INT([.L230]/10)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s://pokemondb.net/pokedex/kingdra" xlink:type="simple">Kingdra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<text:a xlink:href="https://pokemondb.net/type/dragon" xlink:type="simple">DRAGON</text:a></text:p>
          </table:table-cell>
          <table:table-cell table:formula="of:=INT([.L231]/10)"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s://pokemondb.net/pokedex/phanpy" xlink:type="simple">Phanpy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232]/10)"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s://pokemondb.net/pokedex/donphan" xlink:type="simple">Donphan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233]/10)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a xlink:href="https://pokemondb.net/pokedex/porygon2" xlink:type="simple">Porygon2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234]/10)"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s://pokemondb.net/pokedex/stantler" xlink:type="simple">Stantler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235]/10)"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s://pokemondb.net/pokedex/smeargle" xlink:type="simple">Smeargle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236]/10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a xlink:href="https://pokemondb.net/pokedex/tyrogue" xlink:type="simple">Tyrogue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237]/10)" office:value-type="float" office:value="21" calcext:value-type="float">
            <text:p>21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a xlink:href="https://pokemondb.net/pokedex/hitmontop" xlink:type="simple">Hitmontop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238]/10)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s://pokemondb.net/pokedex/smoochum" xlink:type="simple">Smoochum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table:formula="of:=INT([.L239]/10)"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s://pokemondb.net/pokedex/elekid" xlink:type="simple">Elekid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240]/10)"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s://pokemondb.net/pokedex/magby" xlink:type="simple">Magby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241]/10)"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s://pokemondb.net/pokedex/miltank" xlink:type="simple">Miltank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242]/10)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a xlink:href="https://pokemondb.net/pokedex/blissey" xlink:type="simple">Blissey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243]/10)"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a xlink:href="https://pokemondb.net/pokedex/raikou" xlink:type="simple">Raikou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244]/10)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a xlink:href="https://pokemondb.net/pokedex/entei" xlink:type="simple">Entei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245]/10)" office:value-type="float" office:value="58" calcext:value-type="float">
            <text:p>58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a xlink:href="https://pokemondb.net/pokedex/suicune" xlink:type="simple">Suicune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246]/10)"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a xlink:href="https://pokemondb.net/pokedex/larvitar" xlink:type="simple">Larvitar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table:formula="of:=INT([.L247]/10)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a xlink:href="https://pokemondb.net/pokedex/pupitar" xlink:type="simple">Pupitar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table:formula="of:=INT([.L248]/10)"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s://pokemondb.net/pokedex/tyranitar" xlink:type="simple">Tyranitar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<text:a xlink:href="https://pokemondb.net/type/dark" xlink:type="simple">DARK</text:a></text:p>
          </table:table-cell>
          <table:table-cell table:formula="of:=INT([.L249]/10)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a xlink:href="https://pokemondb.net/pokedex/lugia" xlink:type="simple">Lugia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250]/10)"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s://pokemondb.net/pokedex/ho-oh" xlink:type="simple">Ho-oh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table:formula="of:=INT([.L251]/10)"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a xlink:href="https://pokemondb.net/pokedex/celebi" xlink:type="simple">Celebi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table:formula="of:=INT([.L252]/10)" office:value-type="float" office:value="60" calcext:value-type="float">
            <text:p>6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a xlink:href="https://pokemondb.net/pokedex/treecko" xlink:type="simple">Treecko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253]/10)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s://pokemondb.net/pokedex/grovyle" xlink:type="simple">Grovyle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254]/10)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405" calcext:value-type="float">
            <text:p>405</text:p>
          </table:table-cell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string" calcext:value-type="string">
            <text:p><text:a xlink:href="https://pokemondb.net/pokedex/sceptile" xlink:type="simple">Sceptile</text:a></text:p>
            <text:p>Mega Sceptile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255]/10)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a xlink:href="https://pokemondb.net/pokedex/sceptile" xlink:type="simple">Sceptile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256]/10)"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a xlink:href="https://pokemondb.net/pokedex/torchic" xlink:type="simple">Torchic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257]/10)"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10" calcext:value-type="float">
            <text:p>310</text:p>
          </table:table-cell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<text:a xlink:href="https://pokemondb.net/pokedex/combusken" xlink:type="simple">Combusken</text:a>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258]/10)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5" calcext:value-type="float">
            <text:p>405</text:p>
          </table:table-cell>
        </table:table-row>
        <table:table-row table:style-name="ro4">
          <table:table-cell office:value-type="float" office:value="257" calcext:value-type="float">
            <text:p>257</text:p>
          </table:table-cell>
          <table:table-cell office:value-type="string" calcext:value-type="string">
            <text:p><text:a xlink:href="https://pokemondb.net/pokedex/blaziken" xlink:type="simple">Blaziken</text:a>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259]/10)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30" calcext:value-type="float">
            <text:p>530</text:p>
          </table:table-cell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string" calcext:value-type="string">
            <text:p><text:a xlink:href="https://pokemondb.net/pokedex/blaziken" xlink:type="simple">Blaziken</text:a></text:p>
            <text:p>Mega Blaziken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260]/10)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a xlink:href="https://pokemondb.net/pokedex/mudkip" xlink:type="simple">Mudkip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261]/10)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10" calcext:value-type="float">
            <text:p>310</text:p>
          </table:table-cell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string" calcext:value-type="string">
            <text:p><text:a xlink:href="https://pokemondb.net/pokedex/marshtomp" xlink:type="simple">Marshtomp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262]/10)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s://pokemondb.net/pokedex/swampert" xlink:type="simple">Swampert</text:a></text:p>
            <text:p>Mega Swampert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263]/10)"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635" calcext:value-type="float">
            <text:p>635</text:p>
          </table:table-cell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s://pokemondb.net/pokedex/swampert" xlink:type="simple">Swampert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264]/10)"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a xlink:href="https://pokemondb.net/pokedex/poochyena" xlink:type="simple">Poochyena</text:a></text:p>
          </table:table-cell>
          <table:table-cell office:value-type="string" calcext:value-type="string"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265]/10)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a xlink:href="https://pokemondb.net/pokedex/mightyena" xlink:type="simple">Mightyena</text:a></text:p>
          </table:table-cell>
          <table:table-cell office:value-type="string" calcext:value-type="string"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266]/10)"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a xlink:href="https://pokemondb.net/pokedex/zigzagoon" xlink:type="simple">Zigzagoon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267]/10)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s://pokemondb.net/pokedex/linoone" xlink:type="simple">Linoone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268]/10)"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s://pokemondb.net/pokedex/wurmple" xlink:type="simple">Wurmple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269]/10)" office:value-type="float" office:value="19" calcext:value-type="float">
            <text:p>1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a xlink:href="https://pokemondb.net/pokedex/silcoon" xlink:type="simple">Silcoon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270]/10)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</table:table-row>
        <table:table-row table:style-name="ro4">
          <table:table-cell office:value-type="float" office:value="267" calcext:value-type="float">
            <text:p>267</text:p>
          </table:table-cell>
          <table:table-cell office:value-type="string" calcext:value-type="string">
            <text:p><text:a xlink:href="https://pokemondb.net/pokedex/beautifly" xlink:type="simple">Beautifly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271]/10)"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a xlink:href="https://pokemondb.net/pokedex/cascoon" xlink:type="simple">Cascoon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272]/10)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</table:table-row>
        <table:table-row table:style-name="ro4">
          <table:table-cell office:value-type="float" office:value="269" calcext:value-type="float">
            <text:p>269</text:p>
          </table:table-cell>
          <table:table-cell office:value-type="string" calcext:value-type="string">
            <text:p><text:a xlink:href="https://pokemondb.net/pokedex/dustox" xlink:type="simple">Dustox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273]/10)"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85" calcext:value-type="float">
            <text:p>385</text:p>
          </table:table-cell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<text:a xlink:href="https://pokemondb.net/pokedex/lotad" xlink:type="simple">Lotad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274]/10)"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271" calcext:value-type="float">
            <text:p>271</text:p>
          </table:table-cell>
          <table:table-cell office:value-type="string" calcext:value-type="string">
            <text:p><text:a xlink:href="https://pokemondb.net/pokedex/lombre" xlink:type="simple">Lombre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275]/10)"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s://pokemondb.net/pokedex/ludicolo" xlink:type="simple">Ludicolo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276]/10)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a xlink:href="https://pokemondb.net/pokedex/seedot" xlink:type="simple">Seedot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277]/10)"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274" calcext:value-type="float">
            <text:p>274</text:p>
          </table:table-cell>
          <table:table-cell office:value-type="string" calcext:value-type="string">
            <text:p><text:a xlink:href="https://pokemondb.net/pokedex/nuzleaf" xlink:type="simple">Nuzleaf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278]/10)" office:value-type="float" office:value="34" calcext:value-type="float">
            <text:p>3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office:value-type="float" office:value="275" calcext:value-type="float">
            <text:p>275</text:p>
          </table:table-cell>
          <table:table-cell office:value-type="string" calcext:value-type="string">
            <text:p><text:a xlink:href="https://pokemondb.net/pokedex/shiftry" xlink:type="simple">Shiftry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279]/10)"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<text:a xlink:href="https://pokemondb.net/pokedex/taillow" xlink:type="simple">Taillow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280]/10)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270" calcext:value-type="float">
            <text:p>270</text:p>
          </table:table-cell>
        </table:table-row>
        <table:table-row table:style-name="ro4">
          <table:table-cell office:value-type="float" office:value="277" calcext:value-type="float">
            <text:p>277</text:p>
          </table:table-cell>
          <table:table-cell office:value-type="string" calcext:value-type="string">
            <text:p><text:a xlink:href="https://pokemondb.net/pokedex/swellow" xlink:type="simple">Swellow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281]/10)"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455" calcext:value-type="float">
            <text:p>455</text:p>
          </table:table-cell>
        </table:table-row>
        <table:table-row table:style-name="ro4">
          <table:table-cell office:value-type="float" office:value="278" calcext:value-type="float">
            <text:p>278</text:p>
          </table:table-cell>
          <table:table-cell office:value-type="string" calcext:value-type="string">
            <text:p><text:a xlink:href="https://pokemondb.net/pokedex/wingull" xlink:type="simple">Wingull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282]/10)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270" calcext:value-type="float">
            <text:p>270</text:p>
          </table:table-cell>
        </table:table-row>
        <table:table-row table:style-name="ro4">
          <table:table-cell office:value-type="float" office:value="279" calcext:value-type="float">
            <text:p>279</text:p>
          </table:table-cell>
          <table:table-cell office:value-type="string" calcext:value-type="string">
            <text:p><text:a xlink:href="https://pokemondb.net/pokedex/pelipper" xlink:type="simple">Pelipper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283]/10)"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40" calcext:value-type="float">
            <text:p>440</text:p>
          </table:table-cell>
        </table:table-row>
        <table:table-row table:style-name="ro4"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s://pokemondb.net/pokedex/ralts" xlink:type="simple">Ralts</text:a>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284]/10)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98" calcext:value-type="float">
            <text:p>198</text:p>
          </table:table-cell>
        </table:table-row>
        <table:table-row table:style-name="ro4"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s://pokemondb.net/pokedex/kirlia" xlink:type="simple">Kirlia</text:a>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285]/10)"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string" calcext:value-type="string">
            <text:p><text:a xlink:href="https://pokemondb.net/pokedex/gardevoir" xlink:type="simple">Gardevoir</text:a></text:p>
            <text:p>Mega Gardevoir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286]/10)"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618" calcext:value-type="float">
            <text:p>618</text:p>
          </table:table-cell>
        </table:table-row>
        <table:table-row table:style-name="ro4">
          <table:table-cell office:value-type="float" office:value="282" calcext:value-type="float">
            <text:p>282</text:p>
          </table:table-cell>
          <table:table-cell office:value-type="string" calcext:value-type="string">
            <text:p><text:a xlink:href="https://pokemondb.net/pokedex/gardevoir" xlink:type="simple">Gardevoir</text:a>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287]/10)"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518" calcext:value-type="float">
            <text:p>518</text:p>
          </table:table-cell>
        </table:table-row>
        <table:table-row table:style-name="ro4">
          <table:table-cell office:value-type="float" office:value="283" calcext:value-type="float">
            <text:p>283</text:p>
          </table:table-cell>
          <table:table-cell office:value-type="string" calcext:value-type="string">
            <text:p><text:a xlink:href="https://pokemondb.net/pokedex/surskit" xlink:type="simple">Surskit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288]/10)"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269" calcext:value-type="float">
            <text:p>269</text:p>
          </table:table-cell>
        </table:table-row>
        <table:table-row table:style-name="ro4">
          <table:table-cell office:value-type="float" office:value="284" calcext:value-type="float">
            <text:p>284</text:p>
          </table:table-cell>
          <table:table-cell office:value-type="string" calcext:value-type="string">
            <text:p><text:a xlink:href="https://pokemondb.net/pokedex/masquerain" xlink:type="simple">Masquerain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289]/10)"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a xlink:href="https://pokemondb.net/pokedex/shroomish" xlink:type="simple">Shroomish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290]/10)"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95" calcext:value-type="float">
            <text:p>295</text:p>
          </table:table-cell>
        </table:table-row>
        <table:table-row table:style-name="ro4">
          <table:table-cell office:value-type="float" office:value="286" calcext:value-type="float">
            <text:p>286</text:p>
          </table:table-cell>
          <table:table-cell office:value-type="string" calcext:value-type="string">
            <text:p><text:a xlink:href="https://pokemondb.net/pokedex/breloom" xlink:type="simple">Breloom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291]/10)"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a xlink:href="https://pokemondb.net/pokedex/slakoth" xlink:type="simple">Slakoth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292]/10)" office:value-type="float" office:value="28" calcext:value-type="float">
            <text:p>28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a xlink:href="https://pokemondb.net/pokedex/vigoroth" xlink:type="simple">Vigoroth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293]/10)" office:value-type="float" office:value="44" calcext:value-type="float">
            <text:p>44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a xlink:href="https://pokemondb.net/pokedex/slaking" xlink:type="simple">Slaking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294]/10)"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70" calcext:value-type="float">
            <text:p>670</text:p>
          </table:table-cell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<text:a xlink:href="https://pokemondb.net/pokedex/nincada" xlink:type="simple">Nincada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295]/10)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</table:table-row>
        <table:table-row table:style-name="ro4"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https://pokemondb.net/pokedex/ninjask" xlink:type="simple">Ninjask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296]/10)"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456" calcext:value-type="float">
            <text:p>456</text:p>
          </table:table-cell>
        </table:table-row>
        <table:table-row table:style-name="ro4">
          <table:table-cell office:value-type="float" office:value="292" calcext:value-type="float">
            <text:p>292</text:p>
          </table:table-cell>
          <table:table-cell office:value-type="string" calcext:value-type="string">
            <text:p><text:a xlink:href="https://pokemondb.net/pokedex/shedinja" xlink:type="simple">Shedinja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297]/1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a xlink:href="https://pokemondb.net/pokedex/whismur" xlink:type="simple">Whismur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298]/10)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a xlink:href="https://pokemondb.net/pokedex/loudred" xlink:type="simple">Loudred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299]/10)"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a xlink:href="https://pokemondb.net/pokedex/exploud" xlink:type="simple">Exploud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300]/10)"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a xlink:href="https://pokemondb.net/pokedex/makuhita" xlink:type="simple">Makuhita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301]/10)"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a xlink:href="https://pokemondb.net/pokedex/hariyama" xlink:type="simple">Hariyama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302]/10)"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74" calcext:value-type="float">
            <text:p>474</text:p>
          </table:table-cell>
        </table:table-row>
        <table:table-row table:style-name="ro4">
          <table:table-cell office:value-type="float" office:value="298" calcext:value-type="float">
            <text:p>298</text:p>
          </table:table-cell>
          <table:table-cell office:value-type="string" calcext:value-type="string">
            <text:p><text:a xlink:href="https://pokemondb.net/pokedex/azurill" xlink:type="simple">Azurill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303]/10)"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a xlink:href="https://pokemondb.net/pokedex/nosepass" xlink:type="simple">Nosepass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304]/10)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s://pokemondb.net/pokedex/skitty" xlink:type="simple">Skitty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305]/10)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a xlink:href="https://pokemondb.net/pokedex/delcatty" xlink:type="simple">Delcatty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306]/10)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s://pokemondb.net/pokedex/sableye" xlink:type="simple">Sableye</text:a></text:p>
            <text:p>Mega Sableye</text:p>
          </table:table-cell>
          <table:table-cell office:value-type="string" calcext:value-type="string">
            <text:p><text:a xlink:href="https://pokemondb.net/type/dark" xlink:type="simple">DARK</text:a></text:p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307]/10)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480" calcext:value-type="float">
            <text:p>480</text:p>
          </table:table-cell>
        </table:table-row>
        <table:table-row table:style-name="ro4"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s://pokemondb.net/pokedex/sableye" xlink:type="simple">Sableye</text:a></text:p>
          </table:table-cell>
          <table:table-cell office:value-type="string" calcext:value-type="string">
            <text:p><text:a xlink:href="https://pokemondb.net/type/dark" xlink:type="simple">DARK</text:a></text:p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308]/10)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<text:a xlink:href="https://pokemondb.net/pokedex/mawile" xlink:type="simple">Mawile</text:a></text:p>
            <text:p>Mega Mawile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309]/10)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80" calcext:value-type="float">
            <text:p>480</text:p>
          </table:table-cell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string" calcext:value-type="string">
            <text:p><text:a xlink:href="https://pokemondb.net/pokedex/mawile" xlink:type="simple">Mawile</text:a>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310]/10)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304" calcext:value-type="float">
            <text:p>304</text:p>
          </table:table-cell>
          <table:table-cell office:value-type="string" calcext:value-type="string">
            <text:p><text:a xlink:href="https://pokemondb.net/pokedex/aron" xlink:type="simple">Aron</text:a>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311]/10)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</table:table-row>
        <table:table-row table:style-name="ro4">
          <table:table-cell office:value-type="float" office:value="305" calcext:value-type="float">
            <text:p>305</text:p>
          </table:table-cell>
          <table:table-cell office:value-type="string" calcext:value-type="string">
            <text:p><text:a xlink:href="https://pokemondb.net/pokedex/lairon" xlink:type="simple">Lairon</text:a>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312]/10)"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30" calcext:value-type="float">
            <text:p>430</text:p>
          </table:table-cell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string" calcext:value-type="string">
            <text:p><text:a xlink:href="https://pokemondb.net/pokedex/aggron" xlink:type="simple">Aggron</text:a>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313]/10)"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30" calcext:value-type="float">
            <text:p>530</text:p>
          </table:table-cell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string" calcext:value-type="string">
            <text:p><text:a xlink:href="https://pokemondb.net/pokedex/aggron" xlink:type="simple">Aggron</text:a></text:p>
            <text:p>Mega Aggron</text:p>
          </table:table-cell>
          <table:table-cell office:value-type="string" calcext:value-type="string"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314]/10)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30" calcext:value-type="float">
            <text:p>2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30" calcext:value-type="float">
            <text:p>630</text:p>
          </table:table-cell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string" calcext:value-type="string">
            <text:p><text:a xlink:href="https://pokemondb.net/pokedex/meditite" xlink:type="simple">Meditite</text:a></text:p>
          </table:table-cell>
          <table:table-cell office:value-type="string" calcext:value-type="string">
            <text:p><text:a xlink:href="https://pokemondb.net/type/fighting" xlink:type="simple">FIGHTING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315]/10)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s://pokemondb.net/pokedex/medicham" xlink:type="simple">Medicham</text:a></text:p>
            <text:p>Mega Medicham</text:p>
          </table:table-cell>
          <table:table-cell office:value-type="string" calcext:value-type="string">
            <text:p><text:a xlink:href="https://pokemondb.net/type/fighting" xlink:type="simple">FIGHTING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316]/10)"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10" calcext:value-type="float">
            <text:p>510</text:p>
          </table:table-cell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s://pokemondb.net/pokedex/medicham" xlink:type="simple">Medicham</text:a></text:p>
          </table:table-cell>
          <table:table-cell office:value-type="string" calcext:value-type="string">
            <text:p><text:a xlink:href="https://pokemondb.net/type/fighting" xlink:type="simple">FIGHTING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317]/10)" office:value-type="float" office:value="41" calcext:value-type="float">
            <text:p>4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a xlink:href="https://pokemondb.net/pokedex/electrike" xlink:type="simple">Electrike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318]/10)"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a xlink:href="https://pokemondb.net/pokedex/manectric" xlink:type="simple">Manectric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319]/10)"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475" calcext:value-type="float">
            <text:p>475</text:p>
          </table:table-cell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<text:a xlink:href="https://pokemondb.net/pokedex/manectric" xlink:type="simple">Manectric</text:a></text:p>
            <text:p>Mega Manectric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320]/10)"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a xlink:href="https://pokemondb.net/pokedex/plusle" xlink:type="simple">Plusle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321]/10)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s://pokemondb.net/pokedex/minun" xlink:type="simple">Minun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322]/10)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a xlink:href="https://pokemondb.net/pokedex/volbeat" xlink:type="simple">Volbeat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323]/10)"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a xlink:href="https://pokemondb.net/pokedex/illumise" xlink:type="simple">Illumise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324]/10)"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30" calcext:value-type="float">
            <text:p>430</text:p>
          </table:table-cell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string" calcext:value-type="string">
            <text:p><text:a xlink:href="https://pokemondb.net/pokedex/roselia" xlink:type="simple">Roselia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325]/10)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a xlink:href="https://pokemondb.net/pokedex/gulpin" xlink:type="simple">Gulpin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326]/10)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a xlink:href="https://pokemondb.net/pokedex/swalot" xlink:type="simple">Swalot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327]/10)"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467" calcext:value-type="float">
            <text:p>467</text:p>
          </table:table-cell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string" calcext:value-type="string">
            <text:p><text:a xlink:href="https://pokemondb.net/pokedex/carvanha" xlink:type="simple">Carvanha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328]/10)"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305" calcext:value-type="float">
            <text:p>305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<text:a xlink:href="https://pokemondb.net/pokedex/sharpedo" xlink:type="simple">Sharpedo</text:a></text:p>
            <text:p>Mega Sharpedo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329]/10)"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560" calcext:value-type="float">
            <text:p>560</text:p>
          </table:table-cell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string" calcext:value-type="string">
            <text:p><text:a xlink:href="https://pokemondb.net/pokedex/sharpedo" xlink:type="simple">Sharpedo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330]/10)"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a xlink:href="https://pokemondb.net/pokedex/wailmer" xlink:type="simple">Wailmer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331]/10)"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a xlink:href="https://pokemondb.net/pokedex/wailord" xlink:type="simple">Wailord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332]/10)"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</table:table-row>
        <table:table-row table:style-name="ro4">
          <table:table-cell office:value-type="float" office:value="322" calcext:value-type="float">
            <text:p>322</text:p>
          </table:table-cell>
          <table:table-cell office:value-type="string" calcext:value-type="string">
            <text:p><text:a xlink:href="https://pokemondb.net/pokedex/numel" xlink:type="simple">Numel</text:a>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333]/10)"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5" calcext:value-type="float">
            <text:p>305</text:p>
          </table:table-cell>
        </table:table-row>
        <table:table-row table:style-name="ro4">
          <table:table-cell office:value-type="float" office:value="323" calcext:value-type="float">
            <text:p>323</text:p>
          </table:table-cell>
          <table:table-cell office:value-type="string" calcext:value-type="string">
            <text:p><text:a xlink:href="https://pokemondb.net/pokedex/camerupt" xlink:type="simple">Camerupt</text:a>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334]/10)"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60" calcext:value-type="float">
            <text:p>460</text:p>
          </table:table-cell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string" calcext:value-type="string">
            <text:p><text:a xlink:href="https://pokemondb.net/pokedex/camerupt" xlink:type="simple">Camerupt</text:a></text:p>
            <text:p>Mega Camerupt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335]/10)"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a xlink:href="https://pokemondb.net/pokedex/torkoal" xlink:type="simple">Torkoal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336]/10)"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a xlink:href="https://pokemondb.net/pokedex/spoink" xlink:type="simple">Spoink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337]/10)"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a xlink:href="https://pokemondb.net/pokedex/grumpig" xlink:type="simple">Grumpig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338]/10)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s://pokemondb.net/pokedex/spinda" xlink:type="simple">Spinda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339]/10)" office:value-type="float" office:value="36" calcext:value-type="float">
            <text:p>36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a xlink:href="https://pokemondb.net/pokedex/trapinch" xlink:type="simple">Trapinch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340]/10)"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</table:table-row>
        <table:table-row table:style-name="ro4">
          <table:table-cell office:value-type="float" office:value="329" calcext:value-type="float">
            <text:p>329</text:p>
          </table:table-cell>
          <table:table-cell office:value-type="string" calcext:value-type="string">
            <text:p><text:a xlink:href="https://pokemondb.net/pokedex/vibrava" xlink:type="simple">Vibrava</text:a></text:p>
          </table:table-cell>
          <table:table-cell office:value-type="string" calcext:value-type="string">
            <text:p><text:a xlink:href="https://pokemondb.net/type/ground" xlink:type="simple">GROUND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341]/10)"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s://pokemondb.net/pokedex/flygon" xlink:type="simple">Flygon</text:a></text:p>
          </table:table-cell>
          <table:table-cell office:value-type="string" calcext:value-type="string">
            <text:p><text:a xlink:href="https://pokemondb.net/type/ground" xlink:type="simple">GROUND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342]/10)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a xlink:href="https://pokemondb.net/pokedex/cacnea" xlink:type="simple">Cacnea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343]/10)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5" calcext:value-type="float">
            <text:p>335</text:p>
          </table:table-cell>
        </table:table-row>
        <table:table-row table:style-name="ro4">
          <table:table-cell office:value-type="float" office:value="332" calcext:value-type="float">
            <text:p>332</text:p>
          </table:table-cell>
          <table:table-cell office:value-type="string" calcext:value-type="string">
            <text:p><text:a xlink:href="https://pokemondb.net/pokedex/cacturne" xlink:type="simple">Cacturne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344]/10)"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75" calcext:value-type="float">
            <text:p>475</text:p>
          </table:table-cell>
        </table:table-row>
        <table:table-row table:style-name="ro4">
          <table:table-cell office:value-type="float" office:value="333" calcext:value-type="float">
            <text:p>333</text:p>
          </table:table-cell>
          <table:table-cell office:value-type="string" calcext:value-type="string">
            <text:p><text:a xlink:href="https://pokemondb.net/pokedex/swablu" xlink:type="simple">Swablu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345]/10)"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10" calcext:value-type="float">
            <text:p>310</text:p>
          </table:table-cell>
        </table:table-row>
        <table:table-row table:style-name="ro4">
          <table:table-cell office:value-type="float" office:value="334" calcext:value-type="float">
            <text:p>334</text:p>
          </table:table-cell>
          <table:table-cell office:value-type="string" calcext:value-type="string">
            <text:p><text:a xlink:href="https://pokemondb.net/pokedex/altaria" xlink:type="simple">Altaria</text:a>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346]/10)"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90" calcext:value-type="float">
            <text:p>490</text:p>
          </table:table-cell>
        </table:table-row>
        <table:table-row table:style-name="ro4">
          <table:table-cell office:value-type="float" office:value="334" calcext:value-type="float">
            <text:p>334</text:p>
          </table:table-cell>
          <table:table-cell office:value-type="string" calcext:value-type="string">
            <text:p><text:a xlink:href="https://pokemondb.net/pokedex/altaria" xlink:type="simple">Altaria</text:a></text:p>
            <text:p>Mega Altaria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347]/10)"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a xlink:href="https://pokemondb.net/pokedex/zangoose" xlink:type="simple">Zangoose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348]/10)"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a xlink:href="https://pokemondb.net/pokedex/seviper" xlink:type="simple">Seviper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349]/10)"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458" calcext:value-type="float">
            <text:p>458</text:p>
          </table:table-cell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string" calcext:value-type="string">
            <text:p><text:a xlink:href="https://pokemondb.net/pokedex/lunatone" xlink:type="simple">Lunatone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350]/10)"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460" calcext:value-type="float">
            <text:p>460</text:p>
          </table:table-cell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string" calcext:value-type="string">
            <text:p><text:a xlink:href="https://pokemondb.net/pokedex/solrock" xlink:type="simple">Solrock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351]/10)"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60" calcext:value-type="float">
            <text:p>460</text:p>
          </table:table-cell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<text:a xlink:href="https://pokemondb.net/pokedex/barboach" xlink:type="simple">Barboach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352]/10)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</table:table-row>
        <table:table-row table:style-name="ro4">
          <table:table-cell office:value-type="float" office:value="340" calcext:value-type="float">
            <text:p>340</text:p>
          </table:table-cell>
          <table:table-cell office:value-type="string" calcext:value-type="string">
            <text:p><text:a xlink:href="https://pokemondb.net/pokedex/whiscash" xlink:type="simple">Whiscash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353]/10)"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a xlink:href="https://pokemondb.net/pokedex/corphish" xlink:type="simple">Corphish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354]/10)"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8" calcext:value-type="float">
            <text:p>308</text:p>
          </table:table-cell>
        </table:table-row>
        <table:table-row table:style-name="ro4"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s://pokemondb.net/pokedex/crawdaunt" xlink:type="simple">Crawdaunt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355]/10)"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68" calcext:value-type="float">
            <text:p>468</text:p>
          </table:table-cell>
        </table:table-row>
        <table:table-row table:style-name="ro4"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s://pokemondb.net/pokedex/baltoy" xlink:type="simple">Baltoy</text:a></text:p>
          </table:table-cell>
          <table:table-cell office:value-type="string" calcext:value-type="string">
            <text:p><text:a xlink:href="https://pokemondb.net/type/ground" xlink:type="simple">GROUND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356]/10)"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s://pokemondb.net/pokedex/claydol" xlink:type="simple">Claydol</text:a></text:p>
          </table:table-cell>
          <table:table-cell office:value-type="string" calcext:value-type="string">
            <text:p><text:a xlink:href="https://pokemondb.net/type/ground" xlink:type="simple">GROUND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357]/10)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</table:table-row>
        <table:table-row table:style-name="ro4"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pokemondb.net/pokedex/lileep" xlink:type="simple">Lileep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358]/10)"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355" calcext:value-type="float">
            <text:p>355</text:p>
          </table:table-cell>
        </table:table-row>
        <table:table-row table:style-name="ro4"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pokemondb.net/pokedex/cradily" xlink:type="simple">Cradily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359]/10)"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43" calcext:value-type="float">
            <text:p>43</text:p>
          </table:table-cell>
          <table:table-cell office:value-type="float" office:value="495" calcext:value-type="float">
            <text:p>495</text:p>
          </table:table-cell>
        </table:table-row>
        <table:table-row table:style-name="ro4"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pokemondb.net/pokedex/anorith" xlink:type="simple">Anorith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360]/10)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5" calcext:value-type="float">
            <text:p>355</text:p>
          </table:table-cell>
        </table:table-row>
        <table:table-row table:style-name="ro4">
          <table:table-cell office:value-type="float" office:value="348" calcext:value-type="float">
            <text:p>348</text:p>
          </table:table-cell>
          <table:table-cell office:value-type="string" calcext:value-type="string">
            <text:p><text:a xlink:href="https://pokemondb.net/pokedex/armaldo" xlink:type="simple">Armaldo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361]/10)"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s://pokemondb.net/pokedex/feebas" xlink:type="simple">Feebas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362]/10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pokemondb.net/pokedex/milotic" xlink:type="simple">Milotic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363]/10)"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s://pokemondb.net/pokedex/castform" xlink:type="simple">Castform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364]/10)" office:value-type="float" office:value="42" calcext:value-type="float">
            <text:p>42</text:p>
          </table:table-cell>
          <table:table-cell table:number-columns-repeated="6" office:value-type="float" office:value="70" calcext:value-type="float">
            <text:p>7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s://pokemondb.net/pokedex/kecleon" xlink:type="simple">Kecleon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365]/10)"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s://pokemondb.net/pokedex/shuppet" xlink:type="simple">Shuppet</text:a></text:p>
          </table:table-cell>
          <table:table-cell office:value-type="string" calcext:value-type="string"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366]/10)"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295" calcext:value-type="float">
            <text:p>295</text:p>
          </table:table-cell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s://pokemondb.net/pokedex/banette" xlink:type="simple">Banette</text:a></text:p>
            <text:p>Mega Banette</text:p>
          </table:table-cell>
          <table:table-cell office:value-type="string" calcext:value-type="string"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367]/10)"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s://pokemondb.net/pokedex/banette" xlink:type="simple">Banette</text:a></text:p>
          </table:table-cell>
          <table:table-cell office:value-type="string" calcext:value-type="string"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368]/10)"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s://pokemondb.net/pokedex/duskull" xlink:type="simple">Duskull</text:a></text:p>
          </table:table-cell>
          <table:table-cell office:value-type="string" calcext:value-type="string"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369]/10)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s://pokemondb.net/pokedex/dusclops" xlink:type="simple">Dusclops</text:a></text:p>
          </table:table-cell>
          <table:table-cell office:value-type="string" calcext:value-type="string"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370]/10)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5" calcext:value-type="float">
            <text:p>455</text:p>
          </table:table-cell>
        </table:table-row>
        <table:table-row table:style-name="ro4"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s://pokemondb.net/pokedex/tropius" xlink:type="simple">Tropius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371]/10)"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s://pokemondb.net/pokedex/chimecho" xlink:type="simple">Chimecho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372]/10)"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455" calcext:value-type="float">
            <text:p>455</text:p>
          </table:table-cell>
        </table:table-row>
        <table:table-row table:style-name="ro4"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s://pokemondb.net/pokedex/absol" xlink:type="simple">Absol</text:a></text:p>
            <text:p>Mega Absol</text:p>
          </table:table-cell>
          <table:table-cell office:value-type="string" calcext:value-type="string"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373]/10)"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s://pokemondb.net/pokedex/absol" xlink:type="simple">Absol</text:a></text:p>
          </table:table-cell>
          <table:table-cell office:value-type="string" calcext:value-type="string"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374]/10)"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s://pokemondb.net/pokedex/wynaut" xlink:type="simple">Wynaut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375]/10)"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s://pokemondb.net/pokedex/snorunt" xlink:type="simple">Snorunt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376]/10)" office:value-type="float" office:value="30" calcext:value-type="float">
            <text:p>3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pokemondb.net/pokedex/glalie" xlink:type="simple">Glalie</text:a></text:p>
            <text:p>Mega Glalie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377]/10)"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pokemondb.net/pokedex/glalie" xlink:type="simple">Glalie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378]/10)" office:value-type="float" office:value="48" calcext:value-type="float">
            <text:p>48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</table:table-row>
        <table:table-row table:style-name="ro4"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s://pokemondb.net/pokedex/spheal" xlink:type="simple">Spheal</text:a></text:p>
          </table:table-cell>
          <table:table-cell office:value-type="string" calcext:value-type="string">
            <text:p><text:a xlink:href="https://pokemondb.net/type/ice" xlink:type="simple">ICE</text:a></text:p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379]/10)"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</table:table-row>
        <table:table-row table:style-name="ro4"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s://pokemondb.net/pokedex/sealeo" xlink:type="simple">Sealeo</text:a></text:p>
          </table:table-cell>
          <table:table-cell office:value-type="string" calcext:value-type="string">
            <text:p><text:a xlink:href="https://pokemondb.net/type/ice" xlink:type="simple">ICE</text:a></text:p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380]/10)"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10" calcext:value-type="float">
            <text:p>410</text:p>
          </table:table-cell>
        </table:table-row>
        <table:table-row table:style-name="ro4"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s://pokemondb.net/pokedex/walrein" xlink:type="simple">Walrein</text:a></text:p>
          </table:table-cell>
          <table:table-cell office:value-type="string" calcext:value-type="string">
            <text:p><text:a xlink:href="https://pokemondb.net/type/ice" xlink:type="simple">ICE</text:a></text:p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381]/10)"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s://pokemondb.net/pokedex/clamperl" xlink:type="simple">Clamperl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382]/10)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s://pokemondb.net/pokedex/huntail" xlink:type="simple">Huntail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383]/10)"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s://pokemondb.net/pokedex/gorebyss" xlink:type="simple">Gorebyss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384]/10)"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</table:table-row>
        <table:table-row table:style-name="ro4"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s://pokemondb.net/pokedex/relicanth" xlink:type="simple">Relicanth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385]/10)"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s://pokemondb.net/pokedex/luvdisc" xlink:type="simple">Luvdisc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386]/10)"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s://pokemondb.net/pokedex/bagon" xlink:type="simple">Bagon</text:a></text:p>
          </table:table-cell>
          <table:table-cell office:value-type="string" calcext:value-type="string"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387]/10)"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s://pokemondb.net/pokedex/shelgon" xlink:type="simple">Shelgon</text:a></text:p>
          </table:table-cell>
          <table:table-cell office:value-type="string" calcext:value-type="string"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388]/10)"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20" calcext:value-type="float">
            <text:p>420</text:p>
          </table:table-cell>
        </table:table-row>
        <table:table-row table:style-name="ro4"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s://pokemondb.net/pokedex/salamence" xlink:type="simple">Salamence</text:a>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389]/10)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s://pokemondb.net/pokedex/salamence" xlink:type="simple">Salamence</text:a></text:p>
            <text:p>Mega Salamence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390]/10)"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700" calcext:value-type="float">
            <text:p>700</text:p>
          </table:table-cell>
        </table:table-row>
        <table:table-row table:style-name="ro4"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pokemondb.net/pokedex/beldum" xlink:type="simple">Beldum</text:a>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391]/10)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s://pokemondb.net/pokedex/metang" xlink:type="simple">Metang</text:a>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392]/10)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20" calcext:value-type="float">
            <text:p>420</text:p>
          </table:table-cell>
        </table:table-row>
        <table:table-row table:style-name="ro4">
          <table:table-cell office:value-type="float" office:value="376" calcext:value-type="float">
            <text:p>376</text:p>
          </table:table-cell>
          <table:table-cell office:value-type="string" calcext:value-type="string">
            <text:p><text:a xlink:href="https://pokemondb.net/pokedex/metagross" xlink:type="simple">Metagross</text:a>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393]/10)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string" calcext:value-type="string">
            <text:p><text:a xlink:href="https://pokemondb.net/pokedex/metagross" xlink:type="simple">Metagross</text:a></text:p>
            <text:p>Mega Metagross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394]/10)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<text:a xlink:href="https://pokemondb.net/pokedex/regirock" xlink:type="simple">Regirock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395]/10)"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a xlink:href="https://pokemondb.net/pokedex/regice" xlink:type="simple">Regice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396]/10)"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a xlink:href="https://pokemondb.net/pokedex/registeel" xlink:type="simple">Registeel</text:a></text:p>
          </table:table-cell>
          <table:table-cell office:value-type="string" calcext:value-type="string"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397]/10)"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</table:table-row>
        <table:table-row table:style-name="ro4"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s://pokemondb.net/pokedex/latias" xlink:type="simple">Latias</text:a></text:p>
            <text:p>Mega Latias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398]/10)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700" calcext:value-type="float">
            <text:p>700</text:p>
          </table:table-cell>
        </table:table-row>
        <table:table-row table:style-name="ro4"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s://pokemondb.net/pokedex/latias" xlink:type="simple">Latias</text:a>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399]/10)"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600" calcext:value-type="float">
            <text:p>600</text:p>
          </table:table-cell>
        </table:table-row>
        <table:table-row table:style-name="ro4">
          <table:table-cell office:value-type="float" office:value="381" calcext:value-type="float">
            <text:p>381</text:p>
          </table:table-cell>
          <table:table-cell office:value-type="string" calcext:value-type="string">
            <text:p><text:a xlink:href="https://pokemondb.net/pokedex/latios" xlink:type="simple">Latios</text:a>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400]/10)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600" calcext:value-type="float">
            <text:p>600</text:p>
          </table:table-cell>
        </table:table-row>
        <table:table-row table:style-name="ro4">
          <table:table-cell office:value-type="float" office:value="381" calcext:value-type="float">
            <text:p>381</text:p>
          </table:table-cell>
          <table:table-cell office:value-type="string" calcext:value-type="string">
            <text:p><text:a xlink:href="https://pokemondb.net/pokedex/latios" xlink:type="simple">Latios</text:a></text:p>
            <text:p>Mega Latios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401]/10)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700" calcext:value-type="float">
            <text:p>700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<text:a xlink:href="https://pokemondb.net/pokedex/kyogre" xlink:type="simple">Kyogre</text:a></text:p>
            <text:p>Primal Kyogre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402]/10)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a xlink:href="https://pokemondb.net/pokedex/kyogre" xlink:type="simple">Kyogre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403]/10)" office:value-type="float" office:value="67" calcext:value-type="float">
            <text:p>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a xlink:href="https://pokemondb.net/pokedex/groudon" xlink:type="simple">Groudon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404]/10)"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70" calcext:value-type="float">
            <text:p>670</text:p>
          </table:table-cell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string" calcext:value-type="string">
            <text:p><text:a xlink:href="https://pokemondb.net/pokedex/groudon" xlink:type="simple">Groudon</text:a></text:p>
            <text:p>Primal Groudon</text:p>
          </table:table-cell>
          <table:table-cell office:value-type="string" calcext:value-type="string">
            <text:p><text:a xlink:href="https://pokemondb.net/type/ground" xlink:type="simple">GROUND</text:a></text:p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405]/10)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70" calcext:value-type="float">
            <text:p>770</text:p>
          </table:table-cell>
        </table:table-row>
        <table:table-row table:style-name="ro4"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s://pokemondb.net/pokedex/rayquaza" xlink:type="simple">Rayquaza</text:a>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406]/10)"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80" calcext:value-type="float">
            <text:p>680</text:p>
          </table:table-cell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s://pokemondb.net/pokedex/rayquaza" xlink:type="simple">Rayquaza</text:a></text:p>
            <text:p>Mega Rayquaza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407]/10)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780" calcext:value-type="float">
            <text:p>780</text:p>
          </table:table-cell>
        </table:table-row>
        <table:table-row table:style-name="ro4">
          <table:table-cell office:value-type="float" office:value="385" calcext:value-type="float">
            <text:p>385</text:p>
          </table:table-cell>
          <table:table-cell office:value-type="string" calcext:value-type="string">
            <text:p><text:a xlink:href="https://pokemondb.net/pokedex/jirachi" xlink:type="simple">Jirachi</text:a>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408]/10)" office:value-type="float" office:value="60" calcext:value-type="float">
            <text:p>6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string" calcext:value-type="string">
            <text:p><text:a xlink:href="https://pokemondb.net/pokedex/deoxys" xlink:type="simple">Deoxys</text:a></text:p>
            <text:p>Normal Forme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409]/10)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string" calcext:value-type="string">
            <text:p><text:a xlink:href="https://pokemondb.net/pokedex/deoxys" xlink:type="simple">Deoxys</text:a></text:p>
            <text:p>Defense Forme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410]/10)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600" calcext:value-type="float">
            <text:p>600</text:p>
          </table:table-cell>
        </table:table-row>
        <table:table-row table:style-name="ro4">
          <table:table-cell office:value-type="float" office:value="386" calcext:value-type="float">
            <text:p>386</text:p>
          </table:table-cell>
          <table:table-cell office:value-type="string" calcext:value-type="string">
            <text:p><text:a xlink:href="https://pokemondb.net/pokedex/deoxys" xlink:type="simple">Deoxys</text:a></text:p>
            <text:p>Speed Forme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411]/10)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string" calcext:value-type="string">
            <text:p><text:a xlink:href="https://pokemondb.net/pokedex/deoxys" xlink:type="simple">Deoxys</text:a></text:p>
            <text:p>Attack Forme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412]/10)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<text:a xlink:href="https://pokemondb.net/pokedex/turtwig" xlink:type="simple">Turtwig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413]/10)"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s://pokemondb.net/pokedex/grotle" xlink:type="simple">Grotle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414]/10)"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405" calcext:value-type="float">
            <text:p>405</text:p>
          </table:table-cell>
        </table:table-row>
        <table:table-row table:style-name="ro4">
          <table:table-cell office:value-type="float" office:value="389" calcext:value-type="float">
            <text:p>389</text:p>
          </table:table-cell>
          <table:table-cell office:value-type="string" calcext:value-type="string">
            <text:p><text:a xlink:href="https://pokemondb.net/pokedex/torterra" xlink:type="simple">Torterra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415]/10)"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a xlink:href="https://pokemondb.net/pokedex/chimchar" xlink:type="simple">Chimchar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416]/10)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309" calcext:value-type="float">
            <text:p>309</text:p>
          </table:table-cell>
        </table:table-row>
        <table:table-row table:style-name="ro4">
          <table:table-cell office:value-type="float" office:value="391" calcext:value-type="float">
            <text:p>391</text:p>
          </table:table-cell>
          <table:table-cell office:value-type="string" calcext:value-type="string">
            <text:p><text:a xlink:href="https://pokemondb.net/pokedex/monferno" xlink:type="simple">Monferno</text:a>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417]/10)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405" calcext:value-type="float">
            <text:p>405</text:p>
          </table:table-cell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string" calcext:value-type="string">
            <text:p><text:a xlink:href="https://pokemondb.net/pokedex/infernape" xlink:type="simple">Infernape</text:a>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418]/10)"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<text:a xlink:href="https://pokemondb.net/pokedex/piplup" xlink:type="simple">Piplup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419]/10)"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<text:a xlink:href="https://pokemondb.net/pokedex/prinplup" xlink:type="simple">Prinplup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420]/10)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string" calcext:value-type="string">
            <text:p><text:a xlink:href="https://pokemondb.net/pokedex/empoleon" xlink:type="simple">Empoleon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421]/10)"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530" calcext:value-type="float">
            <text:p>530</text:p>
          </table:table-cell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string" calcext:value-type="string">
            <text:p><text:a xlink:href="https://pokemondb.net/pokedex/starly" xlink:type="simple">Starly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422]/10)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45" calcext:value-type="float">
            <text:p>245</text:p>
          </table:table-cell>
        </table:table-row>
        <table:table-row table:style-name="ro4">
          <table:table-cell office:value-type="float" office:value="397" calcext:value-type="float">
            <text:p>397</text:p>
          </table:table-cell>
          <table:table-cell office:value-type="string" calcext:value-type="string">
            <text:p><text:a xlink:href="https://pokemondb.net/pokedex/staravia" xlink:type="simple">Staravia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423]/10)"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string" calcext:value-type="string">
            <text:p><text:a xlink:href="https://pokemondb.net/pokedex/staraptor" xlink:type="simple">Staraptor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424]/10)"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<text:a xlink:href="https://pokemondb.net/pokedex/bidoof" xlink:type="simple">Bidoof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425]/10)"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</table:table-row>
        <table:table-row table:style-name="ro4"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s://pokemondb.net/pokedex/bibarel" xlink:type="simple">Bibarel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426]/10)"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<text:a xlink:href="https://pokemondb.net/pokedex/kricketot" xlink:type="simple">Kricketot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427]/10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pokemondb.net/pokedex/kricketune" xlink:type="simple">Kricketune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428]/10)"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s://pokemondb.net/pokedex/shinx" xlink:type="simple">Shinx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429]/10)"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<text:a xlink:href="https://pokemondb.net/pokedex/luxio" xlink:type="simple">Luxio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430]/10)"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a xlink:href="https://pokemondb.net/pokedex/luxray" xlink:type="simple">Luxray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431]/10)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523" calcext:value-type="float">
            <text:p>523</text:p>
          </table:table-cell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string" calcext:value-type="string">
            <text:p><text:a xlink:href="https://pokemondb.net/pokedex/budew" xlink:type="simple">Budew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432]/10)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80" calcext:value-type="float">
            <text:p>280</text:p>
          </table:table-cell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string" calcext:value-type="string">
            <text:p><text:a xlink:href="https://pokemondb.net/pokedex/roserade" xlink:type="simple">Roserade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433]/10)"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<text:a xlink:href="https://pokemondb.net/pokedex/cranidos" xlink:type="simple">Cranidos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434]/10)"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<text:a xlink:href="https://pokemondb.net/pokedex/rampardos" xlink:type="simple">Rampardos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435]/10)"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95" calcext:value-type="float">
            <text:p>495</text:p>
          </table:table-cell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string" calcext:value-type="string">
            <text:p><text:a xlink:href="https://pokemondb.net/pokedex/shieldon" xlink:type="simple">Shieldon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436]/10)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s://pokemondb.net/pokedex/bastiodon" xlink:type="simple">Bastiodon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437]/10)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68" calcext:value-type="float">
            <text:p>168</text:p>
          </table:table-cell>
          <table:table-cell office:value-type="float" office:value="47" calcext:value-type="float">
            <text:p>47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s://pokemondb.net/pokedex/burmy" xlink:type="simple">Burmy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438]/10)"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24" calcext:value-type="float">
            <text:p>224</text:p>
          </table:table-cell>
        </table:table-row>
        <table:table-row table:style-name="ro4"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s://pokemondb.net/pokedex/wormadam" xlink:type="simple">Wormadam</text:a></text:p>
            <text:p>Plant Cloak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439]/10)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424" calcext:value-type="float">
            <text:p>424</text:p>
          </table:table-cell>
        </table:table-row>
        <table:table-row table:style-name="ro4"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s://pokemondb.net/pokedex/wormadam" xlink:type="simple">Wormadam</text:a></text:p>
            <text:p>Sandy Cloak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440]/10)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424" calcext:value-type="float">
            <text:p>424</text:p>
          </table:table-cell>
        </table:table-row>
        <table:table-row table:style-name="ro4"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s://pokemondb.net/pokedex/wormadam" xlink:type="simple">Wormadam</text:a></text:p>
            <text:p>Trash Cloak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441]/10)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424" calcext:value-type="float">
            <text:p>424</text:p>
          </table:table-cell>
        </table:table-row>
        <table:table-row table:style-name="ro4">
          <table:table-cell office:value-type="float" office:value="414" calcext:value-type="float">
            <text:p>414</text:p>
          </table:table-cell>
          <table:table-cell office:value-type="string" calcext:value-type="string">
            <text:p><text:a xlink:href="https://pokemondb.net/pokedex/mothim" xlink:type="simple">Mothim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442]/10)"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424" calcext:value-type="float">
            <text:p>424</text:p>
          </table:table-cell>
        </table:table-row>
        <table:table-row table:style-name="ro4">
          <table:table-cell office:value-type="float" office:value="415" calcext:value-type="float">
            <text:p>415</text:p>
          </table:table-cell>
          <table:table-cell office:value-type="string" calcext:value-type="string">
            <text:p><text:a xlink:href="https://pokemondb.net/pokedex/combee" xlink:type="simple">Combee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443]/10)"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244" calcext:value-type="float">
            <text:p>244</text:p>
          </table:table-cell>
        </table:table-row>
        <table:table-row table:style-name="ro4">
          <table:table-cell office:value-type="float" office:value="416" calcext:value-type="float">
            <text:p>416</text:p>
          </table:table-cell>
          <table:table-cell office:value-type="string" calcext:value-type="string">
            <text:p><text:a xlink:href="https://pokemondb.net/pokedex/vespiquen" xlink:type="simple">Vespiquen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444]/10)"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<text:a xlink:href="https://pokemondb.net/pokedex/pachirisu" xlink:type="simple">Pachirisu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445]/10)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a xlink:href="https://pokemondb.net/pokedex/buizel" xlink:type="simple">Buizel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446]/10)"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a xlink:href="https://pokemondb.net/pokedex/floatzel" xlink:type="simple">Floatzel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447]/10)"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a xlink:href="https://pokemondb.net/pokedex/cherubi" xlink:type="simple">Cherubi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448]/10)"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<text:a xlink:href="https://pokemondb.net/pokedex/cherrim" xlink:type="simple">Cherrim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449]/10)"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<text:a xlink:href="https://pokemondb.net/pokedex/shellos" xlink:type="simple">Shellos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450]/10)"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325" calcext:value-type="float">
            <text:p>325</text:p>
          </table:table-cell>
        </table:table-row>
        <table:table-row table:style-name="ro4">
          <table:table-cell office:value-type="float" office:value="423" calcext:value-type="float">
            <text:p>423</text:p>
          </table:table-cell>
          <table:table-cell office:value-type="string" calcext:value-type="string">
            <text:p><text:a xlink:href="https://pokemondb.net/pokedex/gastrodon" xlink:type="simple">Gastrodon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451]/10)"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a xlink:href="https://pokemondb.net/pokedex/ambipom" xlink:type="simple">Ambipom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452]/10)"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482" calcext:value-type="float">
            <text:p>482</text:p>
          </table:table-cell>
        </table:table-row>
        <table:table-row table:style-name="ro4">
          <table:table-cell office:value-type="float" office:value="425" calcext:value-type="float">
            <text:p>425</text:p>
          </table:table-cell>
          <table:table-cell office:value-type="string" calcext:value-type="string">
            <text:p><text:a xlink:href="https://pokemondb.net/pokedex/drifloon" xlink:type="simple">Drifloon</text:a>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453]/10)"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348" calcext:value-type="float">
            <text:p>348</text:p>
          </table:table-cell>
        </table:table-row>
        <table:table-row table:style-name="ro4">
          <table:table-cell office:value-type="float" office:value="426" calcext:value-type="float">
            <text:p>426</text:p>
          </table:table-cell>
          <table:table-cell office:value-type="string" calcext:value-type="string">
            <text:p><text:a xlink:href="https://pokemondb.net/pokedex/drifblim" xlink:type="simple">Drifblim</text:a>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454]/10)" office:value-type="float" office:value="49" calcext:value-type="float">
            <text:p>49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a xlink:href="https://pokemondb.net/pokedex/buneary" xlink:type="simple">Buneary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455]/10)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</table:table-row>
        <table:table-row table:style-name="ro3">
          <table:table-cell office:value-type="float" office:value="428" calcext:value-type="float">
            <text:p>428</text:p>
          </table:table-cell>
          <table:table-cell office:value-type="string" calcext:value-type="string">
            <text:p><text:a xlink:href="https://pokemondb.net/pokedex/lopunny" xlink:type="simple">Lopunny</text:a></text:p>
            <text:p>Mega Lopunny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456]/10)"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35" calcext:value-type="float">
            <text:p>13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a xlink:href="https://pokemondb.net/pokedex/lopunny" xlink:type="simple">Lopunny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457]/10)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s://pokemondb.net/pokedex/mismagius" xlink:type="simple">Mismagius</text:a></text:p>
          </table:table-cell>
          <table:table-cell office:value-type="string" calcext:value-type="string"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458]/10)" office:value-type="float" office:value="49" calcext:value-type="float">
            <text:p>49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495" calcext:value-type="float">
            <text:p>495</text:p>
          </table:table-cell>
        </table:table-row>
        <table:table-row table:style-name="ro4"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s://pokemondb.net/pokedex/honchkrow" xlink:type="simple">Honchkrow</text:a></text:p>
          </table:table-cell>
          <table:table-cell office:value-type="string" calcext:value-type="string">
            <text:p><text:a xlink:href="https://pokemondb.net/type/dark" xlink:type="simple">DARK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459]/10)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a xlink:href="https://pokemondb.net/pokedex/glameow" xlink:type="simple">Glameow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460]/10)"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s://pokemondb.net/pokedex/purugly" xlink:type="simple">Purugly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461]/10)"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a xlink:href="https://pokemondb.net/pokedex/chingling" xlink:type="simple">Chingling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462]/10)"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85" calcext:value-type="float">
            <text:p>285</text:p>
          </table:table-cell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string" calcext:value-type="string">
            <text:p><text:a xlink:href="https://pokemondb.net/pokedex/stunky" xlink:type="simple">Stunky</text:a></text:p>
          </table:table-cell>
          <table:table-cell office:value-type="string" calcext:value-type="string">
            <text:p><text:a xlink:href="https://pokemondb.net/type/poison" xlink:type="simple">POISON</text:a></text:p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463]/10)" office:value-type="float" office:value="32" calcext:value-type="float">
            <text:p>3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329" calcext:value-type="float">
            <text:p>329</text:p>
          </table:table-cell>
        </table:table-row>
        <table:table-row table:style-name="ro4">
          <table:table-cell office:value-type="float" office:value="435" calcext:value-type="float">
            <text:p>435</text:p>
          </table:table-cell>
          <table:table-cell office:value-type="string" calcext:value-type="string">
            <text:p><text:a xlink:href="https://pokemondb.net/pokedex/skuntank" xlink:type="simple">Skuntank</text:a></text:p>
          </table:table-cell>
          <table:table-cell office:value-type="string" calcext:value-type="string">
            <text:p><text:a xlink:href="https://pokemondb.net/type/poison" xlink:type="simple">POISON</text:a></text:p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464]/10)"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479" calcext:value-type="float">
            <text:p>479</text:p>
          </table:table-cell>
        </table:table-row>
        <table:table-row table:style-name="ro4">
          <table:table-cell office:value-type="float" office:value="436" calcext:value-type="float">
            <text:p>436</text:p>
          </table:table-cell>
          <table:table-cell office:value-type="string" calcext:value-type="string">
            <text:p><text:a xlink:href="https://pokemondb.net/pokedex/bronzor" xlink:type="simple">Bronzor</text:a>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465]/10)"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office:value-type="float" office:value="437" calcext:value-type="float">
            <text:p>437</text:p>
          </table:table-cell>
          <table:table-cell office:value-type="string" calcext:value-type="string">
            <text:p><text:a xlink:href="https://pokemondb.net/pokedex/bronzong" xlink:type="simple">Bronzong</text:a>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466]/10)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a xlink:href="https://pokemondb.net/pokedex/bonsly" xlink:type="simple">Bonsly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467]/10)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</table:table-row>
        <table:table-row table:style-name="ro4">
          <table:table-cell office:value-type="float" office:value="439" calcext:value-type="float">
            <text:p>439</text:p>
          </table:table-cell>
          <table:table-cell office:value-type="string" calcext:value-type="string">
            <text:p><text:a xlink:href="https://pokemondb.net/pokedex/mime-jr" xlink:type="simple">Mime Jr.</text:a>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468]/10)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s://pokemondb.net/pokedex/happiny" xlink:type="simple">Happiny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469]/10)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41" calcext:value-type="float">
            <text:p>441</text:p>
          </table:table-cell>
          <table:table-cell office:value-type="string" calcext:value-type="string">
            <text:p><text:a xlink:href="https://pokemondb.net/pokedex/chatot" xlink:type="simple">Chatot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470]/10)"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411" calcext:value-type="float">
            <text:p>411</text:p>
          </table:table-cell>
        </table:table-row>
        <table:table-row table:style-name="ro4">
          <table:table-cell office:value-type="float" office:value="442" calcext:value-type="float">
            <text:p>442</text:p>
          </table:table-cell>
          <table:table-cell office:value-type="string" calcext:value-type="string">
            <text:p><text:a xlink:href="https://pokemondb.net/pokedex/spiritomb" xlink:type="simple">Spiritomb</text:a>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471]/10)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485" calcext:value-type="float">
            <text:p>485</text:p>
          </table:table-cell>
        </table:table-row>
        <table:table-row table:style-name="ro4">
          <table:table-cell office:value-type="float" office:value="443" calcext:value-type="float">
            <text:p>443</text:p>
          </table:table-cell>
          <table:table-cell office:value-type="string" calcext:value-type="string">
            <text:p><text:a xlink:href="https://pokemondb.net/pokedex/gible" xlink:type="simple">Gible</text:a>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472]/10)"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office:value-type="float" office:value="444" calcext:value-type="float">
            <text:p>444</text:p>
          </table:table-cell>
          <table:table-cell office:value-type="string" calcext:value-type="string">
            <text:p><text:a xlink:href="https://pokemondb.net/pokedex/gabite" xlink:type="simple">Gabite</text:a>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473]/10)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410" calcext:value-type="float">
            <text:p>410</text:p>
          </table:table-cell>
        </table:table-row>
        <table:table-row table:style-name="ro4">
          <table:table-cell office:value-type="float" office:value="445" calcext:value-type="float">
            <text:p>445</text:p>
          </table:table-cell>
          <table:table-cell office:value-type="string" calcext:value-type="string">
            <text:p><text:a xlink:href="https://pokemondb.net/pokedex/garchomp" xlink:type="simple">Garchomp</text:a>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474]/10)"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445" calcext:value-type="float">
            <text:p>445</text:p>
          </table:table-cell>
          <table:table-cell office:value-type="string" calcext:value-type="string">
            <text:p><text:a xlink:href="https://pokemondb.net/pokedex/garchomp" xlink:type="simple">Garchomp</text:a></text:p>
            <text:p>Mega Garchomp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475]/10)"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<text:a xlink:href="https://pokemondb.net/pokedex/munchlax" xlink:type="simple">Munchlax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476]/10)"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<text:a xlink:href="https://pokemondb.net/pokedex/riolu" xlink:type="simple">Riolu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477]/10)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85" calcext:value-type="float">
            <text:p>285</text:p>
          </table:table-cell>
        </table:table-row>
        <table:table-row table:style-name="ro4">
          <table:table-cell office:value-type="float" office:value="448" calcext:value-type="float">
            <text:p>448</text:p>
          </table:table-cell>
          <table:table-cell office:value-type="string" calcext:value-type="string">
            <text:p><text:a xlink:href="https://pokemondb.net/pokedex/lucario" xlink:type="simple">Lucario</text:a></text:p>
          </table:table-cell>
          <table:table-cell office:value-type="string" calcext:value-type="string">
            <text:p><text:a xlink:href="https://pokemondb.net/type/fighting" xlink:type="simple">FIGHTING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478]/10)"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25" calcext:value-type="float">
            <text:p>525</text:p>
          </table:table-cell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string" calcext:value-type="string">
            <text:p><text:a xlink:href="https://pokemondb.net/pokedex/lucario" xlink:type="simple">Lucario</text:a></text:p>
            <text:p>Mega Lucario</text:p>
          </table:table-cell>
          <table:table-cell office:value-type="string" calcext:value-type="string">
            <text:p><text:a xlink:href="https://pokemondb.net/type/fighting" xlink:type="simple">FIGHTING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479]/10)"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88" calcext:value-type="float">
            <text:p>88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<text:a xlink:href="https://pokemondb.net/pokedex/hippopotas" xlink:type="simple">Hippopotas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480]/10)"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s://pokemondb.net/pokedex/hippowdon" xlink:type="simple">Hippowdon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481]/10)"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525" calcext:value-type="float">
            <text:p>525</text:p>
          </table:table-cell>
        </table:table-row>
        <table:table-row table:style-name="ro4">
          <table:table-cell office:value-type="float" office:value="451" calcext:value-type="float">
            <text:p>451</text:p>
          </table:table-cell>
          <table:table-cell office:value-type="string" calcext:value-type="string">
            <text:p><text:a xlink:href="https://pokemondb.net/pokedex/skorupi" xlink:type="simple">Skorupi</text:a></text:p>
          </table:table-cell>
          <table:table-cell office:value-type="string" calcext:value-type="string">
            <text:p><text:a xlink:href="https://pokemondb.net/type/poison" xlink:type="simple">POISON</text:a></text:p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482]/10)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30" calcext:value-type="float">
            <text:p>330</text:p>
          </table:table-cell>
        </table:table-row>
        <table:table-row table:style-name="ro4">
          <table:table-cell office:value-type="float" office:value="452" calcext:value-type="float">
            <text:p>452</text:p>
          </table:table-cell>
          <table:table-cell office:value-type="string" calcext:value-type="string">
            <text:p><text:a xlink:href="https://pokemondb.net/pokedex/drapion" xlink:type="simple">Drapion</text:a></text:p>
          </table:table-cell>
          <table:table-cell office:value-type="string" calcext:value-type="string">
            <text:p><text:a xlink:href="https://pokemondb.net/type/poison" xlink:type="simple">POISON</text:a></text:p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483]/10)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500" calcext:value-type="float">
            <text:p>500</text:p>
          </table:table-cell>
        </table:table-row>
        <table:table-row table:style-name="ro4">
          <table:table-cell office:value-type="float" office:value="453" calcext:value-type="float">
            <text:p>453</text:p>
          </table:table-cell>
          <table:table-cell office:value-type="string" calcext:value-type="string">
            <text:p><text:a xlink:href="https://pokemondb.net/pokedex/croagunk" xlink:type="simple">Croagunk</text:a></text:p>
          </table:table-cell>
          <table:table-cell office:value-type="string" calcext:value-type="string">
            <text:p><text:a xlink:href="https://pokemondb.net/type/poison" xlink:type="simple">POISON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484]/10)"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office:value-type="float" office:value="454" calcext:value-type="float">
            <text:p>454</text:p>
          </table:table-cell>
          <table:table-cell office:value-type="string" calcext:value-type="string">
            <text:p><text:a xlink:href="https://pokemondb.net/pokedex/toxicroak" xlink:type="simple">Toxicroak</text:a></text:p>
          </table:table-cell>
          <table:table-cell office:value-type="string" calcext:value-type="string">
            <text:p><text:a xlink:href="https://pokemondb.net/type/poison" xlink:type="simple">POISON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485]/10)"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<text:a xlink:href="https://pokemondb.net/pokedex/carnivine" xlink:type="simple">Carnivine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486]/10)"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<text:a xlink:href="https://pokemondb.net/pokedex/finneon" xlink:type="simple">Finneon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487]/10)" office:value-type="float" office:value="33" calcext:value-type="float">
            <text:p>3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<text:a xlink:href="https://pokemondb.net/pokedex/lumineon" xlink:type="simple">Lumineon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488]/10)" office:value-type="float" office:value="46" calcext:value-type="float">
            <text:p>4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460" calcext:value-type="float">
            <text:p>460</text:p>
          </table:table-cell>
        </table:table-row>
        <table:table-row table:style-name="ro4">
          <table:table-cell office:value-type="float" office:value="458" calcext:value-type="float">
            <text:p>458</text:p>
          </table:table-cell>
          <table:table-cell office:value-type="string" calcext:value-type="string">
            <text:p><text:a xlink:href="https://pokemondb.net/pokedex/mantyke" xlink:type="simple">Mantyke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489]/10)"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45" calcext:value-type="float">
            <text:p>345</text:p>
          </table:table-cell>
        </table:table-row>
        <table:table-row table:style-name="ro4">
          <table:table-cell office:value-type="float" office:value="459" calcext:value-type="float">
            <text:p>459</text:p>
          </table:table-cell>
          <table:table-cell office:value-type="string" calcext:value-type="string">
            <text:p><text:a xlink:href="https://pokemondb.net/pokedex/snover" xlink:type="simple">Snover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490]/10)"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34" calcext:value-type="float">
            <text:p>334</text:p>
          </table:table-cell>
        </table:table-row>
        <table:table-row table:style-name="ro3">
          <table:table-cell office:value-type="float" office:value="460" calcext:value-type="float">
            <text:p>460</text:p>
          </table:table-cell>
          <table:table-cell office:value-type="string" calcext:value-type="string">
            <text:p><text:a xlink:href="https://pokemondb.net/pokedex/abomasnow" xlink:type="simple">Abomasnow</text:a></text:p>
            <text:p>Mega Abomasnow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491]/10)"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594" calcext:value-type="float">
            <text:p>594</text:p>
          </table:table-cell>
        </table:table-row>
        <table:table-row table:style-name="ro4">
          <table:table-cell office:value-type="float" office:value="460" calcext:value-type="float">
            <text:p>460</text:p>
          </table:table-cell>
          <table:table-cell office:value-type="string" calcext:value-type="string">
            <text:p><text:a xlink:href="https://pokemondb.net/pokedex/abomasnow" xlink:type="simple">Abomasnow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492]/10)"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94" calcext:value-type="float">
            <text:p>494</text:p>
          </table:table-cell>
        </table:table-row>
        <table:table-row table:style-name="ro4">
          <table:table-cell office:value-type="float" office:value="461" calcext:value-type="float">
            <text:p>461</text:p>
          </table:table-cell>
          <table:table-cell office:value-type="string" calcext:value-type="string">
            <text:p><text:a xlink:href="https://pokemondb.net/pokedex/weavile" xlink:type="simple">Weavile</text:a></text:p>
          </table:table-cell>
          <table:table-cell office:value-type="string" calcext:value-type="string">
            <text:p><text:a xlink:href="https://pokemondb.net/type/dark" xlink:type="simple">DARK</text:a></text:p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493]/10)"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510" calcext:value-type="float">
            <text:p>510</text:p>
          </table:table-cell>
        </table:table-row>
        <table:table-row table:style-name="ro4">
          <table:table-cell office:value-type="float" office:value="462" calcext:value-type="float">
            <text:p>462</text:p>
          </table:table-cell>
          <table:table-cell office:value-type="string" calcext:value-type="string">
            <text:p><text:a xlink:href="https://pokemondb.net/pokedex/magnezone" xlink:type="simple">Magnezone</text:a></text:p>
          </table:table-cell>
          <table:table-cell office:value-type="string" calcext:value-type="string">
            <text:p><text:a xlink:href="https://pokemondb.net/type/electric" xlink:type="simple">ELECTRIC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494]/10)" office:value-type="float" office:value="53" calcext:value-type="float">
            <text:p>5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<text:a xlink:href="https://pokemondb.net/pokedex/lickilicky" xlink:type="simple">Lickilicky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495]/10)"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</table:table-row>
        <table:table-row table:style-name="ro4"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pokemondb.net/pokedex/rhyperior" xlink:type="simple">Rhyperior</text:a></text:p>
          </table:table-cell>
          <table:table-cell office:value-type="string" calcext:value-type="string">
            <text:p><text:a xlink:href="https://pokemondb.net/type/ground" xlink:type="simple">GROUND</text:a></text:p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496]/10)" office:value-type="float" office:value="53" calcext:value-type="float">
            <text:p>53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<text:a xlink:href="https://pokemondb.net/pokedex/tangrowth" xlink:type="simple">Tangrowth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497]/10)" office:value-type="float" office:value="53" calcext:value-type="float">
            <text:p>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<text:a xlink:href="https://pokemondb.net/pokedex/electivire" xlink:type="simple">Electivire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498]/10)"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<text:a xlink:href="https://pokemondb.net/pokedex/magmortar" xlink:type="simple">Magmortar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499]/10)"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540" calcext:value-type="float">
            <text:p>540</text:p>
          </table:table-cell>
        </table:table-row>
        <table:table-row table:style-name="ro4"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s://pokemondb.net/pokedex/togekiss" xlink:type="simple">Togekiss</text:a></text:p>
          </table:table-cell>
          <table:table-cell office:value-type="string" calcext:value-type="string">
            <text:p><text:a xlink:href="https://pokemondb.net/type/fairy" xlink:type="simple">FAIRY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500]/10)"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545" calcext:value-type="float">
            <text:p>545</text:p>
          </table:table-cell>
        </table:table-row>
        <table:table-row table:style-name="ro4">
          <table:table-cell office:value-type="float" office:value="469" calcext:value-type="float">
            <text:p>469</text:p>
          </table:table-cell>
          <table:table-cell office:value-type="string" calcext:value-type="string">
            <text:p><text:a xlink:href="https://pokemondb.net/pokedex/yanmega" xlink:type="simple">Yanmega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501]/10)"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<text:a xlink:href="https://pokemondb.net/pokedex/leafeon" xlink:type="simple">Leafeon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502]/10)"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<text:a xlink:href="https://pokemondb.net/pokedex/glaceon" xlink:type="simple">Glaceon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503]/10)"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</table:table-row>
        <table:table-row table:style-name="ro4">
          <table:table-cell office:value-type="float" office:value="472" calcext:value-type="float">
            <text:p>472</text:p>
          </table:table-cell>
          <table:table-cell office:value-type="string" calcext:value-type="string">
            <text:p><text:a xlink:href="https://pokemondb.net/pokedex/gliscor" xlink:type="simple">Gliscor</text:a></text:p>
          </table:table-cell>
          <table:table-cell office:value-type="string" calcext:value-type="string">
            <text:p><text:a xlink:href="https://pokemondb.net/type/ground" xlink:type="simple">GROUND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504]/10)"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510" calcext:value-type="float">
            <text:p>510</text:p>
          </table:table-cell>
        </table:table-row>
        <table:table-row table:style-name="ro4">
          <table:table-cell office:value-type="float" office:value="473" calcext:value-type="float">
            <text:p>473</text:p>
          </table:table-cell>
          <table:table-cell office:value-type="string" calcext:value-type="string">
            <text:p><text:a xlink:href="https://pokemondb.net/pokedex/mamoswine" xlink:type="simple">Mamoswine</text:a></text:p>
          </table:table-cell>
          <table:table-cell office:value-type="string" calcext:value-type="string">
            <text:p><text:a xlink:href="https://pokemondb.net/type/ice" xlink:type="simple">ICE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505]/10)"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<text:a xlink:href="https://pokemondb.net/pokedex/porygon-z" xlink:type="simple">Porygon-Z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506]/10)"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35" calcext:value-type="float">
            <text:p>535</text:p>
          </table:table-cell>
        </table:table-row>
        <table:table-row table:style-name="ro4">
          <table:table-cell office:value-type="float" office:value="475" calcext:value-type="float">
            <text:p>475</text:p>
          </table:table-cell>
          <table:table-cell office:value-type="string" calcext:value-type="string">
            <text:p><text:a xlink:href="https://pokemondb.net/pokedex/gallade" xlink:type="simple">Gallade</text:a>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507]/10)"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518" calcext:value-type="float">
            <text:p>518</text:p>
          </table:table-cell>
        </table:table-row>
        <table:table-row table:style-name="ro3">
          <table:table-cell office:value-type="float" office:value="475" calcext:value-type="float">
            <text:p>475</text:p>
          </table:table-cell>
          <table:table-cell office:value-type="string" calcext:value-type="string">
            <text:p><text:a xlink:href="https://pokemondb.net/pokedex/gallade" xlink:type="simple">Gallade</text:a></text:p>
            <text:p>Mega Gallade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508]/10)"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165" calcext:value-type="float">
            <text:p>16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618" calcext:value-type="float">
            <text:p>618</text:p>
          </table:table-cell>
        </table:table-row>
        <table:table-row table:style-name="ro4">
          <table:table-cell office:value-type="float" office:value="476" calcext:value-type="float">
            <text:p>476</text:p>
          </table:table-cell>
          <table:table-cell office:value-type="string" calcext:value-type="string">
            <text:p><text:a xlink:href="https://pokemondb.net/pokedex/probopass" xlink:type="simple">Probopass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509]/10)"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<text:a xlink:href="https://pokemondb.net/pokedex/dusknoir" xlink:type="simple">Dusknoir</text:a></text:p>
          </table:table-cell>
          <table:table-cell office:value-type="string" calcext:value-type="string"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510]/10)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525" calcext:value-type="float">
            <text:p>525</text:p>
          </table:table-cell>
        </table:table-row>
        <table:table-row table:style-name="ro4">
          <table:table-cell office:value-type="float" office:value="478" calcext:value-type="float">
            <text:p>478</text:p>
          </table:table-cell>
          <table:table-cell office:value-type="string" calcext:value-type="string">
            <text:p><text:a xlink:href="https://pokemondb.net/pokedex/froslass" xlink:type="simple">Froslass</text:a></text:p>
          </table:table-cell>
          <table:table-cell office:value-type="string" calcext:value-type="string">
            <text:p><text:a xlink:href="https://pokemondb.net/type/ice" xlink:type="simple">ICE</text:a></text:p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511]/10)"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80" calcext:value-type="float">
            <text:p>480</text:p>
          </table:table-cell>
        </table:table-row>
        <table:table-row table:style-name="ro4">
          <table:table-cell office:value-type="float" office:value="479" calcext:value-type="float">
            <text:p>479</text:p>
          </table:table-cell>
          <table:table-cell office:value-type="string" calcext:value-type="string">
            <text:p><text:a xlink:href="https://pokemondb.net/pokedex/rotom" xlink:type="simple">Rotom</text:a></text:p>
            <text:p>Wash Rotom</text:p>
          </table:table-cell>
          <table:table-cell office:value-type="string" calcext:value-type="string">
            <text:p><text:a xlink:href="https://pokemondb.net/type/electric" xlink:type="simple">ELECTRIC</text:a></text:p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512]/10)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520" calcext:value-type="float">
            <text:p>520</text:p>
          </table:table-cell>
        </table:table-row>
        <table:table-row table:style-name="ro4">
          <table:table-cell office:value-type="float" office:value="479" calcext:value-type="float">
            <text:p>479</text:p>
          </table:table-cell>
          <table:table-cell office:value-type="string" calcext:value-type="string">
            <text:p><text:a xlink:href="https://pokemondb.net/pokedex/rotom" xlink:type="simple">Rotom</text:a></text:p>
            <text:p>Frost Rotom</text:p>
          </table:table-cell>
          <table:table-cell office:value-type="string" calcext:value-type="string">
            <text:p><text:a xlink:href="https://pokemondb.net/type/electric" xlink:type="simple">ELECTRIC</text:a></text:p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513]/10)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520" calcext:value-type="float">
            <text:p>520</text:p>
          </table:table-cell>
        </table:table-row>
        <table:table-row table:style-name="ro4">
          <table:table-cell office:value-type="float" office:value="479" calcext:value-type="float">
            <text:p>479</text:p>
          </table:table-cell>
          <table:table-cell office:value-type="string" calcext:value-type="string">
            <text:p><text:a xlink:href="https://pokemondb.net/pokedex/rotom" xlink:type="simple">Rotom</text:a></text:p>
            <text:p>Fan Rotom</text:p>
          </table:table-cell>
          <table:table-cell office:value-type="string" calcext:value-type="string">
            <text:p><text:a xlink:href="https://pokemondb.net/type/electric" xlink:type="simple">ELECTRIC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514]/10)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520" calcext:value-type="float">
            <text:p>520</text:p>
          </table:table-cell>
        </table:table-row>
        <table:table-row table:style-name="ro4">
          <table:table-cell office:value-type="float" office:value="479" calcext:value-type="float">
            <text:p>479</text:p>
          </table:table-cell>
          <table:table-cell office:value-type="string" calcext:value-type="string">
            <text:p><text:a xlink:href="https://pokemondb.net/pokedex/rotom" xlink:type="simple">Rotom</text:a></text:p>
            <text:p>Mow Rotom</text:p>
          </table:table-cell>
          <table:table-cell office:value-type="string" calcext:value-type="string">
            <text:p><text:a xlink:href="https://pokemondb.net/type/electric" xlink:type="simple">ELECTRIC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515]/10)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520" calcext:value-type="float">
            <text:p>520</text:p>
          </table:table-cell>
        </table:table-row>
        <table:table-row table:style-name="ro4">
          <table:table-cell office:value-type="float" office:value="479" calcext:value-type="float">
            <text:p>479</text:p>
          </table:table-cell>
          <table:table-cell office:value-type="string" calcext:value-type="string">
            <text:p><text:a xlink:href="https://pokemondb.net/pokedex/rotom" xlink:type="simple">Rotom</text:a></text:p>
          </table:table-cell>
          <table:table-cell office:value-type="string" calcext:value-type="string">
            <text:p><text:a xlink:href="https://pokemondb.net/type/electric" xlink:type="simple">ELECTRIC</text:a></text:p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516]/10)" office:value-type="float" office:value="44" calcext:value-type="float">
            <text:p>4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440" calcext:value-type="float">
            <text:p>440</text:p>
          </table:table-cell>
        </table:table-row>
        <table:table-row table:style-name="ro4">
          <table:table-cell office:value-type="float" office:value="479" calcext:value-type="float">
            <text:p>479</text:p>
          </table:table-cell>
          <table:table-cell office:value-type="string" calcext:value-type="string">
            <text:p><text:a xlink:href="https://pokemondb.net/pokedex/rotom" xlink:type="simple">Rotom</text:a></text:p>
            <text:p>Heat Rotom</text:p>
          </table:table-cell>
          <table:table-cell office:value-type="string" calcext:value-type="string">
            <text:p><text:a xlink:href="https://pokemondb.net/type/electric" xlink:type="simple">ELECTRIC</text:a></text:p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517]/10)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<text:a xlink:href="https://pokemondb.net/pokedex/uxie" xlink:type="simple">Uxie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518]/10)" office:value-type="float" office:value="58" calcext:value-type="float">
            <text:p>5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<text:a xlink:href="https://pokemondb.net/pokedex/mesprit" xlink:type="simple">Mesprit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519]/10)"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<text:a xlink:href="https://pokemondb.net/pokedex/azelf" xlink:type="simple">Azelf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520]/10)"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580" calcext:value-type="float">
            <text:p>580</text:p>
          </table:table-cell>
        </table:table-row>
        <table:table-row table:style-name="ro4">
          <table:table-cell office:value-type="float" office:value="483" calcext:value-type="float">
            <text:p>483</text:p>
          </table:table-cell>
          <table:table-cell office:value-type="string" calcext:value-type="string">
            <text:p><text:a xlink:href="https://pokemondb.net/pokedex/dialga" xlink:type="simple">Dialga</text:a>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521]/10)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80" calcext:value-type="float">
            <text:p>680</text:p>
          </table:table-cell>
        </table:table-row>
        <table:table-row table:style-name="ro4">
          <table:table-cell office:value-type="float" office:value="484" calcext:value-type="float">
            <text:p>484</text:p>
          </table:table-cell>
          <table:table-cell office:value-type="string" calcext:value-type="string">
            <text:p><text:a xlink:href="https://pokemondb.net/pokedex/palkia" xlink:type="simple">Palkia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522]/10)"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80" calcext:value-type="float">
            <text:p>680</text:p>
          </table:table-cell>
        </table:table-row>
        <table:table-row table:style-name="ro4">
          <table:table-cell office:value-type="float" office:value="485" calcext:value-type="float">
            <text:p>485</text:p>
          </table:table-cell>
          <table:table-cell office:value-type="string" calcext:value-type="string">
            <text:p><text:a xlink:href="https://pokemondb.net/pokedex/heatran" xlink:type="simple">Heatran</text:a>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523]/10)"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<text:a xlink:href="https://pokemondb.net/pokedex/regigigas" xlink:type="simple">Regigigas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524]/10)"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670" calcext:value-type="float">
            <text:p>670</text:p>
          </table:table-cell>
        </table:table-row>
        <table:table-row table:style-name="ro3">
          <table:table-cell office:value-type="float" office:value="487" calcext:value-type="float">
            <text:p>487</text:p>
          </table:table-cell>
          <table:table-cell office:value-type="string" calcext:value-type="string">
            <text:p><text:a xlink:href="https://pokemondb.net/pokedex/giratina" xlink:type="simple">Giratina</text:a></text:p>
            <text:p>Altered Forme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525]/10)"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80" calcext:value-type="float">
            <text:p>680</text:p>
          </table:table-cell>
        </table:table-row>
        <table:table-row table:style-name="ro3">
          <table:table-cell office:value-type="float" office:value="487" calcext:value-type="float">
            <text:p>487</text:p>
          </table:table-cell>
          <table:table-cell office:value-type="string" calcext:value-type="string">
            <text:p><text:a xlink:href="https://pokemondb.net/pokedex/giratina" xlink:type="simple">Giratina</text:a></text:p>
            <text:p>Origin Forme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526]/10)"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<text:a xlink:href="https://pokemondb.net/pokedex/cresselia" xlink:type="simple">Cresselia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527]/10)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<text:a xlink:href="https://pokemondb.net/pokedex/phione" xlink:type="simple">Phione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528]/10)" office:value-type="float" office:value="48" calcext:value-type="float">
            <text:p>48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a xlink:href="https://pokemondb.net/pokedex/manaphy" xlink:type="simple">Manaphy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529]/10)" office:value-type="float" office:value="60" calcext:value-type="float">
            <text:p>6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s://pokemondb.net/pokedex/darkrai" xlink:type="simple">Darkrai</text:a></text:p>
          </table:table-cell>
          <table:table-cell office:value-type="string" calcext:value-type="string"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530]/10)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600" calcext:value-type="float">
            <text:p>600</text:p>
          </table:table-cell>
        </table:table-row>
        <table:table-row table:style-name="ro4">
          <table:table-cell office:value-type="float" office:value="492" calcext:value-type="float">
            <text:p>492</text:p>
          </table:table-cell>
          <table:table-cell office:value-type="string" calcext:value-type="string">
            <text:p><text:a xlink:href="https://pokemondb.net/pokedex/shaymin" xlink:type="simple">Shaymin</text:a></text:p>
            <text:p>Sky Forme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531]/10)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 office:value-type="float" office:value="600" calcext:value-type="float">
            <text:p>600</text:p>
          </table:table-cell>
        </table:table-row>
        <table:table-row table:style-name="ro4">
          <table:table-cell office:value-type="float" office:value="492" calcext:value-type="float">
            <text:p>492</text:p>
          </table:table-cell>
          <table:table-cell office:value-type="string" calcext:value-type="string">
            <text:p><text:a xlink:href="https://pokemondb.net/pokedex/shaymin" xlink:type="simple">Shaymin</text:a></text:p>
            <text:p>Land Forme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532]/10)" office:value-type="float" office:value="60" calcext:value-type="float">
            <text:p>6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<text:a xlink:href="https://pokemondb.net/pokedex/arceus" xlink:type="simple">Arceus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533]/10)" office:value-type="float" office:value="72" calcext:value-type="float">
            <text:p>72</text:p>
          </table:table-cell>
          <table:table-cell table:number-columns-repeated="6" office:value-type="float" office:value="120" calcext:value-type="float">
            <text:p>120</text:p>
          </table:table-cell>
          <table:table-cell office:value-type="float" office:value="720" calcext:value-type="float">
            <text:p>720</text:p>
          </table:table-cell>
        </table:table-row>
        <table:table-row table:style-name="ro4">
          <table:table-cell office:value-type="float" office:value="494" calcext:value-type="float">
            <text:p>494</text:p>
          </table:table-cell>
          <table:table-cell office:value-type="string" calcext:value-type="string">
            <text:p><text:a xlink:href="https://pokemondb.net/pokedex/victini" xlink:type="simple">Victini</text:a>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534]/10)" office:value-type="float" office:value="60" calcext:value-type="float">
            <text:p>6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<text:a xlink:href="https://pokemondb.net/pokedex/snivy" xlink:type="simple">Snivy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535]/10)" office:value-type="float" office:value="30" calcext:value-type="float">
            <text:p>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<text:a xlink:href="https://pokemondb.net/pokedex/servine" xlink:type="simple">Servine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536]/10)" office:value-type="float" office:value="41" calcext:value-type="float">
            <text:p>4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<text:a xlink:href="https://pokemondb.net/pokedex/serperior" xlink:type="simple">Serperior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537]/10)" office:value-type="float" office:value="52" calcext:value-type="float">
            <text:p>5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a xlink:href="https://pokemondb.net/pokedex/tepig" xlink:type="simple">Tepig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538]/10)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308" calcext:value-type="float">
            <text:p>308</text:p>
          </table:table-cell>
        </table:table-row>
        <table:table-row table:style-name="ro4">
          <table:table-cell office:value-type="float" office:value="499" calcext:value-type="float">
            <text:p>499</text:p>
          </table:table-cell>
          <table:table-cell office:value-type="string" calcext:value-type="string">
            <text:p><text:a xlink:href="https://pokemondb.net/pokedex/pignite" xlink:type="simple">Pignite</text:a>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539]/10)"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18" calcext:value-type="float">
            <text:p>418</text:p>
          </table:table-cell>
        </table:table-row>
        <table:table-row table:style-name="ro4"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s://pokemondb.net/pokedex/emboar" xlink:type="simple">Emboar</text:a>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540]/10)"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<text:a xlink:href="https://pokemondb.net/pokedex/oshawott" xlink:type="simple">Oshawott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541]/10)"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a xlink:href="https://pokemondb.net/pokedex/dewott" xlink:type="simple">Dewott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542]/10)" office:value-type="float" office:value="41" calcext:value-type="float">
            <text:p>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<text:a xlink:href="https://pokemondb.net/pokedex/samurott" xlink:type="simple">Samurott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543]/10)"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s://pokemondb.net/pokedex/patrat" xlink:type="simple">Patrat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544]/10)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a xlink:href="https://pokemondb.net/pokedex/watchog" xlink:type="simple">Watchog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545]/10)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a xlink:href="https://pokemondb.net/pokedex/lillipup" xlink:type="simple">Lillipup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546]/10)"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<text:a xlink:href="https://pokemondb.net/pokedex/herdier" xlink:type="simple">Herdier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547]/10)"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a xlink:href="https://pokemondb.net/pokedex/stoutland" xlink:type="simple">Stoutland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548]/10)"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a xlink:href="https://pokemondb.net/pokedex/purrloin" xlink:type="simple">Purrloin</text:a></text:p>
          </table:table-cell>
          <table:table-cell office:value-type="string" calcext:value-type="string"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549]/10)"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a xlink:href="https://pokemondb.net/pokedex/liepard" xlink:type="simple">Liepard</text:a></text:p>
          </table:table-cell>
          <table:table-cell office:value-type="string" calcext:value-type="string"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550]/10)"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<text:a xlink:href="https://pokemondb.net/pokedex/pansage" xlink:type="simple">Pansage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551]/10)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a xlink:href="https://pokemondb.net/pokedex/simisage" xlink:type="simple">Simisage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552]/10)"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a xlink:href="https://pokemondb.net/pokedex/pansear" xlink:type="simple">Pansear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553]/10)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a xlink:href="https://pokemondb.net/pokedex/simisear" xlink:type="simple">Simisear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554]/10)"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<text:a xlink:href="https://pokemondb.net/pokedex/panpour" xlink:type="simple">Panpour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555]/10)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a xlink:href="https://pokemondb.net/pokedex/simipour" xlink:type="simple">Simipour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556]/10)"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<text:a xlink:href="https://pokemondb.net/pokedex/munna" xlink:type="simple">Munna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557]/10)"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a xlink:href="https://pokemondb.net/pokedex/musharna" xlink:type="simple">Musharna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558]/10)"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487" calcext:value-type="float">
            <text:p>487</text:p>
          </table:table-cell>
        </table:table-row>
        <table:table-row table:style-name="ro4"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s://pokemondb.net/pokedex/pidove" xlink:type="simple">Pidove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559]/10)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64" calcext:value-type="float">
            <text:p>264</text:p>
          </table:table-cell>
        </table:table-row>
        <table:table-row table:style-name="ro4">
          <table:table-cell office:value-type="float" office:value="520" calcext:value-type="float">
            <text:p>520</text:p>
          </table:table-cell>
          <table:table-cell office:value-type="string" calcext:value-type="string">
            <text:p><text:a xlink:href="https://pokemondb.net/pokedex/tranquill" xlink:type="simple">Tranquill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560]/10)"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358" calcext:value-type="float">
            <text:p>358</text:p>
          </table:table-cell>
        </table:table-row>
        <table:table-row table:style-name="ro4">
          <table:table-cell office:value-type="float" office:value="521" calcext:value-type="float">
            <text:p>521</text:p>
          </table:table-cell>
          <table:table-cell office:value-type="string" calcext:value-type="string">
            <text:p><text:a xlink:href="https://pokemondb.net/pokedex/unfezant" xlink:type="simple">Unfezant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561]/10)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a xlink:href="https://pokemondb.net/pokedex/blitzle" xlink:type="simple">Blitzle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562]/10)"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a xlink:href="https://pokemondb.net/pokedex/zebstrika" xlink:type="simple">Zebstrika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563]/10)"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a xlink:href="https://pokemondb.net/pokedex/roggenrola" xlink:type="simple">Roggenrola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564]/10)"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a xlink:href="https://pokemondb.net/pokedex/boldore" xlink:type="simple">Boldore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565]/10)"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<text:a xlink:href="https://pokemondb.net/pokedex/gigalith" xlink:type="simple">Gigalith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566]/10)"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</table:table-row>
        <table:table-row table:style-name="ro4">
          <table:table-cell office:value-type="float" office:value="527" calcext:value-type="float">
            <text:p>527</text:p>
          </table:table-cell>
          <table:table-cell office:value-type="string" calcext:value-type="string">
            <text:p><text:a xlink:href="https://pokemondb.net/pokedex/woobat" xlink:type="simple">Woobat</text:a>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567]/10)"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323" calcext:value-type="float">
            <text:p>323</text:p>
          </table:table-cell>
        </table:table-row>
        <table:table-row table:style-name="ro4">
          <table:table-cell office:value-type="float" office:value="528" calcext:value-type="float">
            <text:p>528</text:p>
          </table:table-cell>
          <table:table-cell office:value-type="string" calcext:value-type="string">
            <text:p><text:a xlink:href="https://pokemondb.net/pokedex/swoobat" xlink:type="simple">Swoobat</text:a>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568]/10)"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a xlink:href="https://pokemondb.net/pokedex/drilbur" xlink:type="simple">Drilbur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569]/10)"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328" calcext:value-type="float">
            <text:p>328</text:p>
          </table:table-cell>
        </table:table-row>
        <table:table-row table:style-name="ro4">
          <table:table-cell office:value-type="float" office:value="530" calcext:value-type="float">
            <text:p>530</text:p>
          </table:table-cell>
          <table:table-cell office:value-type="string" calcext:value-type="string">
            <text:p><text:a xlink:href="https://pokemondb.net/pokedex/excadrill" xlink:type="simple">Excadrill</text:a></text:p>
          </table:table-cell>
          <table:table-cell office:value-type="string" calcext:value-type="string">
            <text:p><text:a xlink:href="https://pokemondb.net/type/ground" xlink:type="simple">GROUND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570]/10)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508" calcext:value-type="float">
            <text:p>508</text:p>
          </table:table-cell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string" calcext:value-type="string">
            <text:p><text:a xlink:href="https://pokemondb.net/pokedex/audino" xlink:type="simple">Audino</text:a></text:p>
            <text:p>Mega Audino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571]/10)"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a xlink:href="https://pokemondb.net/pokedex/audino" xlink:type="simple">Audino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572]/10)"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a xlink:href="https://pokemondb.net/pokedex/timburr" xlink:type="simple">Timburr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573]/10)"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s://pokemondb.net/pokedex/gurdurr" xlink:type="simple">Gurdurr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574]/10)"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<text:a xlink:href="https://pokemondb.net/pokedex/conkeldurr" xlink:type="simple">Conkeldurr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575]/10)"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<text:a xlink:href="https://pokemondb.net/pokedex/tympole" xlink:type="simple">Tympole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576]/10)" office:value-type="float" office:value="29" calcext:value-type="float">
            <text:p>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294" calcext:value-type="float">
            <text:p>294</text:p>
          </table:table-cell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s://pokemondb.net/pokedex/palpitoad" xlink:type="simple">Palpitoad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577]/10)"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384" calcext:value-type="float">
            <text:p>384</text:p>
          </table:table-cell>
        </table:table-row>
        <table:table-row table:style-name="ro4">
          <table:table-cell office:value-type="float" office:value="537" calcext:value-type="float">
            <text:p>537</text:p>
          </table:table-cell>
          <table:table-cell office:value-type="string" calcext:value-type="string">
            <text:p><text:a xlink:href="https://pokemondb.net/pokedex/seismitoad" xlink:type="simple">Seismitoad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578]/10)"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a xlink:href="https://pokemondb.net/pokedex/throh" xlink:type="simple">Throh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579]/10)"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a xlink:href="https://pokemondb.net/pokedex/sawk" xlink:type="simple">Sawk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580]/10)"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465" calcext:value-type="float">
            <text:p>465</text:p>
          </table:table-cell>
        </table:table-row>
        <table:table-row table:style-name="ro4">
          <table:table-cell office:value-type="float" office:value="540" calcext:value-type="float">
            <text:p>540</text:p>
          </table:table-cell>
          <table:table-cell office:value-type="string" calcext:value-type="string">
            <text:p><text:a xlink:href="https://pokemondb.net/pokedex/sewaddle" xlink:type="simple">Sewaddle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581]/10)"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10" calcext:value-type="float">
            <text:p>310</text:p>
          </table:table-cell>
        </table:table-row>
        <table:table-row table:style-name="ro4">
          <table:table-cell office:value-type="float" office:value="541" calcext:value-type="float">
            <text:p>541</text:p>
          </table:table-cell>
          <table:table-cell office:value-type="string" calcext:value-type="string">
            <text:p><text:a xlink:href="https://pokemondb.net/pokedex/swadloon" xlink:type="simple">Swadloon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582]/10)"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42" calcext:value-type="float">
            <text:p>542</text:p>
          </table:table-cell>
          <table:table-cell office:value-type="string" calcext:value-type="string">
            <text:p><text:a xlink:href="https://pokemondb.net/pokedex/leavanny" xlink:type="simple">Leavanny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583]/10)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</table:table-row>
        <table:table-row table:style-name="ro4">
          <table:table-cell office:value-type="float" office:value="543" calcext:value-type="float">
            <text:p>543</text:p>
          </table:table-cell>
          <table:table-cell office:value-type="string" calcext:value-type="string">
            <text:p><text:a xlink:href="https://pokemondb.net/pokedex/venipede" xlink:type="simple">Venipede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584]/10)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260" calcext:value-type="float">
            <text:p>260</text:p>
          </table:table-cell>
        </table:table-row>
        <table:table-row table:style-name="ro4">
          <table:table-cell office:value-type="float" office:value="544" calcext:value-type="float">
            <text:p>544</text:p>
          </table:table-cell>
          <table:table-cell office:value-type="string" calcext:value-type="string">
            <text:p><text:a xlink:href="https://pokemondb.net/pokedex/whirlipede" xlink:type="simple">Whirlipede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585]/10)"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360" calcext:value-type="float">
            <text:p>360</text:p>
          </table:table-cell>
        </table:table-row>
        <table:table-row table:style-name="ro4">
          <table:table-cell office:value-type="float" office:value="545" calcext:value-type="float">
            <text:p>545</text:p>
          </table:table-cell>
          <table:table-cell office:value-type="string" calcext:value-type="string">
            <text:p><text:a xlink:href="https://pokemondb.net/pokedex/scolipede" xlink:type="simple">Scolipede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586]/10)"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office:value-type="float" office:value="485" calcext:value-type="float">
            <text:p>485</text:p>
          </table:table-cell>
        </table:table-row>
        <table:table-row table:style-name="ro4">
          <table:table-cell office:value-type="float" office:value="546" calcext:value-type="float">
            <text:p>546</text:p>
          </table:table-cell>
          <table:table-cell office:value-type="string" calcext:value-type="string">
            <text:p><text:a xlink:href="https://pokemondb.net/pokedex/cottonee" xlink:type="simple">Cottonee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587]/10)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280" calcext:value-type="float">
            <text:p>280</text:p>
          </table:table-cell>
        </table:table-row>
        <table:table-row table:style-name="ro4">
          <table:table-cell office:value-type="float" office:value="547" calcext:value-type="float">
            <text:p>547</text:p>
          </table:table-cell>
          <table:table-cell office:value-type="string" calcext:value-type="string">
            <text:p><text:a xlink:href="https://pokemondb.net/pokedex/whimsicott" xlink:type="simple">Whimsicott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588]/10)"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<text:a xlink:href="https://pokemondb.net/pokedex/petilil" xlink:type="simple">Petilil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589]/10)"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a xlink:href="https://pokemondb.net/pokedex/lilligant" xlink:type="simple">Lilligant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590]/10)"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<text:a xlink:href="https://pokemondb.net/pokedex/basculin" xlink:type="simple">Basculin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591]/10)"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460" calcext:value-type="float">
            <text:p>460</text:p>
          </table:table-cell>
        </table:table-row>
        <table:table-row table:style-name="ro4">
          <table:table-cell office:value-type="float" office:value="551" calcext:value-type="float">
            <text:p>551</text:p>
          </table:table-cell>
          <table:table-cell office:value-type="string" calcext:value-type="string">
            <text:p><text:a xlink:href="https://pokemondb.net/pokedex/sandile" xlink:type="simple">Sandile</text:a></text:p>
          </table:table-cell>
          <table:table-cell office:value-type="string" calcext:value-type="string">
            <text:p><text:a xlink:href="https://pokemondb.net/type/ground" xlink:type="simple">GROUND</text:a></text:p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592]/10)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292" calcext:value-type="float">
            <text:p>292</text:p>
          </table:table-cell>
        </table:table-row>
        <table:table-row table:style-name="ro4"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s://pokemondb.net/pokedex/krokorok" xlink:type="simple">Krokorok</text:a></text:p>
          </table:table-cell>
          <table:table-cell office:value-type="string" calcext:value-type="string">
            <text:p><text:a xlink:href="https://pokemondb.net/type/ground" xlink:type="simple">GROUND</text:a></text:p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593]/10)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351" calcext:value-type="float">
            <text:p>351</text:p>
          </table:table-cell>
        </table:table-row>
        <table:table-row table:style-name="ro4">
          <table:table-cell office:value-type="float" office:value="553" calcext:value-type="float">
            <text:p>553</text:p>
          </table:table-cell>
          <table:table-cell office:value-type="string" calcext:value-type="string">
            <text:p><text:a xlink:href="https://pokemondb.net/pokedex/krookodile" xlink:type="simple">Krookodile</text:a></text:p>
          </table:table-cell>
          <table:table-cell office:value-type="string" calcext:value-type="string">
            <text:p><text:a xlink:href="https://pokemondb.net/type/ground" xlink:type="simple">GROUND</text:a></text:p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594]/10)"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a xlink:href="https://pokemondb.net/pokedex/darumaka" xlink:type="simple">Darumaka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595]/10)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15" calcext:value-type="float">
            <text:p>315</text:p>
          </table:table-cell>
        </table:table-row>
        <table:table-row table:style-name="ro4">
          <table:table-cell office:value-type="float" office:value="555" calcext:value-type="float">
            <text:p>555</text:p>
          </table:table-cell>
          <table:table-cell office:value-type="string" calcext:value-type="string">
            <text:p><text:a xlink:href="https://pokemondb.net/pokedex/darmanitan" xlink:type="simple">Darmanitan</text:a></text:p>
            <text:p>Zen Mode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596]/10)"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540" calcext:value-type="float">
            <text:p>540</text:p>
          </table:table-cell>
        </table:table-row>
        <table:table-row table:style-name="ro3">
          <table:table-cell office:value-type="float" office:value="555" calcext:value-type="float">
            <text:p>555</text:p>
          </table:table-cell>
          <table:table-cell office:value-type="string" calcext:value-type="string">
            <text:p><text:a xlink:href="https://pokemondb.net/pokedex/darmanitan" xlink:type="simple">Darmanitan</text:a></text:p>
            <text:p>Standard Mode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597]/10)"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a xlink:href="https://pokemondb.net/pokedex/maractus" xlink:type="simple">Maractus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598]/10)"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461" calcext:value-type="float">
            <text:p>461</text:p>
          </table:table-cell>
        </table:table-row>
        <table:table-row table:style-name="ro4">
          <table:table-cell office:value-type="float" office:value="557" calcext:value-type="float">
            <text:p>557</text:p>
          </table:table-cell>
          <table:table-cell office:value-type="string" calcext:value-type="string">
            <text:p><text:a xlink:href="https://pokemondb.net/pokedex/dwebble" xlink:type="simple">Dwebble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599]/10)"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25" calcext:value-type="float">
            <text:p>325</text:p>
          </table:table-cell>
        </table:table-row>
        <table:table-row table:style-name="ro4">
          <table:table-cell office:value-type="float" office:value="558" calcext:value-type="float">
            <text:p>558</text:p>
          </table:table-cell>
          <table:table-cell office:value-type="string" calcext:value-type="string">
            <text:p><text:a xlink:href="https://pokemondb.net/pokedex/crustle" xlink:type="simple">Crustle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600]/10)"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485" calcext:value-type="float">
            <text:p>485</text:p>
          </table:table-cell>
        </table:table-row>
        <table:table-row table:style-name="ro4"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s://pokemondb.net/pokedex/scraggy" xlink:type="simple">Scraggy</text:a></text:p>
          </table:table-cell>
          <table:table-cell office:value-type="string" calcext:value-type="string">
            <text:p><text:a xlink:href="https://pokemondb.net/type/dark" xlink:type="simple">DARK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601]/10)"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348" calcext:value-type="float">
            <text:p>348</text:p>
          </table:table-cell>
        </table:table-row>
        <table:table-row table:style-name="ro4">
          <table:table-cell office:value-type="float" office:value="560" calcext:value-type="float">
            <text:p>560</text:p>
          </table:table-cell>
          <table:table-cell office:value-type="string" calcext:value-type="string">
            <text:p><text:a xlink:href="https://pokemondb.net/pokedex/scrafty" xlink:type="simple">Scrafty</text:a></text:p>
          </table:table-cell>
          <table:table-cell office:value-type="string" calcext:value-type="string">
            <text:p><text:a xlink:href="https://pokemondb.net/type/dark" xlink:type="simple">DARK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602]/10)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488" calcext:value-type="float">
            <text:p>488</text:p>
          </table:table-cell>
        </table:table-row>
        <table:table-row table:style-name="ro4">
          <table:table-cell office:value-type="float" office:value="561" calcext:value-type="float">
            <text:p>561</text:p>
          </table:table-cell>
          <table:table-cell office:value-type="string" calcext:value-type="string">
            <text:p><text:a xlink:href="https://pokemondb.net/pokedex/sigilyph" xlink:type="simple">Sigilyph</text:a>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603]/10)"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<text:a xlink:href="https://pokemondb.net/pokedex/yamask" xlink:type="simple">Yamask</text:a></text:p>
          </table:table-cell>
          <table:table-cell office:value-type="string" calcext:value-type="string"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604]/10)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a xlink:href="https://pokemondb.net/pokedex/cofagrigus" xlink:type="simple">Cofagrigus</text:a></text:p>
          </table:table-cell>
          <table:table-cell office:value-type="string" calcext:value-type="string"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605]/10)"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483" calcext:value-type="float">
            <text:p>483</text:p>
          </table:table-cell>
        </table:table-row>
        <table:table-row table:style-name="ro4">
          <table:table-cell office:value-type="float" office:value="564" calcext:value-type="float">
            <text:p>564</text:p>
          </table:table-cell>
          <table:table-cell office:value-type="string" calcext:value-type="string">
            <text:p><text:a xlink:href="https://pokemondb.net/pokedex/tirtouga" xlink:type="simple">Tirtouga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606]/10)"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55" calcext:value-type="float">
            <text:p>355</text:p>
          </table:table-cell>
        </table:table-row>
        <table:table-row table:style-name="ro4">
          <table:table-cell office:value-type="float" office:value="565" calcext:value-type="float">
            <text:p>565</text:p>
          </table:table-cell>
          <table:table-cell office:value-type="string" calcext:value-type="string">
            <text:p><text:a xlink:href="https://pokemondb.net/pokedex/carracosta" xlink:type="simple">Carracosta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607]/10)"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95" calcext:value-type="float">
            <text:p>495</text:p>
          </table:table-cell>
        </table:table-row>
        <table:table-row table:style-name="ro4">
          <table:table-cell office:value-type="float" office:value="566" calcext:value-type="float">
            <text:p>566</text:p>
          </table:table-cell>
          <table:table-cell office:value-type="string" calcext:value-type="string">
            <text:p><text:a xlink:href="https://pokemondb.net/pokedex/archen" xlink:type="simple">Archen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608]/10)"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01" calcext:value-type="float">
            <text:p>401</text:p>
          </table:table-cell>
        </table:table-row>
        <table:table-row table:style-name="ro4">
          <table:table-cell office:value-type="float" office:value="567" calcext:value-type="float">
            <text:p>567</text:p>
          </table:table-cell>
          <table:table-cell office:value-type="string" calcext:value-type="string">
            <text:p><text:a xlink:href="https://pokemondb.net/pokedex/archeops" xlink:type="simple">Archeops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609]/10)"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<text:a xlink:href="https://pokemondb.net/pokedex/trubbish" xlink:type="simple">Trubbish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610]/10)" office:value-type="float" office:value="32" calcext:value-type="float">
            <text:p>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a xlink:href="https://pokemondb.net/pokedex/garbodor" xlink:type="simple">Garbodor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611]/10)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<text:a xlink:href="https://pokemondb.net/pokedex/zorua" xlink:type="simple">Zorua</text:a></text:p>
          </table:table-cell>
          <table:table-cell office:value-type="string" calcext:value-type="string"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612]/10)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<text:a xlink:href="https://pokemondb.net/pokedex/zoroark" xlink:type="simple">Zoroark</text:a></text:p>
          </table:table-cell>
          <table:table-cell office:value-type="string" calcext:value-type="string"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613]/10)"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<text:a xlink:href="https://pokemondb.net/pokedex/minccino" xlink:type="simple">Minccino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614]/10)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a xlink:href="https://pokemondb.net/pokedex/cinccino" xlink:type="simple">Cinccino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615]/10)"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<text:a xlink:href="https://pokemondb.net/pokedex/gothita" xlink:type="simple">Gothita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616]/10)"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<text:a xlink:href="https://pokemondb.net/pokedex/gothorita" xlink:type="simple">Gothorita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617]/10)"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<text:a xlink:href="https://pokemondb.net/pokedex/gothitelle" xlink:type="simple">Gothitelle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618]/10)"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<text:a xlink:href="https://pokemondb.net/pokedex/solosis" xlink:type="simple">Solosis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619]/10)"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a xlink:href="https://pokemondb.net/pokedex/duosion" xlink:type="simple">Duosion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620]/10)"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<text:a xlink:href="https://pokemondb.net/pokedex/reuniclus" xlink:type="simple">Reuniclus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621]/10)"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490" calcext:value-type="float">
            <text:p>490</text:p>
          </table:table-cell>
        </table:table-row>
        <table:table-row table:style-name="ro4">
          <table:table-cell office:value-type="float" office:value="580" calcext:value-type="float">
            <text:p>580</text:p>
          </table:table-cell>
          <table:table-cell office:value-type="string" calcext:value-type="string">
            <text:p><text:a xlink:href="https://pokemondb.net/pokedex/ducklett" xlink:type="simple">Ducklett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622]/10)"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05" calcext:value-type="float">
            <text:p>305</text:p>
          </table:table-cell>
        </table:table-row>
        <table:table-row table:style-name="ro4">
          <table:table-cell office:value-type="float" office:value="581" calcext:value-type="float">
            <text:p>581</text:p>
          </table:table-cell>
          <table:table-cell office:value-type="string" calcext:value-type="string">
            <text:p><text:a xlink:href="https://pokemondb.net/pokedex/swanna" xlink:type="simple">Swanna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623]/10)"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<text:a xlink:href="https://pokemondb.net/pokedex/vanillite" xlink:type="simple">Vanillite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624]/10)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a xlink:href="https://pokemondb.net/pokedex/vanillish" xlink:type="simple">Vanillish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625]/10)"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<text:a xlink:href="https://pokemondb.net/pokedex/vanilluxe" xlink:type="simple">Vanilluxe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626]/10)"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535" calcext:value-type="float">
            <text:p>535</text:p>
          </table:table-cell>
        </table:table-row>
        <table:table-row table:style-name="ro4">
          <table:table-cell office:value-type="float" office:value="585" calcext:value-type="float">
            <text:p>585</text:p>
          </table:table-cell>
          <table:table-cell office:value-type="string" calcext:value-type="string">
            <text:p><text:a xlink:href="https://pokemondb.net/pokedex/deerling" xlink:type="simple">Deerling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627]/10)" office:value-type="float" office:value="33" calcext:value-type="float">
            <text:p>3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35" calcext:value-type="float">
            <text:p>335</text:p>
          </table:table-cell>
        </table:table-row>
        <table:table-row table:style-name="ro4">
          <table:table-cell office:value-type="float" office:value="586" calcext:value-type="float">
            <text:p>586</text:p>
          </table:table-cell>
          <table:table-cell office:value-type="string" calcext:value-type="string">
            <text:p><text:a xlink:href="https://pokemondb.net/pokedex/sawsbuck" xlink:type="simple">Sawsbuck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628]/10)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475" calcext:value-type="float">
            <text:p>475</text:p>
          </table:table-cell>
        </table:table-row>
        <table:table-row table:style-name="ro4">
          <table:table-cell office:value-type="float" office:value="587" calcext:value-type="float">
            <text:p>587</text:p>
          </table:table-cell>
          <table:table-cell office:value-type="string" calcext:value-type="string">
            <text:p><text:a xlink:href="https://pokemondb.net/pokedex/emolga" xlink:type="simple">Emolga</text:a></text:p>
          </table:table-cell>
          <table:table-cell office:value-type="string" calcext:value-type="string">
            <text:p><text:a xlink:href="https://pokemondb.net/type/electric" xlink:type="simple">ELECTRIC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629]/10)"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<text:a xlink:href="https://pokemondb.net/pokedex/karrablast" xlink:type="simple">Karrablast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630]/10)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5" calcext:value-type="float">
            <text:p>315</text:p>
          </table:table-cell>
        </table:table-row>
        <table:table-row table:style-name="ro4">
          <table:table-cell office:value-type="float" office:value="589" calcext:value-type="float">
            <text:p>589</text:p>
          </table:table-cell>
          <table:table-cell office:value-type="string" calcext:value-type="string">
            <text:p><text:a xlink:href="https://pokemondb.net/pokedex/escavalier" xlink:type="simple">Escavalier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631]/10)"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495" calcext:value-type="float">
            <text:p>495</text:p>
          </table:table-cell>
        </table:table-row>
        <table:table-row table:style-name="ro4">
          <table:table-cell office:value-type="float" office:value="590" calcext:value-type="float">
            <text:p>590</text:p>
          </table:table-cell>
          <table:table-cell office:value-type="string" calcext:value-type="string">
            <text:p><text:a xlink:href="https://pokemondb.net/pokedex/foongus" xlink:type="simple">Foongus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632]/10)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</table:table-row>
        <table:table-row table:style-name="ro4">
          <table:table-cell office:value-type="float" office:value="591" calcext:value-type="float">
            <text:p>591</text:p>
          </table:table-cell>
          <table:table-cell office:value-type="string" calcext:value-type="string">
            <text:p><text:a xlink:href="https://pokemondb.net/pokedex/amoonguss" xlink:type="simple">Amoonguss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633]/10)"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64" calcext:value-type="float">
            <text:p>464</text:p>
          </table:table-cell>
        </table:table-row>
        <table:table-row table:style-name="ro4">
          <table:table-cell office:value-type="float" office:value="592" calcext:value-type="float">
            <text:p>592</text:p>
          </table:table-cell>
          <table:table-cell office:value-type="string" calcext:value-type="string">
            <text:p><text:a xlink:href="https://pokemondb.net/pokedex/frillish" xlink:type="simple">Frillish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634]/10)"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335" calcext:value-type="float">
            <text:p>335</text:p>
          </table:table-cell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string" calcext:value-type="string">
            <text:p><text:a xlink:href="https://pokemondb.net/pokedex/jellicent" xlink:type="simple">Jellicent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635]/10)"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<text:a xlink:href="https://pokemondb.net/pokedex/alomomola" xlink:type="simple">Alomomola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636]/10)"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70" calcext:value-type="float">
            <text:p>470</text:p>
          </table:table-cell>
        </table:table-row>
        <table:table-row table:style-name="ro4">
          <table:table-cell office:value-type="float" office:value="595" calcext:value-type="float">
            <text:p>595</text:p>
          </table:table-cell>
          <table:table-cell office:value-type="string" calcext:value-type="string">
            <text:p><text:a xlink:href="https://pokemondb.net/pokedex/joltik" xlink:type="simple">Joltik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637]/10)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19" calcext:value-type="float">
            <text:p>319</text:p>
          </table:table-cell>
        </table:table-row>
        <table:table-row table:style-name="ro4">
          <table:table-cell office:value-type="float" office:value="596" calcext:value-type="float">
            <text:p>596</text:p>
          </table:table-cell>
          <table:table-cell office:value-type="string" calcext:value-type="string">
            <text:p><text:a xlink:href="https://pokemondb.net/pokedex/galvantula" xlink:type="simple">Galvantula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638]/10)"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472" calcext:value-type="float">
            <text:p>472</text:p>
          </table:table-cell>
        </table:table-row>
        <table:table-row table:style-name="ro4">
          <table:table-cell office:value-type="float" office:value="597" calcext:value-type="float">
            <text:p>597</text:p>
          </table:table-cell>
          <table:table-cell office:value-type="string" calcext:value-type="string">
            <text:p><text:a xlink:href="https://pokemondb.net/pokedex/ferroseed" xlink:type="simple">Ferroseed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639]/10)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</table:table-row>
        <table:table-row table:style-name="ro4">
          <table:table-cell office:value-type="float" office:value="598" calcext:value-type="float">
            <text:p>598</text:p>
          </table:table-cell>
          <table:table-cell office:value-type="string" calcext:value-type="string">
            <text:p><text:a xlink:href="https://pokemondb.net/pokedex/ferrothorn" xlink:type="simple">Ferrothorn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640]/10)"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131" calcext:value-type="float">
            <text:p>131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<text:a xlink:href="https://pokemondb.net/pokedex/klink" xlink:type="simple">Klink</text:a></text:p>
          </table:table-cell>
          <table:table-cell office:value-type="string" calcext:value-type="string"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641]/10)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<text:a xlink:href="https://pokemondb.net/pokedex/klang" xlink:type="simple">Klang</text:a></text:p>
          </table:table-cell>
          <table:table-cell office:value-type="string" calcext:value-type="string"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642]/10)"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<text:a xlink:href="https://pokemondb.net/pokedex/klinklang" xlink:type="simple">Klinklang</text:a></text:p>
          </table:table-cell>
          <table:table-cell office:value-type="string" calcext:value-type="string"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643]/10)"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<text:a xlink:href="https://pokemondb.net/pokedex/tynamo" xlink:type="simple">Tynamo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644]/10)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<text:a xlink:href="https://pokemondb.net/pokedex/eelektrik" xlink:type="simple">Eelektrik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645]/10)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<text:a xlink:href="https://pokemondb.net/pokedex/eelektross" xlink:type="simple">Eelektross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646]/10)"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<text:a xlink:href="https://pokemondb.net/pokedex/elgyem" xlink:type="simple">Elgyem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647]/10)" office:value-type="float" office:value="33" calcext:value-type="float">
            <text:p>33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a xlink:href="https://pokemondb.net/pokedex/beheeyem" xlink:type="simple">Beheeyem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648]/10)" office:value-type="float" office:value="48" calcext:value-type="float">
            <text:p>48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485" calcext:value-type="float">
            <text:p>485</text:p>
          </table:table-cell>
        </table:table-row>
        <table:table-row table:style-name="ro4">
          <table:table-cell office:value-type="float" office:value="607" calcext:value-type="float">
            <text:p>607</text:p>
          </table:table-cell>
          <table:table-cell office:value-type="string" calcext:value-type="string">
            <text:p><text:a xlink:href="https://pokemondb.net/pokedex/litwick" xlink:type="simple">Litwick</text:a>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649]/10)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75" calcext:value-type="float">
            <text:p>275</text:p>
          </table:table-cell>
        </table:table-row>
        <table:table-row table:style-name="ro4"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s://pokemondb.net/pokedex/lampent" xlink:type="simple">Lampent</text:a>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650]/10)"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70" calcext:value-type="float">
            <text:p>370</text:p>
          </table:table-cell>
        </table:table-row>
        <table:table-row table:style-name="ro4">
          <table:table-cell office:value-type="float" office:value="609" calcext:value-type="float">
            <text:p>609</text:p>
          </table:table-cell>
          <table:table-cell office:value-type="string" calcext:value-type="string">
            <text:p><text:a xlink:href="https://pokemondb.net/pokedex/chandelure" xlink:type="simple">Chandelure</text:a>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651]/10)"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<text:a xlink:href="https://pokemondb.net/pokedex/axew" xlink:type="simple">Axew</text:a></text:p>
          </table:table-cell>
          <table:table-cell office:value-type="string" calcext:value-type="string"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652]/10)"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s://pokemondb.net/pokedex/fraxure" xlink:type="simple">Fraxure</text:a></text:p>
          </table:table-cell>
          <table:table-cell office:value-type="string" calcext:value-type="string"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653]/10)"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<text:a xlink:href="https://pokemondb.net/pokedex/haxorus" xlink:type="simple">Haxorus</text:a></text:p>
          </table:table-cell>
          <table:table-cell office:value-type="string" calcext:value-type="string"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654]/10)"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<text:a xlink:href="https://pokemondb.net/pokedex/cubchoo" xlink:type="simple">Cubchoo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655]/10)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a xlink:href="https://pokemondb.net/pokedex/beartic" xlink:type="simple">Beartic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656]/10)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<text:a xlink:href="https://pokemondb.net/pokedex/cryogonal" xlink:type="simple">Cryogonal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657]/10)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a xlink:href="https://pokemondb.net/pokedex/shelmet" xlink:type="simple">Shelmet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658]/10)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a xlink:href="https://pokemondb.net/pokedex/accelgor" xlink:type="simple">Accelgor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659]/10)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495" calcext:value-type="float">
            <text:p>495</text:p>
          </table:table-cell>
        </table:table-row>
        <table:table-row table:style-name="ro4">
          <table:table-cell office:value-type="float" office:value="618" calcext:value-type="float">
            <text:p>618</text:p>
          </table:table-cell>
          <table:table-cell office:value-type="string" calcext:value-type="string">
            <text:p><text:a xlink:href="https://pokemondb.net/pokedex/stunfisk" xlink:type="simple">Stunfisk</text:a></text:p>
          </table:table-cell>
          <table:table-cell office:value-type="string" calcext:value-type="string">
            <text:p><text:a xlink:href="https://pokemondb.net/type/ground" xlink:type="simple">GROUND</text:a></text:p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660]/10)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a xlink:href="https://pokemondb.net/pokedex/mienfoo" xlink:type="simple">Mienfoo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661]/10)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s://pokemondb.net/pokedex/mienshao" xlink:type="simple">Mienshao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662]/10)"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<text:a xlink:href="https://pokemondb.net/pokedex/druddigon" xlink:type="simple">Druddigon</text:a></text:p>
          </table:table-cell>
          <table:table-cell office:value-type="string" calcext:value-type="string"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663]/10)"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485" calcext:value-type="float">
            <text:p>485</text:p>
          </table:table-cell>
        </table:table-row>
        <table:table-row table:style-name="ro4">
          <table:table-cell office:value-type="float" office:value="622" calcext:value-type="float">
            <text:p>622</text:p>
          </table:table-cell>
          <table:table-cell office:value-type="string" calcext:value-type="string">
            <text:p><text:a xlink:href="https://pokemondb.net/pokedex/golett" xlink:type="simple">Golett</text:a></text:p>
          </table:table-cell>
          <table:table-cell office:value-type="string" calcext:value-type="string">
            <text:p><text:a xlink:href="https://pokemondb.net/type/ground" xlink:type="simple">GROUND</text:a></text:p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664]/10)"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3" calcext:value-type="float">
            <text:p>303</text:p>
          </table:table-cell>
        </table:table-row>
        <table:table-row table:style-name="ro4">
          <table:table-cell office:value-type="float" office:value="623" calcext:value-type="float">
            <text:p>623</text:p>
          </table:table-cell>
          <table:table-cell office:value-type="string" calcext:value-type="string">
            <text:p><text:a xlink:href="https://pokemondb.net/pokedex/golurk" xlink:type="simple">Golurk</text:a></text:p>
          </table:table-cell>
          <table:table-cell office:value-type="string" calcext:value-type="string">
            <text:p><text:a xlink:href="https://pokemondb.net/type/ground" xlink:type="simple">GROUND</text:a></text:p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665]/10)"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483" calcext:value-type="float">
            <text:p>483</text:p>
          </table:table-cell>
        </table:table-row>
        <table:table-row table:style-name="ro4">
          <table:table-cell office:value-type="float" office:value="624" calcext:value-type="float">
            <text:p>624</text:p>
          </table:table-cell>
          <table:table-cell office:value-type="string" calcext:value-type="string">
            <text:p><text:a xlink:href="https://pokemondb.net/pokedex/pawniard" xlink:type="simple">Pawniard</text:a></text:p>
          </table:table-cell>
          <table:table-cell office:value-type="string" calcext:value-type="string">
            <text:p><text:a xlink:href="https://pokemondb.net/type/dark" xlink:type="simple">DARK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666]/10)"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office:value-type="float" office:value="625" calcext:value-type="float">
            <text:p>625</text:p>
          </table:table-cell>
          <table:table-cell office:value-type="string" calcext:value-type="string">
            <text:p><text:a xlink:href="https://pokemondb.net/pokedex/bisharp" xlink:type="simple">Bisharp</text:a></text:p>
          </table:table-cell>
          <table:table-cell office:value-type="string" calcext:value-type="string">
            <text:p><text:a xlink:href="https://pokemondb.net/type/dark" xlink:type="simple">DARK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667]/10)"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<text:a xlink:href="https://pokemondb.net/pokedex/bouffalant" xlink:type="simple">Bouffalant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668]/10)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90" calcext:value-type="float">
            <text:p>490</text:p>
          </table:table-cell>
        </table:table-row>
        <table:table-row table:style-name="ro4">
          <table:table-cell office:value-type="float" office:value="627" calcext:value-type="float">
            <text:p>627</text:p>
          </table:table-cell>
          <table:table-cell office:value-type="string" calcext:value-type="string">
            <text:p><text:a xlink:href="https://pokemondb.net/pokedex/rufflet" xlink:type="simple">Rufflet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669]/10)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0" calcext:value-type="float">
            <text:p>350</text:p>
          </table:table-cell>
        </table:table-row>
        <table:table-row table:style-name="ro4">
          <table:table-cell office:value-type="float" office:value="628" calcext:value-type="float">
            <text:p>628</text:p>
          </table:table-cell>
          <table:table-cell office:value-type="string" calcext:value-type="string">
            <text:p><text:a xlink:href="https://pokemondb.net/pokedex/braviary" xlink:type="simple">Braviary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670]/10)"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10" calcext:value-type="float">
            <text:p>510</text:p>
          </table:table-cell>
        </table:table-row>
        <table:table-row table:style-name="ro4">
          <table:table-cell office:value-type="float" office:value="629" calcext:value-type="float">
            <text:p>629</text:p>
          </table:table-cell>
          <table:table-cell office:value-type="string" calcext:value-type="string">
            <text:p><text:a xlink:href="https://pokemondb.net/pokedex/vullaby" xlink:type="simple">Vullaby</text:a></text:p>
          </table:table-cell>
          <table:table-cell office:value-type="string" calcext:value-type="string">
            <text:p><text:a xlink:href="https://pokemondb.net/type/dark" xlink:type="simple">DARK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671]/10)"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70" calcext:value-type="float">
            <text:p>370</text:p>
          </table:table-cell>
        </table:table-row>
        <table:table-row table:style-name="ro4">
          <table:table-cell office:value-type="float" office:value="630" calcext:value-type="float">
            <text:p>630</text:p>
          </table:table-cell>
          <table:table-cell office:value-type="string" calcext:value-type="string">
            <text:p><text:a xlink:href="https://pokemondb.net/pokedex/mandibuzz" xlink:type="simple">Mandibuzz</text:a></text:p>
          </table:table-cell>
          <table:table-cell office:value-type="string" calcext:value-type="string">
            <text:p><text:a xlink:href="https://pokemondb.net/type/dark" xlink:type="simple">DARK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672]/10)"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<text:a xlink:href="https://pokemondb.net/pokedex/heatmor" xlink:type="simple">Heatmor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673]/10)"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484" calcext:value-type="float">
            <text:p>484</text:p>
          </table:table-cell>
        </table:table-row>
        <table:table-row table:style-name="ro4">
          <table:table-cell office:value-type="float" office:value="632" calcext:value-type="float">
            <text:p>632</text:p>
          </table:table-cell>
          <table:table-cell office:value-type="string" calcext:value-type="string">
            <text:p><text:a xlink:href="https://pokemondb.net/pokedex/durant" xlink:type="simple">Durant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674]/10)"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office:value-type="float" office:value="484" calcext:value-type="float">
            <text:p>484</text:p>
          </table:table-cell>
        </table:table-row>
        <table:table-row table:style-name="ro4">
          <table:table-cell office:value-type="float" office:value="633" calcext:value-type="float">
            <text:p>633</text:p>
          </table:table-cell>
          <table:table-cell office:value-type="string" calcext:value-type="string">
            <text:p><text:a xlink:href="https://pokemondb.net/pokedex/deino" xlink:type="simple">Deino</text:a></text:p>
          </table:table-cell>
          <table:table-cell office:value-type="string" calcext:value-type="string">
            <text:p><text:a xlink:href="https://pokemondb.net/type/dark" xlink:type="simple">DARK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675]/10)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office:value-type="float" office:value="634" calcext:value-type="float">
            <text:p>634</text:p>
          </table:table-cell>
          <table:table-cell office:value-type="string" calcext:value-type="string">
            <text:p><text:a xlink:href="https://pokemondb.net/pokedex/zweilous" xlink:type="simple">Zweilous</text:a></text:p>
          </table:table-cell>
          <table:table-cell office:value-type="string" calcext:value-type="string">
            <text:p><text:a xlink:href="https://pokemondb.net/type/dark" xlink:type="simple">DARK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676]/10)"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420" calcext:value-type="float">
            <text:p>420</text:p>
          </table:table-cell>
        </table:table-row>
        <table:table-row table:style-name="ro4"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s://pokemondb.net/pokedex/hydreigon" xlink:type="simple">Hydreigon</text:a></text:p>
          </table:table-cell>
          <table:table-cell office:value-type="string" calcext:value-type="string">
            <text:p><text:a xlink:href="https://pokemondb.net/type/dark" xlink:type="simple">DARK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677]/10)"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600" calcext:value-type="float">
            <text:p>600</text:p>
          </table:table-cell>
        </table:table-row>
        <table:table-row table:style-name="ro4">
          <table:table-cell office:value-type="float" office:value="636" calcext:value-type="float">
            <text:p>636</text:p>
          </table:table-cell>
          <table:table-cell office:value-type="string" calcext:value-type="string">
            <text:p><text:a xlink:href="https://pokemondb.net/pokedex/larvesta" xlink:type="simple">Larvesta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678]/10)"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</table:table-row>
        <table:table-row table:style-name="ro4">
          <table:table-cell office:value-type="float" office:value="637" calcext:value-type="float">
            <text:p>637</text:p>
          </table:table-cell>
          <table:table-cell office:value-type="string" calcext:value-type="string">
            <text:p><text:a xlink:href="https://pokemondb.net/pokedex/volcarona" xlink:type="simple">Volcarona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679]/10)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</table:table-row>
        <table:table-row table:style-name="ro4">
          <table:table-cell office:value-type="float" office:value="638" calcext:value-type="float">
            <text:p>638</text:p>
          </table:table-cell>
          <table:table-cell office:value-type="string" calcext:value-type="string">
            <text:p><text:a xlink:href="https://pokemondb.net/pokedex/cobalion" xlink:type="simple">Cobalion</text:a>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680]/10)"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580" calcext:value-type="float">
            <text:p>580</text:p>
          </table:table-cell>
        </table:table-row>
        <table:table-row table:style-name="ro4">
          <table:table-cell office:value-type="float" office:value="639" calcext:value-type="float">
            <text:p>639</text:p>
          </table:table-cell>
          <table:table-cell office:value-type="string" calcext:value-type="string">
            <text:p><text:a xlink:href="https://pokemondb.net/pokedex/terrakion" xlink:type="simple">Terrakion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681]/10)"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580" calcext:value-type="float">
            <text:p>580</text:p>
          </table:table-cell>
        </table:table-row>
        <table:table-row table:style-name="ro4"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s://pokemondb.net/pokedex/virizion" xlink:type="simple">Virizion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682]/10)"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580" calcext:value-type="float">
            <text:p>580</text:p>
          </table:table-cell>
        </table:table-row>
        <table:table-row table:style-name="ro3">
          <table:table-cell office:value-type="float" office:value="641" calcext:value-type="float">
            <text:p>641</text:p>
          </table:table-cell>
          <table:table-cell office:value-type="string" calcext:value-type="string">
            <text:p><text:a xlink:href="https://pokemondb.net/pokedex/tornadus" xlink:type="simple">Tornadus</text:a></text:p>
            <text:p>Incarnate Forme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683]/10)"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580" calcext:value-type="float">
            <text:p>580</text:p>
          </table:table-cell>
        </table:table-row>
        <table:table-row table:style-name="ro3">
          <table:table-cell office:value-type="float" office:value="641" calcext:value-type="float">
            <text:p>641</text:p>
          </table:table-cell>
          <table:table-cell office:value-type="string" calcext:value-type="string">
            <text:p><text:a xlink:href="https://pokemondb.net/pokedex/tornadus" xlink:type="simple">Tornadus</text:a></text:p>
            <text:p>Therian Forme</text:p>
          </table:table-cell>
          <table:table-cell office:value-type="string" calcext:value-type="string"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684]/10)"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580" calcext:value-type="float">
            <text:p>580</text:p>
          </table:table-cell>
        </table:table-row>
        <table:table-row table:style-name="ro3">
          <table:table-cell office:value-type="float" office:value="642" calcext:value-type="float">
            <text:p>642</text:p>
          </table:table-cell>
          <table:table-cell office:value-type="string" calcext:value-type="string">
            <text:p><text:a xlink:href="https://pokemondb.net/pokedex/thundurus" xlink:type="simple">Thundurus</text:a></text:p>
            <text:p>Incarnate Forme</text:p>
          </table:table-cell>
          <table:table-cell office:value-type="string" calcext:value-type="string">
            <text:p><text:a xlink:href="https://pokemondb.net/type/electric" xlink:type="simple">ELECTRIC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685]/10)"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580" calcext:value-type="float">
            <text:p>580</text:p>
          </table:table-cell>
        </table:table-row>
        <table:table-row table:style-name="ro3">
          <table:table-cell office:value-type="float" office:value="642" calcext:value-type="float">
            <text:p>642</text:p>
          </table:table-cell>
          <table:table-cell office:value-type="string" calcext:value-type="string">
            <text:p><text:a xlink:href="https://pokemondb.net/pokedex/thundurus" xlink:type="simple">Thundurus</text:a></text:p>
            <text:p>Therian Forme</text:p>
          </table:table-cell>
          <table:table-cell office:value-type="string" calcext:value-type="string">
            <text:p><text:a xlink:href="https://pokemondb.net/type/electric" xlink:type="simple">ELECTRIC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686]/10)"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580" calcext:value-type="float">
            <text:p>580</text:p>
          </table:table-cell>
        </table:table-row>
        <table:table-row table:style-name="ro4">
          <table:table-cell office:value-type="float" office:value="643" calcext:value-type="float">
            <text:p>643</text:p>
          </table:table-cell>
          <table:table-cell office:value-type="string" calcext:value-type="string">
            <text:p><text:a xlink:href="https://pokemondb.net/pokedex/reshiram" xlink:type="simple">Reshiram</text:a>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687]/10)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80" calcext:value-type="float">
            <text:p>680</text:p>
          </table:table-cell>
        </table:table-row>
        <table:table-row table:style-name="ro4">
          <table:table-cell office:value-type="float" office:value="644" calcext:value-type="float">
            <text:p>644</text:p>
          </table:table-cell>
          <table:table-cell office:value-type="string" calcext:value-type="string">
            <text:p><text:a xlink:href="https://pokemondb.net/pokedex/zekrom" xlink:type="simple">Zekrom</text:a>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688]/10)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80" calcext:value-type="float">
            <text:p>680</text:p>
          </table:table-cell>
        </table:table-row>
        <table:table-row table:style-name="ro3">
          <table:table-cell office:value-type="float" office:value="645" calcext:value-type="float">
            <text:p>645</text:p>
          </table:table-cell>
          <table:table-cell office:value-type="string" calcext:value-type="string">
            <text:p><text:a xlink:href="https://pokemondb.net/pokedex/landorus" xlink:type="simple">Landorus</text:a></text:p>
            <text:p>Therian Forme</text:p>
          </table:table-cell>
          <table:table-cell office:value-type="string" calcext:value-type="string">
            <text:p><text:a xlink:href="https://pokemondb.net/type/ground" xlink:type="simple">GROUND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689]/10)"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645" calcext:value-type="float">
            <text:p>645</text:p>
          </table:table-cell>
          <table:table-cell office:value-type="string" calcext:value-type="string">
            <text:p><text:a xlink:href="https://pokemondb.net/pokedex/landorus" xlink:type="simple">Landorus</text:a></text:p>
            <text:p>Incarnate Forme</text:p>
          </table:table-cell>
          <table:table-cell office:value-type="string" calcext:value-type="string">
            <text:p><text:a xlink:href="https://pokemondb.net/type/ground" xlink:type="simple">GROUND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690]/10)"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600" calcext:value-type="float">
            <text:p>600</text:p>
          </table:table-cell>
        </table:table-row>
        <table:table-row table:style-name="ro4">
          <table:table-cell office:value-type="float" office:value="646" calcext:value-type="float">
            <text:p>646</text:p>
          </table:table-cell>
          <table:table-cell office:value-type="string" calcext:value-type="string">
            <text:p><text:a xlink:href="https://pokemondb.net/pokedex/kyurem" xlink:type="simple">Kyurem</text:a>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691]/10)"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60" calcext:value-type="float">
            <text:p>660</text:p>
          </table:table-cell>
        </table:table-row>
        <table:table-row table:style-name="ro3">
          <table:table-cell office:value-type="float" office:value="646" calcext:value-type="float">
            <text:p>646</text:p>
          </table:table-cell>
          <table:table-cell office:value-type="string" calcext:value-type="string">
            <text:p><text:a xlink:href="https://pokemondb.net/pokedex/kyurem" xlink:type="simple">Kyurem</text:a></text:p>
            <text:p>White Kyurem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692]/10)"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00" calcext:value-type="float">
            <text:p>700</text:p>
          </table:table-cell>
        </table:table-row>
        <table:table-row table:style-name="ro3">
          <table:table-cell office:value-type="float" office:value="646" calcext:value-type="float">
            <text:p>646</text:p>
          </table:table-cell>
          <table:table-cell office:value-type="string" calcext:value-type="string">
            <text:p><text:a xlink:href="https://pokemondb.net/pokedex/kyurem" xlink:type="simple">Kyurem</text:a></text:p>
            <text:p>Black Kyurem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693]/10)"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700" calcext:value-type="float">
            <text:p>700</text:p>
          </table:table-cell>
        </table:table-row>
        <table:table-row table:style-name="ro3">
          <table:table-cell office:value-type="float" office:value="647" calcext:value-type="float">
            <text:p>647</text:p>
          </table:table-cell>
          <table:table-cell office:value-type="string" calcext:value-type="string">
            <text:p><text:a xlink:href="https://pokemondb.net/pokedex/keldeo" xlink:type="simple">Keldeo</text:a></text:p>
            <text:p>Resolute Forme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694]/10)"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580" calcext:value-type="float">
            <text:p>580</text:p>
          </table:table-cell>
        </table:table-row>
        <table:table-row table:style-name="ro3">
          <table:table-cell office:value-type="float" office:value="647" calcext:value-type="float">
            <text:p>647</text:p>
          </table:table-cell>
          <table:table-cell office:value-type="string" calcext:value-type="string">
            <text:p><text:a xlink:href="https://pokemondb.net/pokedex/keldeo" xlink:type="simple">Keldeo</text:a></text:p>
            <text:p>Ordinary Forme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695]/10)"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580" calcext:value-type="float">
            <text:p>580</text:p>
          </table:table-cell>
        </table:table-row>
        <table:table-row table:style-name="ro3"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s://pokemondb.net/pokedex/meloetta" xlink:type="simple">Meloetta</text:a></text:p>
            <text:p>Pirouette Forme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696]/10)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float" office:value="600" calcext:value-type="float">
            <text:p>600</text:p>
          </table:table-cell>
        </table:table-row>
        <table:table-row table:style-name="ro4"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s://pokemondb.net/pokedex/meloetta" xlink:type="simple">Meloetta</text:a></text:p>
            <text:p>Aria Forme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697]/10)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600" calcext:value-type="float">
            <text:p>600</text:p>
          </table:table-cell>
        </table:table-row>
        <table:table-row table:style-name="ro4">
          <table:table-cell office:value-type="float" office:value="649" calcext:value-type="float">
            <text:p>649</text:p>
          </table:table-cell>
          <table:table-cell office:value-type="string" calcext:value-type="string">
            <text:p><text:a xlink:href="https://pokemondb.net/pokedex/genesect" xlink:type="simple">Genesect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698]/10)"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s://pokemondb.net/pokedex/chespin" xlink:type="simple">Chespin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699]/10)"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<text:a xlink:href="https://pokemondb.net/pokedex/quilladin" xlink:type="simple">Quilladin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700]/10)"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05" calcext:value-type="float">
            <text:p>405</text:p>
          </table:table-cell>
        </table:table-row>
        <table:table-row table:style-name="ro4">
          <table:table-cell office:value-type="float" office:value="652" calcext:value-type="float">
            <text:p>652</text:p>
          </table:table-cell>
          <table:table-cell office:value-type="string" calcext:value-type="string">
            <text:p><text:a xlink:href="https://pokemondb.net/pokedex/chesnaught" xlink:type="simple">Chesnaught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701]/10)"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<text:a xlink:href="https://pokemondb.net/pokedex/fennekin" xlink:type="simple">Fennekin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702]/10)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<text:a xlink:href="https://pokemondb.net/pokedex/braixen" xlink:type="simple">Braixen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703]/10)" office:value-type="float" office:value="40" calcext:value-type="float">
            <text:p>4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409" calcext:value-type="float">
            <text:p>409</text:p>
          </table:table-cell>
        </table:table-row>
        <table:table-row table:style-name="ro4">
          <table:table-cell office:value-type="float" office:value="655" calcext:value-type="float">
            <text:p>655</text:p>
          </table:table-cell>
          <table:table-cell office:value-type="string" calcext:value-type="string">
            <text:p><text:a xlink:href="https://pokemondb.net/pokedex/delphox" xlink:type="simple">Delphox</text:a>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704]/10)"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<text:a xlink:href="https://pokemondb.net/pokedex/froakie" xlink:type="simple">Froakie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705]/10)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s://pokemondb.net/pokedex/frogadier" xlink:type="simple">Frogadier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706]/10)"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405" calcext:value-type="float">
            <text:p>405</text:p>
          </table:table-cell>
        </table:table-row>
        <table:table-row table:style-name="ro4">
          <table:table-cell office:value-type="float" office:value="658" calcext:value-type="float">
            <text:p>658</text:p>
          </table:table-cell>
          <table:table-cell office:value-type="string" calcext:value-type="string">
            <text:p><text:a xlink:href="https://pokemondb.net/pokedex/greninja" xlink:type="simple">Greninja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707]/10)"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122" calcext:value-type="float">
            <text:p>122</text:p>
          </table:table-cell>
          <table:table-cell office:value-type="float" office:value="530" calcext:value-type="float">
            <text:p>530</text:p>
          </table:table-cell>
        </table:table-row>
        <table:table-row table:style-name="ro3">
          <table:table-cell office:value-type="float" office:value="658" calcext:value-type="float">
            <text:p>658</text:p>
          </table:table-cell>
          <table:table-cell office:value-type="string" calcext:value-type="string">
            <text:p><text:a xlink:href="https://pokemondb.net/pokedex/greninja" xlink:type="simple">Greninja</text:a></text:p>
            <text:p>Ash-Greninja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708]/10)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145" calcext:value-type="float">
            <text:p>145</text:p>
          </table:table-cell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71" calcext:value-type="float">
            <text:p>71</text:p>
          </table:table-cell>
          <table:table-cell office:value-type="float" office:value="132" calcext:value-type="float">
            <text:p>132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<text:a xlink:href="https://pokemondb.net/pokedex/bunnelby" xlink:type="simple">Bunnelby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709]/10)"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237" calcext:value-type="float">
            <text:p>237</text:p>
          </table:table-cell>
        </table:table-row>
        <table:table-row table:style-name="ro4">
          <table:table-cell office:value-type="float" office:value="660" calcext:value-type="float">
            <text:p>660</text:p>
          </table:table-cell>
          <table:table-cell office:value-type="string" calcext:value-type="string">
            <text:p><text:a xlink:href="https://pokemondb.net/pokedex/diggersby" xlink:type="simple">Diggersby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710]/10)"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423" calcext:value-type="float">
            <text:p>423</text:p>
          </table:table-cell>
        </table:table-row>
        <table:table-row table:style-name="ro4">
          <table:table-cell office:value-type="float" office:value="661" calcext:value-type="float">
            <text:p>661</text:p>
          </table:table-cell>
          <table:table-cell office:value-type="string" calcext:value-type="string">
            <text:p><text:a xlink:href="https://pokemondb.net/pokedex/fletchling" xlink:type="simple">Fletchling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711]/10)"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278" calcext:value-type="float">
            <text:p>278</text:p>
          </table:table-cell>
        </table:table-row>
        <table:table-row table:style-name="ro4">
          <table:table-cell office:value-type="float" office:value="662" calcext:value-type="float">
            <text:p>662</text:p>
          </table:table-cell>
          <table:table-cell office:value-type="string" calcext:value-type="string">
            <text:p><text:a xlink:href="https://pokemondb.net/pokedex/fletchinder" xlink:type="simple">Fletchinder</text:a>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712]/10)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382" calcext:value-type="float">
            <text:p>382</text:p>
          </table:table-cell>
        </table:table-row>
        <table:table-row table:style-name="ro4">
          <table:table-cell office:value-type="float" office:value="663" calcext:value-type="float">
            <text:p>663</text:p>
          </table:table-cell>
          <table:table-cell office:value-type="string" calcext:value-type="string">
            <text:p><text:a xlink:href="https://pokemondb.net/pokedex/talonflame" xlink:type="simple">Talonflame</text:a>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713]/10)"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26" calcext:value-type="float">
            <text:p>12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<text:a xlink:href="https://pokemondb.net/pokedex/scatterbug" xlink:type="simple">Scatterbug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714]/10)"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<text:a xlink:href="https://pokemondb.net/pokedex/spewpa" xlink:type="simple">Spewpa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715]/10)"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13" calcext:value-type="float">
            <text:p>213</text:p>
          </table:table-cell>
        </table:table-row>
        <table:table-row table:style-name="ro4">
          <table:table-cell office:value-type="float" office:value="666" calcext:value-type="float">
            <text:p>666</text:p>
          </table:table-cell>
          <table:table-cell office:value-type="string" calcext:value-type="string">
            <text:p><text:a xlink:href="https://pokemondb.net/pokedex/vivillon" xlink:type="simple">Vivillon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716]/10)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411" calcext:value-type="float">
            <text:p>411</text:p>
          </table:table-cell>
        </table:table-row>
        <table:table-row table:style-name="ro4">
          <table:table-cell office:value-type="float" office:value="667" calcext:value-type="float">
            <text:p>667</text:p>
          </table:table-cell>
          <table:table-cell office:value-type="string" calcext:value-type="string">
            <text:p><text:a xlink:href="https://pokemondb.net/pokedex/litleo" xlink:type="simple">Litleo</text:a>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717]/10)"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369" calcext:value-type="float">
            <text:p>369</text:p>
          </table:table-cell>
        </table:table-row>
        <table:table-row table:style-name="ro4">
          <table:table-cell office:value-type="float" office:value="668" calcext:value-type="float">
            <text:p>668</text:p>
          </table:table-cell>
          <table:table-cell office:value-type="string" calcext:value-type="string">
            <text:p><text:a xlink:href="https://pokemondb.net/pokedex/pyroar" xlink:type="simple">Pyroar</text:a>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718]/10)"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a xlink:href="https://pokemondb.net/pokedex/flabebe" xlink:type="simple">Flabébé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719]/10)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a xlink:href="https://pokemondb.net/pokedex/floette" xlink:type="simple">Floette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720]/10)"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<text:a xlink:href="https://pokemondb.net/pokedex/florges" xlink:type="simple">Florges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721]/10)"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154" calcext:value-type="float">
            <text:p>154</text:p>
          </table:table-cell>
          <table:table-cell office:value-type="float" office:value="75" calcext:value-type="float">
            <text:p>7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<text:a xlink:href="https://pokemondb.net/pokedex/skiddo" xlink:type="simple">Skiddo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722]/10)"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<text:a xlink:href="https://pokemondb.net/pokedex/gogoat" xlink:type="simple">Gogoat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723]/10)" office:value-type="float" office:value="53" calcext:value-type="float">
            <text:p>53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<text:a xlink:href="https://pokemondb.net/pokedex/pancham" xlink:type="simple">Pancham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724]/10)"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48" calcext:value-type="float">
            <text:p>348</text:p>
          </table:table-cell>
        </table:table-row>
        <table:table-row table:style-name="ro4">
          <table:table-cell office:value-type="float" office:value="675" calcext:value-type="float">
            <text:p>675</text:p>
          </table:table-cell>
          <table:table-cell office:value-type="string" calcext:value-type="string">
            <text:p><text:a xlink:href="https://pokemondb.net/pokedex/pangoro" xlink:type="simple">Pangoro</text:a></text:p>
          </table:table-cell>
          <table:table-cell office:value-type="string" calcext:value-type="string">
            <text:p><text:a xlink:href="https://pokemondb.net/type/fighting" xlink:type="simple">FIGHTING</text:a></text:p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725]/10)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<text:a xlink:href="https://pokemondb.net/pokedex/furfrou" xlink:type="simple">Furfrou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726]/10)"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<text:a xlink:href="https://pokemondb.net/pokedex/espurr" xlink:type="simple">Espurr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727]/10)"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355" calcext:value-type="float">
            <text:p>355</text:p>
          </table:table-cell>
        </table:table-row>
        <table:table-row table:style-name="ro4"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s://pokemondb.net/pokedex/meowstic" xlink:type="simple">Meowstic</text:a></text:p>
            <text:p>Male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728]/10)"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float" office:value="466" calcext:value-type="float">
            <text:p>466</text:p>
          </table:table-cell>
        </table:table-row>
        <table:table-row table:style-name="ro4"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s://pokemondb.net/pokedex/meowstic" xlink:type="simple">Meowstic</text:a></text:p>
            <text:p>Female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729]/10)"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float" office:value="466" calcext:value-type="float">
            <text:p>466</text:p>
          </table:table-cell>
        </table:table-row>
        <table:table-row table:style-name="ro4">
          <table:table-cell office:value-type="float" office:value="679" calcext:value-type="float">
            <text:p>679</text:p>
          </table:table-cell>
          <table:table-cell office:value-type="string" calcext:value-type="string">
            <text:p><text:a xlink:href="https://pokemondb.net/pokedex/honedge" xlink:type="simple">Honedge</text:a>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730]/10)"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25" calcext:value-type="float">
            <text:p>325</text:p>
          </table:table-cell>
        </table:table-row>
        <table:table-row table:style-name="ro4">
          <table:table-cell office:value-type="float" office:value="680" calcext:value-type="float">
            <text:p>680</text:p>
          </table:table-cell>
          <table:table-cell office:value-type="string" calcext:value-type="string">
            <text:p><text:a xlink:href="https://pokemondb.net/pokedex/doublade" xlink:type="simple">Doublade</text:a>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731]/10)"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48" calcext:value-type="float">
            <text:p>448</text:p>
          </table:table-cell>
        </table:table-row>
        <table:table-row table:style-name="ro4">
          <table:table-cell office:value-type="float" office:value="681" calcext:value-type="float">
            <text:p>681</text:p>
          </table:table-cell>
          <table:table-cell office:value-type="string" calcext:value-type="string">
            <text:p><text:a xlink:href="https://pokemondb.net/pokedex/aegislash" xlink:type="simple">Aegislash</text:a></text:p>
            <text:p>Blade Forme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732]/10)"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20" calcext:value-type="float">
            <text:p>520</text:p>
          </table:table-cell>
        </table:table-row>
        <table:table-row table:style-name="ro3">
          <table:table-cell office:value-type="float" office:value="681" calcext:value-type="float">
            <text:p>681</text:p>
          </table:table-cell>
          <table:table-cell office:value-type="string" calcext:value-type="string">
            <text:p><text:a xlink:href="https://pokemondb.net/pokedex/aegislash" xlink:type="simple">Aegislash</text:a></text:p>
            <text:p>Shield Forme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733]/10)"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<text:a xlink:href="https://pokemondb.net/pokedex/spritzee" xlink:type="simple">Spritzee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734]/10)"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<text:a xlink:href="https://pokemondb.net/pokedex/aromatisse" xlink:type="simple">Aromatisse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735]/10)"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<text:a xlink:href="https://pokemondb.net/pokedex/swirlix" xlink:type="simple">Swirlix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736]/10)"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a xlink:href="https://pokemondb.net/pokedex/slurpuff" xlink:type="simple">Slurpuff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737]/10)"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</table:table-row>
        <table:table-row table:style-name="ro4">
          <table:table-cell office:value-type="float" office:value="686" calcext:value-type="float">
            <text:p>686</text:p>
          </table:table-cell>
          <table:table-cell office:value-type="string" calcext:value-type="string">
            <text:p><text:a xlink:href="https://pokemondb.net/pokedex/inkay" xlink:type="simple">Inkay</text:a></text:p>
          </table:table-cell>
          <table:table-cell office:value-type="string" calcext:value-type="string">
            <text:p><text:a xlink:href="https://pokemondb.net/type/dark" xlink:type="simple">DARK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738]/10)"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288" calcext:value-type="float">
            <text:p>288</text:p>
          </table:table-cell>
        </table:table-row>
        <table:table-row table:style-name="ro4">
          <table:table-cell office:value-type="float" office:value="687" calcext:value-type="float">
            <text:p>687</text:p>
          </table:table-cell>
          <table:table-cell office:value-type="string" calcext:value-type="string">
            <text:p><text:a xlink:href="https://pokemondb.net/pokedex/malamar" xlink:type="simple">Malamar</text:a></text:p>
          </table:table-cell>
          <table:table-cell office:value-type="string" calcext:value-type="string">
            <text:p><text:a xlink:href="https://pokemondb.net/type/dark" xlink:type="simple">DARK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739]/10)"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482" calcext:value-type="float">
            <text:p>482</text:p>
          </table:table-cell>
        </table:table-row>
        <table:table-row table:style-name="ro4">
          <table:table-cell office:value-type="float" office:value="688" calcext:value-type="float">
            <text:p>688</text:p>
          </table:table-cell>
          <table:table-cell office:value-type="string" calcext:value-type="string">
            <text:p><text:a xlink:href="https://pokemondb.net/pokedex/binacle" xlink:type="simple">Binacle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740]/10)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306" calcext:value-type="float">
            <text:p>306</text:p>
          </table:table-cell>
        </table:table-row>
        <table:table-row table:style-name="ro4">
          <table:table-cell office:value-type="float" office:value="689" calcext:value-type="float">
            <text:p>689</text:p>
          </table:table-cell>
          <table:table-cell office:value-type="string" calcext:value-type="string">
            <text:p><text:a xlink:href="https://pokemondb.net/pokedex/barbaracle" xlink:type="simple">Barbaracle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741]/10)"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</table:table-row>
        <table:table-row table:style-name="ro4">
          <table:table-cell office:value-type="float" office:value="690" calcext:value-type="float">
            <text:p>690</text:p>
          </table:table-cell>
          <table:table-cell office:value-type="string" calcext:value-type="string">
            <text:p><text:a xlink:href="https://pokemondb.net/pokedex/skrelp" xlink:type="simple">Skrelp</text:a></text:p>
          </table:table-cell>
          <table:table-cell office:value-type="string" calcext:value-type="string">
            <text:p><text:a xlink:href="https://pokemondb.net/type/poison" xlink:type="simple">POISON</text:a></text:p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742]/10)"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</table:table-row>
        <table:table-row table:style-name="ro4"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s://pokemondb.net/pokedex/dragalge" xlink:type="simple">Dragalge</text:a></text:p>
          </table:table-cell>
          <table:table-cell office:value-type="string" calcext:value-type="string">
            <text:p><text:a xlink:href="https://pokemondb.net/type/poison" xlink:type="simple">POISON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743]/10)"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office:value-type="float" office:value="44" calcext:value-type="float">
            <text:p>4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<text:a xlink:href="https://pokemondb.net/pokedex/clauncher" xlink:type="simple">Clauncher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744]/10)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<text:a xlink:href="https://pokemondb.net/pokedex/clawitzer" xlink:type="simple">Clawitzer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745]/10)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</table:table-row>
        <table:table-row table:style-name="ro4">
          <table:table-cell office:value-type="float" office:value="694" calcext:value-type="float">
            <text:p>694</text:p>
          </table:table-cell>
          <table:table-cell office:value-type="string" calcext:value-type="string">
            <text:p><text:a xlink:href="https://pokemondb.net/pokedex/helioptile" xlink:type="simple">Helioptile</text:a></text:p>
          </table:table-cell>
          <table:table-cell office:value-type="string" calcext:value-type="string">
            <text:p><text:a xlink:href="https://pokemondb.net/type/electric" xlink:type="simple">ELECTRIC</text:a></text:p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746]/10)"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289" calcext:value-type="float">
            <text:p>289</text:p>
          </table:table-cell>
        </table:table-row>
        <table:table-row table:style-name="ro4">
          <table:table-cell office:value-type="float" office:value="695" calcext:value-type="float">
            <text:p>695</text:p>
          </table:table-cell>
          <table:table-cell office:value-type="string" calcext:value-type="string">
            <text:p><text:a xlink:href="https://pokemondb.net/pokedex/heliolisk" xlink:type="simple">Heliolisk</text:a></text:p>
          </table:table-cell>
          <table:table-cell office:value-type="string" calcext:value-type="string">
            <text:p><text:a xlink:href="https://pokemondb.net/type/electric" xlink:type="simple">ELECTRIC</text:a></text:p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747]/10)"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481" calcext:value-type="float">
            <text:p>481</text:p>
          </table:table-cell>
        </table:table-row>
        <table:table-row table:style-name="ro4">
          <table:table-cell office:value-type="float" office:value="696" calcext:value-type="float">
            <text:p>696</text:p>
          </table:table-cell>
          <table:table-cell office:value-type="string" calcext:value-type="string">
            <text:p><text:a xlink:href="https://pokemondb.net/pokedex/tyrunt" xlink:type="simple">Tyrunt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748]/10)"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362" calcext:value-type="float">
            <text:p>362</text:p>
          </table:table-cell>
        </table:table-row>
        <table:table-row table:style-name="ro4">
          <table:table-cell office:value-type="float" office:value="697" calcext:value-type="float">
            <text:p>697</text:p>
          </table:table-cell>
          <table:table-cell office:value-type="string" calcext:value-type="string">
            <text:p><text:a xlink:href="https://pokemondb.net/pokedex/tyrantrum" xlink:type="simple">Tyrantrum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749]/10)"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521" calcext:value-type="float">
            <text:p>521</text:p>
          </table:table-cell>
        </table:table-row>
        <table:table-row table:style-name="ro4">
          <table:table-cell office:value-type="float" office:value="698" calcext:value-type="float">
            <text:p>698</text:p>
          </table:table-cell>
          <table:table-cell office:value-type="string" calcext:value-type="string">
            <text:p><text:a xlink:href="https://pokemondb.net/pokedex/amaura" xlink:type="simple">Amaura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750]/10)"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62" calcext:value-type="float">
            <text:p>362</text:p>
          </table:table-cell>
        </table:table-row>
        <table:table-row table:style-name="ro4">
          <table:table-cell office:value-type="float" office:value="699" calcext:value-type="float">
            <text:p>699</text:p>
          </table:table-cell>
          <table:table-cell office:value-type="string" calcext:value-type="string">
            <text:p><text:a xlink:href="https://pokemondb.net/pokedex/aurorus" xlink:type="simple">Aurorus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751]/10)"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<text:a xlink:href="https://pokemondb.net/pokedex/sylveon" xlink:type="simple">Sylveon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752]/10)"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25" calcext:value-type="float">
            <text:p>525</text:p>
          </table:table-cell>
        </table:table-row>
        <table:table-row table:style-name="ro4">
          <table:table-cell office:value-type="float" office:value="701" calcext:value-type="float">
            <text:p>701</text:p>
          </table:table-cell>
          <table:table-cell office:value-type="string" calcext:value-type="string">
            <text:p><text:a xlink:href="https://pokemondb.net/pokedex/hawlucha" xlink:type="simple">Hawlucha</text:a></text:p>
          </table:table-cell>
          <table:table-cell office:value-type="string" calcext:value-type="string">
            <text:p><text:a xlink:href="https://pokemondb.net/type/fighting" xlink:type="simple">FIGHTING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753]/10)"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</table:table-row>
        <table:table-row table:style-name="ro4">
          <table:table-cell office:value-type="float" office:value="702" calcext:value-type="float">
            <text:p>702</text:p>
          </table:table-cell>
          <table:table-cell office:value-type="string" calcext:value-type="string">
            <text:p><text:a xlink:href="https://pokemondb.net/pokedex/dedenne" xlink:type="simple">Dedenne</text:a></text:p>
          </table:table-cell>
          <table:table-cell office:value-type="string" calcext:value-type="string">
            <text:p><text:a xlink:href="https://pokemondb.net/type/electric" xlink:type="simple">ELECTRIC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754]/10)"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431" calcext:value-type="float">
            <text:p>431</text:p>
          </table:table-cell>
        </table:table-row>
        <table:table-row table:style-name="ro4">
          <table:table-cell office:value-type="float" office:value="703" calcext:value-type="float">
            <text:p>703</text:p>
          </table:table-cell>
          <table:table-cell office:value-type="string" calcext:value-type="string">
            <text:p><text:a xlink:href="https://pokemondb.net/pokedex/carbink" xlink:type="simple">Carbink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755]/10)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a xlink:href="https://pokemondb.net/pokedex/goomy" xlink:type="simple">Goomy</text:a></text:p>
          </table:table-cell>
          <table:table-cell office:value-type="string" calcext:value-type="string"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756]/10)"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<text:a xlink:href="https://pokemondb.net/pokedex/sliggoo" xlink:type="simple">Sliggoo</text:a></text:p>
          </table:table-cell>
          <table:table-cell office:value-type="string" calcext:value-type="string"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757]/10)"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<text:a xlink:href="https://pokemondb.net/pokedex/goodra" xlink:type="simple">Goodra</text:a></text:p>
          </table:table-cell>
          <table:table-cell office:value-type="string" calcext:value-type="string"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758]/10)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string" calcext:value-type="string">
            <text:p><text:a xlink:href="https://pokemondb.net/pokedex/klefki" xlink:type="simple">Klefki</text:a>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759]/10)"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470" calcext:value-type="float">
            <text:p>470</text:p>
          </table:table-cell>
        </table:table-row>
        <table:table-row table:style-name="ro4">
          <table:table-cell office:value-type="float" office:value="708" calcext:value-type="float">
            <text:p>708</text:p>
          </table:table-cell>
          <table:table-cell office:value-type="string" calcext:value-type="string">
            <text:p><text:a xlink:href="https://pokemondb.net/pokedex/phantump" xlink:type="simple">Phantump</text:a>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760]/10)"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09" calcext:value-type="float">
            <text:p>309</text:p>
          </table:table-cell>
        </table:table-row>
        <table:table-row table:style-name="ro4">
          <table:table-cell office:value-type="float" office:value="709" calcext:value-type="float">
            <text:p>709</text:p>
          </table:table-cell>
          <table:table-cell office:value-type="string" calcext:value-type="string">
            <text:p><text:a xlink:href="https://pokemondb.net/pokedex/trevenant" xlink:type="simple">Trevenant</text:a>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761]/10)"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474" calcext:value-type="float">
            <text:p>474</text:p>
          </table:table-cell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string" calcext:value-type="string">
            <text:p><text:a xlink:href="https://pokemondb.net/pokedex/pumpkaboo" xlink:type="simple">Pumpkaboo</text:a></text:p>
            <text:p>Average Size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762]/10)"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335" calcext:value-type="float">
            <text:p>335</text:p>
          </table:table-cell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string" calcext:value-type="string">
            <text:p><text:a xlink:href="https://pokemondb.net/pokedex/pumpkaboo" xlink:type="simple">Pumpkaboo</text:a></text:p>
            <text:p>Small Size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763]/10)"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335" calcext:value-type="float">
            <text:p>335</text:p>
          </table:table-cell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string" calcext:value-type="string">
            <text:p><text:a xlink:href="https://pokemondb.net/pokedex/pumpkaboo" xlink:type="simple">Pumpkaboo</text:a></text:p>
            <text:p>Large Size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764]/10)"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35" calcext:value-type="float">
            <text:p>335</text:p>
          </table:table-cell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string" calcext:value-type="string">
            <text:p><text:a xlink:href="https://pokemondb.net/pokedex/pumpkaboo" xlink:type="simple">Pumpkaboo</text:a></text:p>
            <text:p>Super Size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765]/10)"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35" calcext:value-type="float">
            <text:p>335</text:p>
          </table:table-cell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string" calcext:value-type="string">
            <text:p><text:a xlink:href="https://pokemondb.net/pokedex/gourgeist" xlink:type="simple">Gourgeist</text:a></text:p>
            <text:p>Average Size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766]/10)"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494" calcext:value-type="float">
            <text:p>494</text:p>
          </table:table-cell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string" calcext:value-type="string">
            <text:p><text:a xlink:href="https://pokemondb.net/pokedex/gourgeist" xlink:type="simple">Gourgeist</text:a></text:p>
            <text:p>Small Size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767]/10)"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494" calcext:value-type="float">
            <text:p>494</text:p>
          </table:table-cell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string" calcext:value-type="string">
            <text:p><text:a xlink:href="https://pokemondb.net/pokedex/gourgeist" xlink:type="simple">Gourgeist</text:a></text:p>
            <text:p>Large Size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768]/10)"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494" calcext:value-type="float">
            <text:p>494</text:p>
          </table:table-cell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string" calcext:value-type="string">
            <text:p><text:a xlink:href="https://pokemondb.net/pokedex/gourgeist" xlink:type="simple">Gourgeist</text:a></text:p>
            <text:p>Super Size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769]/10)"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<text:a xlink:href="https://pokemondb.net/pokedex/bergmite" xlink:type="simple">Bergmite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770]/10)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<text:a xlink:href="https://pokemondb.net/pokedex/avalugg" xlink:type="simple">Avalugg</text:a></text:p>
          </table:table-cell>
          <table:table-cell office:value-type="string" calcext:value-type="string"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771]/10)"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184" calcext:value-type="float">
            <text:p>184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514" calcext:value-type="float">
            <text:p>514</text:p>
          </table:table-cell>
        </table:table-row>
        <table:table-row table:style-name="ro4">
          <table:table-cell office:value-type="float" office:value="714" calcext:value-type="float">
            <text:p>714</text:p>
          </table:table-cell>
          <table:table-cell office:value-type="string" calcext:value-type="string">
            <text:p><text:a xlink:href="https://pokemondb.net/pokedex/noibat" xlink:type="simple">Noibat</text:a></text:p>
          </table:table-cell>
          <table:table-cell office:value-type="string" calcext:value-type="string">
            <text:p><text:a xlink:href="https://pokemondb.net/type/flying" xlink:type="simple">FLYING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772]/10)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45" calcext:value-type="float">
            <text:p>245</text:p>
          </table:table-cell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string" calcext:value-type="string">
            <text:p><text:a xlink:href="https://pokemondb.net/pokedex/noivern" xlink:type="simple">Noivern</text:a></text:p>
          </table:table-cell>
          <table:table-cell office:value-type="string" calcext:value-type="string">
            <text:p><text:a xlink:href="https://pokemondb.net/type/flying" xlink:type="simple">FLYING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773]/10)"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s://pokemondb.net/pokedex/xerneas" xlink:type="simple">Xerneas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774]/10)"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680" calcext:value-type="float">
            <text:p>680</text:p>
          </table:table-cell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string" calcext:value-type="string">
            <text:p><text:a xlink:href="https://pokemondb.net/pokedex/yveltal" xlink:type="simple">Yveltal</text:a></text:p>
          </table:table-cell>
          <table:table-cell office:value-type="string" calcext:value-type="string">
            <text:p><text:a xlink:href="https://pokemondb.net/type/dark" xlink:type="simple">DARK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775]/10)"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680" calcext:value-type="float">
            <text:p>680</text:p>
          </table:table-cell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string" calcext:value-type="string">
            <text:p><text:a xlink:href="https://pokemondb.net/pokedex/zygarde" xlink:type="simple">Zygarde</text:a></text:p>
            <text:p>10% Forme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776]/10)"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86" calcext:value-type="float">
            <text:p>486</text:p>
          </table:table-cell>
        </table:table-row>
        <table:table-row table:style-name="ro3">
          <table:table-cell office:value-type="float" office:value="718" calcext:value-type="float">
            <text:p>718</text:p>
          </table:table-cell>
          <table:table-cell office:value-type="string" calcext:value-type="string">
            <text:p><text:a xlink:href="https://pokemondb.net/pokedex/zygarde" xlink:type="simple">Zygarde</text:a></text:p>
            <text:p>Complete Forme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777]/10)"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08" calcext:value-type="float">
            <text:p>708</text:p>
          </table:table-cell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string" calcext:value-type="string">
            <text:p><text:a xlink:href="https://pokemondb.net/pokedex/zygarde" xlink:type="simple">Zygarde</text:a></text:p>
            <text:p>50% Forme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778]/10)"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600" calcext:value-type="float">
            <text:p>600</text:p>
          </table:table-cell>
        </table:table-row>
        <table:table-row table:style-name="ro4">
          <table:table-cell office:value-type="float" office:value="719" calcext:value-type="float">
            <text:p>719</text:p>
          </table:table-cell>
          <table:table-cell office:value-type="string" calcext:value-type="string">
            <text:p><text:a xlink:href="https://pokemondb.net/pokedex/diancie" xlink:type="simple">Diancie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779]/10)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719" calcext:value-type="float">
            <text:p>719</text:p>
          </table:table-cell>
          <table:table-cell office:value-type="string" calcext:value-type="string">
            <text:p><text:a xlink:href="https://pokemondb.net/pokedex/diancie" xlink:type="simple">Diancie</text:a></text:p>
            <text:p>Mega Diancie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780]/10)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700" calcext:value-type="float">
            <text:p>700</text:p>
          </table:table-cell>
        </table:table-row>
        <table:table-row table:style-name="ro3"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s://pokemondb.net/pokedex/hoopa" xlink:type="simple">Hoopa</text:a></text:p>
            <text:p>Hoopa Unbound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781]/10)"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80" calcext:value-type="float">
            <text:p>680</text:p>
          </table:table-cell>
        </table:table-row>
        <table:table-row table:style-name="ro3"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s://pokemondb.net/pokedex/hoopa" xlink:type="simple">Hoopa</text:a></text:p>
            <text:p>Hoopa Confined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782]/10)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600" calcext:value-type="float">
            <text:p>600</text:p>
          </table:table-cell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string" calcext:value-type="string">
            <text:p><text:a xlink:href="https://pokemondb.net/pokedex/volcanion" xlink:type="simple">Volcanion</text:a>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783]/10)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0" calcext:value-type="float">
            <text:p>600</text:p>
          </table:table-cell>
        </table:table-row>
        <table:table-row table:style-name="ro4">
          <table:table-cell office:value-type="float" office:value="722" calcext:value-type="float">
            <text:p>722</text:p>
          </table:table-cell>
          <table:table-cell office:value-type="string" calcext:value-type="string">
            <text:p><text:a xlink:href="https://pokemondb.net/pokedex/rowlet" xlink:type="simple">Rowlet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784]/10)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20" calcext:value-type="float">
            <text:p>320</text:p>
          </table:table-cell>
        </table:table-row>
        <table:table-row table:style-name="ro4">
          <table:table-cell office:value-type="float" office:value="723" calcext:value-type="float">
            <text:p>723</text:p>
          </table:table-cell>
          <table:table-cell office:value-type="string" calcext:value-type="string">
            <text:p><text:a xlink:href="https://pokemondb.net/pokedex/dartrix" xlink:type="simple">Dartrix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785]/10)"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420" calcext:value-type="float">
            <text:p>420</text:p>
          </table:table-cell>
        </table:table-row>
        <table:table-row table:style-name="ro4">
          <table:table-cell office:value-type="float" office:value="724" calcext:value-type="float">
            <text:p>724</text:p>
          </table:table-cell>
          <table:table-cell office:value-type="string" calcext:value-type="string">
            <text:p><text:a xlink:href="https://pokemondb.net/pokedex/decidueye" xlink:type="simple">Decidueye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786]/10)"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<text:a xlink:href="https://pokemondb.net/pokedex/litten" xlink:type="simple">Litten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787]/10)"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<text:a xlink:href="https://pokemondb.net/pokedex/torracat" xlink:type="simple">Torracat</text:a></text:p>
          </table:table-cell>
          <table:table-cell office:value-type="string" calcext:value-type="string"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788]/10)"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420" calcext:value-type="float">
            <text:p>420</text:p>
          </table:table-cell>
        </table:table-row>
        <table:table-row table:style-name="ro4">
          <table:table-cell office:value-type="float" office:value="727" calcext:value-type="float">
            <text:p>727</text:p>
          </table:table-cell>
          <table:table-cell office:value-type="string" calcext:value-type="string">
            <text:p><text:a xlink:href="https://pokemondb.net/pokedex/incineroar" xlink:type="simple">Incineroar</text:a>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dark" xlink:type="simple">DARK</text:a></text:p>
          </table:table-cell>
          <table:table-cell office:value-type="string" calcext:value-type="string">
            <text:p>NONE</text:p>
          </table:table-cell>
          <table:table-cell table:formula="of:=INT([.L789]/10)"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a xlink:href="https://pokemondb.net/pokedex/popplio" xlink:type="simple">Popplio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790]/10)"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<text:a xlink:href="https://pokemondb.net/pokedex/brionne" xlink:type="simple">Brionne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791]/10)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420" calcext:value-type="float">
            <text:p>420</text:p>
          </table:table-cell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string" calcext:value-type="string">
            <text:p><text:a xlink:href="https://pokemondb.net/pokedex/primarina" xlink:type="simple">Primarina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792]/10)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530" calcext:value-type="float">
            <text:p>530</text:p>
          </table:table-cell>
        </table:table-row>
        <table:table-row table:style-name="ro4">
          <table:table-cell office:value-type="float" office:value="731" calcext:value-type="float">
            <text:p>731</text:p>
          </table:table-cell>
          <table:table-cell office:value-type="string" calcext:value-type="string">
            <text:p><text:a xlink:href="https://pokemondb.net/pokedex/pikipek" xlink:type="simple">Pikipek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793]/10)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265" calcext:value-type="float">
            <text:p>265</text:p>
          </table:table-cell>
        </table:table-row>
        <table:table-row table:style-name="ro4">
          <table:table-cell office:value-type="float" office:value="732" calcext:value-type="float">
            <text:p>732</text:p>
          </table:table-cell>
          <table:table-cell office:value-type="string" calcext:value-type="string">
            <text:p><text:a xlink:href="https://pokemondb.net/pokedex/trumbeak" xlink:type="simple">Trumbeak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794]/10)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5" calcext:value-type="float">
            <text:p>355</text:p>
          </table:table-cell>
        </table:table-row>
        <table:table-row table:style-name="ro4">
          <table:table-cell office:value-type="float" office:value="733" calcext:value-type="float">
            <text:p>733</text:p>
          </table:table-cell>
          <table:table-cell office:value-type="string" calcext:value-type="string">
            <text:p><text:a xlink:href="https://pokemondb.net/pokedex/toucannon" xlink:type="simple">Toucannon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795]/10)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<text:a xlink:href="https://pokemondb.net/pokedex/yungoos" xlink:type="simple">Yungoos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796]/10)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<text:a xlink:href="https://pokemondb.net/pokedex/gumshoos" xlink:type="simple">Gumshoos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797]/10)"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s://pokemondb.net/pokedex/grubbin" xlink:type="simple">Grubbin</text:a></text:p>
          </table:table-cell>
          <table:table-cell office:value-type="string" calcext:value-type="string"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798]/10)"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office:value-type="float" office:value="737" calcext:value-type="float">
            <text:p>737</text:p>
          </table:table-cell>
          <table:table-cell office:value-type="string" calcext:value-type="string">
            <text:p><text:a xlink:href="https://pokemondb.net/pokedex/charjabug" xlink:type="simple">Charjabug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799]/10)"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400" calcext:value-type="float">
            <text:p>400</text:p>
          </table:table-cell>
        </table:table-row>
        <table:table-row table:style-name="ro4">
          <table:table-cell office:value-type="float" office:value="738" calcext:value-type="float">
            <text:p>738</text:p>
          </table:table-cell>
          <table:table-cell office:value-type="string" calcext:value-type="string">
            <text:p><text:a xlink:href="https://pokemondb.net/pokedex/vikavolt" xlink:type="simple">Vikavolt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800]/10)"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<text:a xlink:href="https://pokemondb.net/pokedex/crabrawler" xlink:type="simple">Crabrawler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801]/10)"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338" calcext:value-type="float">
            <text:p>338</text:p>
          </table:table-cell>
        </table:table-row>
        <table:table-row table:style-name="ro4">
          <table:table-cell office:value-type="float" office:value="740" calcext:value-type="float">
            <text:p>740</text:p>
          </table:table-cell>
          <table:table-cell office:value-type="string" calcext:value-type="string">
            <text:p><text:a xlink:href="https://pokemondb.net/pokedex/crabominable" xlink:type="simple">Crabominable</text:a></text:p>
          </table:table-cell>
          <table:table-cell office:value-type="string" calcext:value-type="string">
            <text:p><text:a xlink:href="https://pokemondb.net/type/fighting" xlink:type="simple">FIGHTING</text:a></text:p>
            <text:p><text:a xlink:href="https://pokemondb.net/type/ice" xlink:type="simple">ICE</text:a></text:p>
          </table:table-cell>
          <table:table-cell office:value-type="string" calcext:value-type="string">
            <text:p>NONE</text:p>
          </table:table-cell>
          <table:table-cell table:formula="of:=INT([.L802]/10)"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478" calcext:value-type="float">
            <text:p>478</text:p>
          </table:table-cell>
        </table:table-row>
        <table:table-row table:style-name="ro4">
          <table:table-cell office:value-type="float" office:value="741" calcext:value-type="float">
            <text:p>741</text:p>
          </table:table-cell>
          <table:table-cell office:value-type="string" calcext:value-type="string">
            <text:p><text:a xlink:href="https://pokemondb.net/pokedex/oricorio" xlink:type="simple">Oricorio</text:a></text:p>
            <text:p>Pa'u Style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803]/10)"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476" calcext:value-type="float">
            <text:p>476</text:p>
          </table:table-cell>
        </table:table-row>
        <table:table-row table:style-name="ro4">
          <table:table-cell office:value-type="float" office:value="741" calcext:value-type="float">
            <text:p>741</text:p>
          </table:table-cell>
          <table:table-cell office:value-type="string" calcext:value-type="string">
            <text:p><text:a xlink:href="https://pokemondb.net/pokedex/oricorio" xlink:type="simple">Oricorio</text:a></text:p>
            <text:p>Sensu Style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804]/10)"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476" calcext:value-type="float">
            <text:p>476</text:p>
          </table:table-cell>
        </table:table-row>
        <table:table-row table:style-name="ro4">
          <table:table-cell office:value-type="float" office:value="741" calcext:value-type="float">
            <text:p>741</text:p>
          </table:table-cell>
          <table:table-cell office:value-type="string" calcext:value-type="string">
            <text:p><text:a xlink:href="https://pokemondb.net/pokedex/oricorio" xlink:type="simple">Oricorio</text:a></text:p>
            <text:p>Baile Style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805]/10)"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476" calcext:value-type="float">
            <text:p>476</text:p>
          </table:table-cell>
        </table:table-row>
        <table:table-row table:style-name="ro3">
          <table:table-cell office:value-type="float" office:value="741" calcext:value-type="float">
            <text:p>741</text:p>
          </table:table-cell>
          <table:table-cell office:value-type="string" calcext:value-type="string">
            <text:p><text:a xlink:href="https://pokemondb.net/pokedex/oricorio" xlink:type="simple">Oricorio</text:a></text:p>
            <text:p>Pom-Pom Style</text:p>
          </table:table-cell>
          <table:table-cell office:value-type="string" calcext:value-type="string">
            <text:p><text:a xlink:href="https://pokemondb.net/type/electric" xlink:type="simple">ELECTRIC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806]/10)"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476" calcext:value-type="float">
            <text:p>476</text:p>
          </table:table-cell>
        </table:table-row>
        <table:table-row table:style-name="ro4">
          <table:table-cell office:value-type="float" office:value="742" calcext:value-type="float">
            <text:p>742</text:p>
          </table:table-cell>
          <table:table-cell office:value-type="string" calcext:value-type="string">
            <text:p><text:a xlink:href="https://pokemondb.net/pokedex/cutiefly" xlink:type="simple">Cutiefly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807]/10)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304" calcext:value-type="float">
            <text:p>304</text:p>
          </table:table-cell>
        </table:table-row>
        <table:table-row table:style-name="ro4">
          <table:table-cell office:value-type="float" office:value="743" calcext:value-type="float">
            <text:p>743</text:p>
          </table:table-cell>
          <table:table-cell office:value-type="string" calcext:value-type="string">
            <text:p><text:a xlink:href="https://pokemondb.net/pokedex/ribombee" xlink:type="simple">Ribombee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808]/10)"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24" calcext:value-type="float">
            <text:p>12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<text:a xlink:href="https://pokemondb.net/pokedex/rockruff" xlink:type="simple">Rockruff</text:a>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809]/10)"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</table:table-row>
        <table:table-row table:style-name="ro3">
          <table:table-cell office:value-type="float" office:value="745" calcext:value-type="float">
            <text:p>745</text:p>
          </table:table-cell>
          <table:table-cell office:value-type="string" calcext:value-type="string">
            <text:p><text:a xlink:href="https://pokemondb.net/pokedex/lycanroc" xlink:type="simple">Lycanroc</text:a></text:p>
            <text:p>Midday Form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810]/10)"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float" office:value="487" calcext:value-type="float">
            <text:p>487</text:p>
          </table:table-cell>
        </table:table-row>
        <table:table-row table:style-name="ro3">
          <table:table-cell office:value-type="float" office:value="745" calcext:value-type="float">
            <text:p>745</text:p>
          </table:table-cell>
          <table:table-cell office:value-type="string" calcext:value-type="string">
            <text:p><text:a xlink:href="https://pokemondb.net/pokedex/lycanroc" xlink:type="simple">Lycanroc</text:a></text:p>
            <text:p>Midnight Form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811]/10)"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487" calcext:value-type="float">
            <text:p>487</text:p>
          </table:table-cell>
        </table:table-row>
        <table:table-row table:style-name="ro4">
          <table:table-cell office:value-type="float" office:value="745" calcext:value-type="float">
            <text:p>745</text:p>
          </table:table-cell>
          <table:table-cell office:value-type="string" calcext:value-type="string">
            <text:p><text:a xlink:href="https://pokemondb.net/pokedex/lycanroc" xlink:type="simple">Lycanroc</text:a></text:p>
            <text:p>Dusk Form</text:p>
          </table:table-cell>
          <table:table-cell office:value-type="string" calcext:value-type="string">
            <text:p><text:a xlink:href="https://pokemondb.net/type/rock" xlink:type="simple">ROCK</text:a></text:p>
          </table:table-cell>
          <table:table-cell office:value-type="string" calcext:value-type="string">
            <text:p>NONE</text:p>
          </table:table-cell>
          <table:table-cell table:formula="of:=INT([.L812]/10)"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87" calcext:value-type="float">
            <text:p>487</text:p>
          </table:table-cell>
        </table:table-row>
        <table:table-row table:style-name="ro4">
          <table:table-cell office:value-type="float" office:value="746" calcext:value-type="float">
            <text:p>746</text:p>
          </table:table-cell>
          <table:table-cell office:value-type="string" calcext:value-type="string">
            <text:p><text:a xlink:href="https://pokemondb.net/pokedex/wishiwashi" xlink:type="simple">Wishiwashi</text:a></text:p>
            <text:p>Solo Form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813]/10)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</table:table-row>
        <table:table-row table:style-name="ro4">
          <table:table-cell office:value-type="float" office:value="746" calcext:value-type="float">
            <text:p>746</text:p>
          </table:table-cell>
          <table:table-cell office:value-type="string" calcext:value-type="string">
            <text:p><text:a xlink:href="https://pokemondb.net/pokedex/wishiwashi" xlink:type="simple">Wishiwashi</text:a></text:p>
            <text:p>School Form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814]/10)"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float" office:value="620" calcext:value-type="float">
            <text:p>620</text:p>
          </table:table-cell>
        </table:table-row>
        <table:table-row table:style-name="ro4">
          <table:table-cell office:value-type="float" office:value="747" calcext:value-type="float">
            <text:p>747</text:p>
          </table:table-cell>
          <table:table-cell office:value-type="string" calcext:value-type="string">
            <text:p><text:a xlink:href="https://pokemondb.net/pokedex/mareanie" xlink:type="simple">Mareanie</text:a></text:p>
          </table:table-cell>
          <table:table-cell office:value-type="string" calcext:value-type="string">
            <text:p><text:a xlink:href="https://pokemondb.net/type/poison" xlink:type="simple">POISON</text:a></text:p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815]/10)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05" calcext:value-type="float">
            <text:p>305</text:p>
          </table:table-cell>
        </table:table-row>
        <table:table-row table:style-name="ro4">
          <table:table-cell office:value-type="float" office:value="748" calcext:value-type="float">
            <text:p>748</text:p>
          </table:table-cell>
          <table:table-cell office:value-type="string" calcext:value-type="string">
            <text:p><text:a xlink:href="https://pokemondb.net/pokedex/toxapex" xlink:type="simple">Toxapex</text:a></text:p>
          </table:table-cell>
          <table:table-cell office:value-type="string" calcext:value-type="string">
            <text:p><text:a xlink:href="https://pokemondb.net/type/poison" xlink:type="simple">POISON</text:a></text:p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816]/10)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52" calcext:value-type="float">
            <text:p>152</text:p>
          </table:table-cell>
          <table:table-cell office:value-type="float" office:value="53" calcext:value-type="float">
            <text:p>53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<text:a xlink:href="https://pokemondb.net/pokedex/mudbray" xlink:type="simple">Mudbray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817]/10)"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<text:a xlink:href="https://pokemondb.net/pokedex/mudsdale" xlink:type="simple">Mudsdale</text:a></text:p>
          </table:table-cell>
          <table:table-cell office:value-type="string" calcext:value-type="string"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818]/10)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</table:table-row>
        <table:table-row table:style-name="ro4">
          <table:table-cell office:value-type="float" office:value="751" calcext:value-type="float">
            <text:p>751</text:p>
          </table:table-cell>
          <table:table-cell office:value-type="string" calcext:value-type="string">
            <text:p><text:a xlink:href="https://pokemondb.net/pokedex/dewpider" xlink:type="simple">Dewpider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819]/10)"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69" calcext:value-type="float">
            <text:p>269</text:p>
          </table:table-cell>
        </table:table-row>
        <table:table-row table:style-name="ro4">
          <table:table-cell office:value-type="float" office:value="752" calcext:value-type="float">
            <text:p>752</text:p>
          </table:table-cell>
          <table:table-cell office:value-type="string" calcext:value-type="string">
            <text:p><text:a xlink:href="https://pokemondb.net/pokedex/araquanid" xlink:type="simple">Araquanid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bug" xlink:type="simple">BUG</text:a></text:p>
          </table:table-cell>
          <table:table-cell office:value-type="string" calcext:value-type="string">
            <text:p>NONE</text:p>
          </table:table-cell>
          <table:table-cell table:formula="of:=INT([.L820]/10)"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a xlink:href="https://pokemondb.net/pokedex/fomantis" xlink:type="simple">Fomantis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821]/10)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s://pokemondb.net/pokedex/lurantis" xlink:type="simple">Lurantis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822]/10)"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480" calcext:value-type="float">
            <text:p>480</text:p>
          </table:table-cell>
        </table:table-row>
        <table:table-row table:style-name="ro4">
          <table:table-cell office:value-type="float" office:value="755" calcext:value-type="float">
            <text:p>755</text:p>
          </table:table-cell>
          <table:table-cell office:value-type="string" calcext:value-type="string">
            <text:p><text:a xlink:href="https://pokemondb.net/pokedex/morelull" xlink:type="simple">Morelull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823]/10)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</table:table-row>
        <table:table-row table:style-name="ro4">
          <table:table-cell office:value-type="float" office:value="756" calcext:value-type="float">
            <text:p>756</text:p>
          </table:table-cell>
          <table:table-cell office:value-type="string" calcext:value-type="string">
            <text:p><text:a xlink:href="https://pokemondb.net/pokedex/shiinotic" xlink:type="simple">Shiinotic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824]/10)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405" calcext:value-type="float">
            <text:p>405</text:p>
          </table:table-cell>
        </table:table-row>
        <table:table-row table:style-name="ro4">
          <table:table-cell office:value-type="float" office:value="757" calcext:value-type="float">
            <text:p>757</text:p>
          </table:table-cell>
          <table:table-cell office:value-type="string" calcext:value-type="string">
            <text:p><text:a xlink:href="https://pokemondb.net/pokedex/salandit" xlink:type="simple">Salandit</text:a></text:p>
          </table:table-cell>
          <table:table-cell office:value-type="string" calcext:value-type="string">
            <text:p><text:a xlink:href="https://pokemondb.net/type/poison" xlink:type="simple">POISON</text:a></text:p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825]/10)"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320" calcext:value-type="float">
            <text:p>320</text:p>
          </table:table-cell>
        </table:table-row>
        <table:table-row table:style-name="ro4">
          <table:table-cell office:value-type="float" office:value="758" calcext:value-type="float">
            <text:p>758</text:p>
          </table:table-cell>
          <table:table-cell office:value-type="string" calcext:value-type="string">
            <text:p><text:a xlink:href="https://pokemondb.net/pokedex/salazzle" xlink:type="simple">Salazzle</text:a></text:p>
          </table:table-cell>
          <table:table-cell office:value-type="string" calcext:value-type="string">
            <text:p><text:a xlink:href="https://pokemondb.net/type/poison" xlink:type="simple">POISON</text:a></text:p>
            <text:p><text:a xlink:href="https://pokemondb.net/type/fire" xlink:type="simple">FIRE</text:a></text:p>
          </table:table-cell>
          <table:table-cell office:value-type="string" calcext:value-type="string">
            <text:p>NONE</text:p>
          </table:table-cell>
          <table:table-cell table:formula="of:=INT([.L826]/10)"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117" calcext:value-type="float">
            <text:p>117</text:p>
          </table:table-cell>
          <table:table-cell office:value-type="float" office:value="480" calcext:value-type="float">
            <text:p>480</text:p>
          </table:table-cell>
        </table:table-row>
        <table:table-row table:style-name="ro4">
          <table:table-cell office:value-type="float" office:value="759" calcext:value-type="float">
            <text:p>759</text:p>
          </table:table-cell>
          <table:table-cell office:value-type="string" calcext:value-type="string">
            <text:p><text:a xlink:href="https://pokemondb.net/pokedex/stufful" xlink:type="simple">Stufful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827]/10)"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s://pokemondb.net/pokedex/bewear" xlink:type="simple">Bewear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828]/10)"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<text:a xlink:href="https://pokemondb.net/pokedex/bounsweet" xlink:type="simple">Bounsweet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829]/10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<text:a xlink:href="https://pokemondb.net/pokedex/steenee" xlink:type="simple">Steenee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830]/10)"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<text:a xlink:href="https://pokemondb.net/pokedex/tsareena" xlink:type="simple">Tsareena</text:a></text:p>
          </table:table-cell>
          <table:table-cell office:value-type="string" calcext:value-type="string"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831]/10)"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<text:a xlink:href="https://pokemondb.net/pokedex/comfey" xlink:type="simple">Comfey</text:a></text:p>
          </table:table-cell>
          <table:table-cell office:value-type="string" calcext:value-type="string"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832]/10)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85" calcext:value-type="float">
            <text:p>485</text:p>
          </table:table-cell>
        </table:table-row>
        <table:table-row table:style-name="ro4">
          <table:table-cell office:value-type="float" office:value="765" calcext:value-type="float">
            <text:p>765</text:p>
          </table:table-cell>
          <table:table-cell office:value-type="string" calcext:value-type="string">
            <text:p><text:a xlink:href="https://pokemondb.net/pokedex/oranguru" xlink:type="simple">Oranguru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833]/10)"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<text:a xlink:href="https://pokemondb.net/pokedex/passimian" xlink:type="simple">Passimian</text:a></text:p>
          </table:table-cell>
          <table:table-cell office:value-type="string" calcext:value-type="string"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834]/10)"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490" calcext:value-type="float">
            <text:p>490</text:p>
          </table:table-cell>
        </table:table-row>
        <table:table-row table:style-name="ro4">
          <table:table-cell office:value-type="float" office:value="767" calcext:value-type="float">
            <text:p>767</text:p>
          </table:table-cell>
          <table:table-cell office:value-type="string" calcext:value-type="string">
            <text:p><text:a xlink:href="https://pokemondb.net/pokedex/wimpod" xlink:type="simple">Wimpod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835]/10)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</table:table-row>
        <table:table-row table:style-name="ro4">
          <table:table-cell office:value-type="float" office:value="768" calcext:value-type="float">
            <text:p>768</text:p>
          </table:table-cell>
          <table:table-cell office:value-type="string" calcext:value-type="string">
            <text:p><text:a xlink:href="https://pokemondb.net/pokedex/golisopod" xlink:type="simple">Golisopod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836]/10)"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530" calcext:value-type="float">
            <text:p>530</text:p>
          </table:table-cell>
        </table:table-row>
        <table:table-row table:style-name="ro4">
          <table:table-cell office:value-type="float" office:value="769" calcext:value-type="float">
            <text:p>769</text:p>
          </table:table-cell>
          <table:table-cell office:value-type="string" calcext:value-type="string">
            <text:p><text:a xlink:href="https://pokemondb.net/pokedex/sandygast" xlink:type="simple">Sandygast</text:a>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837]/10)" office:value-type="float" office:value="32" calcext:value-type="float">
            <text:p>3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20" calcext:value-type="float">
            <text:p>320</text:p>
          </table:table-cell>
        </table:table-row>
        <table:table-row table:style-name="ro4">
          <table:table-cell office:value-type="float" office:value="770" calcext:value-type="float">
            <text:p>770</text:p>
          </table:table-cell>
          <table:table-cell office:value-type="string" calcext:value-type="string">
            <text:p><text:a xlink:href="https://pokemondb.net/pokedex/palossand" xlink:type="simple">Palossand</text:a>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ground" xlink:type="simple">GROUND</text:a></text:p>
          </table:table-cell>
          <table:table-cell office:value-type="string" calcext:value-type="string">
            <text:p>NONE</text:p>
          </table:table-cell>
          <table:table-cell table:formula="of:=INT([.L838]/10)"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<text:a xlink:href="https://pokemondb.net/pokedex/pyukumuku" xlink:type="simple">Pyukumuku</text:a></text:p>
          </table:table-cell>
          <table:table-cell office:value-type="string" calcext:value-type="string">
            <text:p><text:a xlink:href="https://pokemondb.net/type/water" xlink:type="simple">WATER</text:a></text:p>
          </table:table-cell>
          <table:table-cell office:value-type="string" calcext:value-type="string">
            <text:p>NONE</text:p>
          </table:table-cell>
          <table:table-cell table:formula="of:=INT([.L839]/10)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<text:a xlink:href="https://pokemondb.net/pokedex/type-null" xlink:type="simple">Type: Null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840]/10)" office:value-type="float" office:value="53" calcext:value-type="float">
            <text:p>53</text:p>
          </table:table-cell>
          <table:table-cell table:number-columns-repeated="5"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<text:a xlink:href="https://pokemondb.net/pokedex/silvally" xlink:type="simple">Silvally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841]/10)" office:value-type="float" office:value="57" calcext:value-type="float">
            <text:p>57</text:p>
          </table:table-cell>
          <table:table-cell table:number-columns-repeated="6" office:value-type="float" office:value="95" calcext:value-type="float">
            <text:p>95</text:p>
          </table:table-cell>
          <table:table-cell office:value-type="float" office:value="570" calcext:value-type="float">
            <text:p>570</text:p>
          </table:table-cell>
        </table:table-row>
        <table:table-row table:style-name="ro3">
          <table:table-cell office:value-type="float" office:value="774" calcext:value-type="float">
            <text:p>774</text:p>
          </table:table-cell>
          <table:table-cell office:value-type="string" calcext:value-type="string">
            <text:p><text:a xlink:href="https://pokemondb.net/pokedex/minior" xlink:type="simple">Minior</text:a></text:p>
            <text:p>Meteor Form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842]/10)" office:value-type="float" office:value="44" calcext:value-type="float">
            <text:p>4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440" calcext:value-type="float">
            <text:p>440</text:p>
          </table:table-cell>
        </table:table-row>
        <table:table-row table:style-name="ro4">
          <table:table-cell office:value-type="float" office:value="774" calcext:value-type="float">
            <text:p>774</text:p>
          </table:table-cell>
          <table:table-cell office:value-type="string" calcext:value-type="string">
            <text:p><text:a xlink:href="https://pokemondb.net/pokedex/minior" xlink:type="simple">Minior</text:a></text:p>
            <text:p>Core Form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843]/10)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<text:a xlink:href="https://pokemondb.net/pokedex/komala" xlink:type="simple">Komala</text:a></text:p>
          </table:table-cell>
          <table:table-cell office:value-type="string" calcext:value-type="string">
            <text:p><text:a xlink:href="https://pokemondb.net/type/normal" xlink:type="simple">NORMAL</text:a></text:p>
          </table:table-cell>
          <table:table-cell office:value-type="string" calcext:value-type="string">
            <text:p>NONE</text:p>
          </table:table-cell>
          <table:table-cell table:formula="of:=INT([.L844]/10)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80" calcext:value-type="float">
            <text:p>480</text:p>
          </table:table-cell>
        </table:table-row>
        <table:table-row table:style-name="ro4">
          <table:table-cell office:value-type="float" office:value="776" calcext:value-type="float">
            <text:p>776</text:p>
          </table:table-cell>
          <table:table-cell office:value-type="string" calcext:value-type="string">
            <text:p><text:a xlink:href="https://pokemondb.net/pokedex/turtonator" xlink:type="simple">Turtonator</text:a>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845]/10)"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485" calcext:value-type="float">
            <text:p>485</text:p>
          </table:table-cell>
        </table:table-row>
        <table:table-row table:style-name="ro4">
          <table:table-cell office:value-type="float" office:value="777" calcext:value-type="float">
            <text:p>777</text:p>
          </table:table-cell>
          <table:table-cell office:value-type="string" calcext:value-type="string">
            <text:p><text:a xlink:href="https://pokemondb.net/pokedex/togedemaru" xlink:type="simple">Togedemaru</text:a></text:p>
          </table:table-cell>
          <table:table-cell office:value-type="string" calcext:value-type="string">
            <text:p><text:a xlink:href="https://pokemondb.net/type/electric" xlink:type="simple">ELECTRIC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846]/10)"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435" calcext:value-type="float">
            <text:p>435</text:p>
          </table:table-cell>
        </table:table-row>
        <table:table-row table:style-name="ro4">
          <table:table-cell office:value-type="float" office:value="778" calcext:value-type="float">
            <text:p>778</text:p>
          </table:table-cell>
          <table:table-cell office:value-type="string" calcext:value-type="string">
            <text:p><text:a xlink:href="https://pokemondb.net/pokedex/mimikyu" xlink:type="simple">Mimikyu</text:a>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847]/10)"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476" calcext:value-type="float">
            <text:p>476</text:p>
          </table:table-cell>
        </table:table-row>
        <table:table-row table:style-name="ro4">
          <table:table-cell office:value-type="float" office:value="779" calcext:value-type="float">
            <text:p>779</text:p>
          </table:table-cell>
          <table:table-cell office:value-type="string" calcext:value-type="string">
            <text:p><text:a xlink:href="https://pokemondb.net/pokedex/bruxish" xlink:type="simple">Bruxish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848]/10)"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475" calcext:value-type="float">
            <text:p>475</text:p>
          </table:table-cell>
        </table:table-row>
        <table:table-row table:style-name="ro4">
          <table:table-cell office:value-type="float" office:value="780" calcext:value-type="float">
            <text:p>780</text:p>
          </table:table-cell>
          <table:table-cell office:value-type="string" calcext:value-type="string">
            <text:p><text:a xlink:href="https://pokemondb.net/pokedex/drampa" xlink:type="simple">Drampa</text:a></text:p>
          </table:table-cell>
          <table:table-cell office:value-type="string" calcext:value-type="string">
            <text:p><text:a xlink:href="https://pokemondb.net/type/normal" xlink:type="simple">NORMAL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849]/10)"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485" calcext:value-type="float">
            <text:p>485</text:p>
          </table:table-cell>
        </table:table-row>
        <table:table-row table:style-name="ro4">
          <table:table-cell office:value-type="float" office:value="781" calcext:value-type="float">
            <text:p>781</text:p>
          </table:table-cell>
          <table:table-cell office:value-type="string" calcext:value-type="string">
            <text:p><text:a xlink:href="https://pokemondb.net/pokedex/dhelmise" xlink:type="simple">Dhelmise</text:a></text:p>
          </table:table-cell>
          <table:table-cell office:value-type="string" calcext:value-type="string">
            <text:p><text:a xlink:href="https://pokemondb.net/type/ghost" xlink:type="simple">GHOST</text:a></text:p>
            <text:p><text:a xlink:href="https://pokemondb.net/type/grass" xlink:type="simple">GRASS</text:a></text:p>
          </table:table-cell>
          <table:table-cell office:value-type="string" calcext:value-type="string">
            <text:p>NONE</text:p>
          </table:table-cell>
          <table:table-cell table:formula="of:=INT([.L850]/10)"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<text:a xlink:href="https://pokemondb.net/pokedex/jangmo-o" xlink:type="simple">Jangmo-o</text:a></text:p>
          </table:table-cell>
          <table:table-cell office:value-type="string" calcext:value-type="string"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851]/10)"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office:value-type="float" office:value="783" calcext:value-type="float">
            <text:p>783</text:p>
          </table:table-cell>
          <table:table-cell office:value-type="string" calcext:value-type="string">
            <text:p><text:a xlink:href="https://pokemondb.net/pokedex/hakamo-o" xlink:type="simple">Hakamo-o</text:a>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852]/10)"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20" calcext:value-type="float">
            <text:p>420</text:p>
          </table:table-cell>
        </table:table-row>
        <table:table-row table:style-name="ro4">
          <table:table-cell office:value-type="float" office:value="784" calcext:value-type="float">
            <text:p>784</text:p>
          </table:table-cell>
          <table:table-cell office:value-type="string" calcext:value-type="string">
            <text:p><text:a xlink:href="https://pokemondb.net/pokedex/kommo-o" xlink:type="simple">Kommo-o</text:a></text:p>
          </table:table-cell>
          <table:table-cell office:value-type="string" calcext:value-type="string">
            <text:p><text:a xlink:href="https://pokemondb.net/type/dragon" xlink:type="simple">DRAGON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853]/10)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600" calcext:value-type="float">
            <text:p>600</text:p>
          </table:table-cell>
        </table:table-row>
        <table:table-row table:style-name="ro4">
          <table:table-cell office:value-type="float" office:value="785" calcext:value-type="float">
            <text:p>785</text:p>
          </table:table-cell>
          <table:table-cell office:value-type="string" calcext:value-type="string">
            <text:p><text:a xlink:href="https://pokemondb.net/pokedex/tapu-koko" xlink:type="simple">Tapu Koko</text:a></text:p>
          </table:table-cell>
          <table:table-cell office:value-type="string" calcext:value-type="string">
            <text:p><text:a xlink:href="https://pokemondb.net/type/electric" xlink:type="simple">ELECTRIC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854]/10)"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570" calcext:value-type="float">
            <text:p>570</text:p>
          </table:table-cell>
        </table:table-row>
        <table:table-row table:style-name="ro4">
          <table:table-cell office:value-type="float" office:value="786" calcext:value-type="float">
            <text:p>786</text:p>
          </table:table-cell>
          <table:table-cell office:value-type="string" calcext:value-type="string">
            <text:p><text:a xlink:href="https://pokemondb.net/pokedex/tapu-lele" xlink:type="simple">Tapu Lele</text:a>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855]/10)"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70" calcext:value-type="float">
            <text:p>570</text:p>
          </table:table-cell>
        </table:table-row>
        <table:table-row table:style-name="ro4">
          <table:table-cell office:value-type="float" office:value="787" calcext:value-type="float">
            <text:p>787</text:p>
          </table:table-cell>
          <table:table-cell office:value-type="string" calcext:value-type="string">
            <text:p><text:a xlink:href="https://pokemondb.net/pokedex/tapu-bulu" xlink:type="simple">Tapu Bulu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856]/10)"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570" calcext:value-type="float">
            <text:p>570</text:p>
          </table:table-cell>
        </table:table-row>
        <table:table-row table:style-name="ro4">
          <table:table-cell office:value-type="float" office:value="788" calcext:value-type="float">
            <text:p>788</text:p>
          </table:table-cell>
          <table:table-cell office:value-type="string" calcext:value-type="string">
            <text:p><text:a xlink:href="https://pokemondb.net/pokedex/tapu-fini" xlink:type="simple">Tapu Fini</text:a></text:p>
          </table:table-cell>
          <table:table-cell office:value-type="string" calcext:value-type="string">
            <text:p><text:a xlink:href="https://pokemondb.net/type/water" xlink:type="simple">WATER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857]/10)"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<text:a xlink:href="https://pokemondb.net/pokedex/cosmog" xlink:type="simple">Cosmog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858]/10)"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<text:a xlink:href="https://pokemondb.net/pokedex/cosmoem" xlink:type="simple">Cosmoem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859]/10)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</table:table-row>
        <table:table-row table:style-name="ro4">
          <table:table-cell office:value-type="float" office:value="791" calcext:value-type="float">
            <text:p>791</text:p>
          </table:table-cell>
          <table:table-cell office:value-type="string" calcext:value-type="string">
            <text:p><text:a xlink:href="https://pokemondb.net/pokedex/solgaleo" xlink:type="simple">Solgaleo</text:a>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860]/10)" office:value-type="float" office:value="68" calcext:value-type="float">
            <text:p>68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680" calcext:value-type="float">
            <text:p>680</text:p>
          </table:table-cell>
        </table:table-row>
        <table:table-row table:style-name="ro4">
          <table:table-cell office:value-type="float" office:value="792" calcext:value-type="float">
            <text:p>792</text:p>
          </table:table-cell>
          <table:table-cell office:value-type="string" calcext:value-type="string">
            <text:p><text:a xlink:href="https://pokemondb.net/pokedex/lunala" xlink:type="simple">Lunala</text:a>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861]/10)" office:value-type="float" office:value="68" calcext:value-type="float">
            <text:p>68</text:p>
          </table:table-cell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680" calcext:value-type="float">
            <text:p>680</text:p>
          </table:table-cell>
        </table:table-row>
        <table:table-row table:style-name="ro4">
          <table:table-cell office:value-type="float" office:value="793" calcext:value-type="float">
            <text:p>793</text:p>
          </table:table-cell>
          <table:table-cell office:value-type="string" calcext:value-type="string">
            <text:p><text:a xlink:href="https://pokemondb.net/pokedex/nihilego" xlink:type="simple">Nihilego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862]/10)"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office:value-type="float" office:value="570" calcext:value-type="float">
            <text:p>570</text:p>
          </table:table-cell>
        </table:table-row>
        <table:table-row table:style-name="ro4">
          <table:table-cell office:value-type="float" office:value="794" calcext:value-type="float">
            <text:p>794</text:p>
          </table:table-cell>
          <table:table-cell office:value-type="string" calcext:value-type="string">
            <text:p><text:a xlink:href="https://pokemondb.net/pokedex/buzzwole" xlink:type="simple">Buzzwole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863]/10)"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570" calcext:value-type="float">
            <text:p>570</text:p>
          </table:table-cell>
        </table:table-row>
        <table:table-row table:style-name="ro4">
          <table:table-cell office:value-type="float" office:value="795" calcext:value-type="float">
            <text:p>795</text:p>
          </table:table-cell>
          <table:table-cell office:value-type="string" calcext:value-type="string">
            <text:p><text:a xlink:href="https://pokemondb.net/pokedex/pheromosa" xlink:type="simple">Pheromosa</text:a></text:p>
          </table:table-cell>
          <table:table-cell office:value-type="string" calcext:value-type="string">
            <text:p><text:a xlink:href="https://pokemondb.net/type/bug" xlink:type="simple">BUG</text:a></text:p>
            <text:p><text:a xlink:href="https://pokemondb.net/type/fighting" xlink:type="simple">FIGHTING</text:a></text:p>
          </table:table-cell>
          <table:table-cell office:value-type="string" calcext:value-type="string">
            <text:p>NONE</text:p>
          </table:table-cell>
          <table:table-cell table:formula="of:=INT([.L864]/10)"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<text:a xlink:href="https://pokemondb.net/pokedex/xurkitree" xlink:type="simple">Xurkitree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865]/10)"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173" calcext:value-type="float">
            <text:p>173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570" calcext:value-type="float">
            <text:p>570</text:p>
          </table:table-cell>
        </table:table-row>
        <table:table-row table:style-name="ro4">
          <table:table-cell office:value-type="float" office:value="797" calcext:value-type="float">
            <text:p>797</text:p>
          </table:table-cell>
          <table:table-cell office:value-type="string" calcext:value-type="string">
            <text:p><text:a xlink:href="https://pokemondb.net/pokedex/celesteela" xlink:type="simple">Celesteela</text:a>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flying" xlink:type="simple">FLYING</text:a></text:p>
          </table:table-cell>
          <table:table-cell office:value-type="string" calcext:value-type="string">
            <text:p>NONE</text:p>
          </table:table-cell>
          <table:table-cell table:formula="of:=INT([.L866]/10)"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570" calcext:value-type="float">
            <text:p>570</text:p>
          </table:table-cell>
        </table:table-row>
        <table:table-row table:style-name="ro4">
          <table:table-cell office:value-type="float" office:value="798" calcext:value-type="float">
            <text:p>798</text:p>
          </table:table-cell>
          <table:table-cell office:value-type="string" calcext:value-type="string">
            <text:p><text:a xlink:href="https://pokemondb.net/pokedex/kartana" xlink:type="simple">Kartana</text:a></text:p>
          </table:table-cell>
          <table:table-cell office:value-type="string" calcext:value-type="string">
            <text:p><text:a xlink:href="https://pokemondb.net/type/grass" xlink:type="simple">GRASS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867]/10)"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81" calcext:value-type="float">
            <text:p>181</text:p>
          </table:table-cell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570" calcext:value-type="float">
            <text:p>570</text:p>
          </table:table-cell>
        </table:table-row>
        <table:table-row table:style-name="ro4">
          <table:table-cell office:value-type="float" office:value="799" calcext:value-type="float">
            <text:p>799</text:p>
          </table:table-cell>
          <table:table-cell office:value-type="string" calcext:value-type="string">
            <text:p><text:a xlink:href="https://pokemondb.net/pokedex/guzzlord" xlink:type="simple">Guzzlord</text:a></text:p>
          </table:table-cell>
          <table:table-cell office:value-type="string" calcext:value-type="string">
            <text:p><text:a xlink:href="https://pokemondb.net/type/dark" xlink:type="simple">DARK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868]/10)" office:value-type="float" office:value="57" calcext:value-type="float">
            <text:p>57</text:p>
          </table:table-cell>
          <table:table-cell office:value-type="float" office:value="223" calcext:value-type="float">
            <text:p>223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70" calcext:value-type="float">
            <text:p>570</text:p>
          </table:table-cell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string" calcext:value-type="string">
            <text:p><text:a xlink:href="https://pokemondb.net/pokedex/necrozma" xlink:type="simple">Necrozma</text:a></text:p>
            <text:p>Dusk Mane Necrozma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869]/10)"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680" calcext:value-type="float">
            <text:p>680</text:p>
          </table:table-cell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string" calcext:value-type="string">
            <text:p><text:a xlink:href="https://pokemondb.net/pokedex/necrozma" xlink:type="simple">Necrozma</text:a></text:p>
            <text:p>Dawn Wings Necrozma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870]/10)"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680" calcext:value-type="float">
            <text:p>680</text:p>
          </table:table-cell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string" calcext:value-type="string">
            <text:p><text:a xlink:href="https://pokemondb.net/pokedex/necrozma" xlink:type="simple">Necrozma</text:a></text:p>
            <text:p>Ultra Necrozma</text:p>
          </table:table-cell>
          <table:table-cell office:value-type="string" calcext:value-type="string">
            <text:p><text:a xlink:href="https://pokemondb.net/type/psychic" xlink:type="simple">PSYCHIC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871]/10)"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29" calcext:value-type="float">
            <text:p>129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<text:a xlink:href="https://pokemondb.net/pokedex/necrozma" xlink:type="simple">Necrozma</text:a></text:p>
          </table:table-cell>
          <table:table-cell office:value-type="string" calcext:value-type="string">
            <text:p><text:a xlink:href="https://pokemondb.net/type/psychic" xlink:type="simple">PSYCHIC</text:a></text:p>
          </table:table-cell>
          <table:table-cell office:value-type="string" calcext:value-type="string">
            <text:p>NONE</text:p>
          </table:table-cell>
          <table:table-cell table:formula="of:=INT([.L872]/10)"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27" calcext:value-type="float">
            <text:p>127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600" calcext:value-type="float">
            <text:p>600</text:p>
          </table:table-cell>
        </table:table-row>
        <table:table-row table:style-name="ro4">
          <table:table-cell office:value-type="float" office:value="801" calcext:value-type="float">
            <text:p>801</text:p>
          </table:table-cell>
          <table:table-cell office:value-type="string" calcext:value-type="string">
            <text:p><text:a xlink:href="https://pokemondb.net/pokedex/magearna" xlink:type="simple">Magearna</text:a></text:p>
          </table:table-cell>
          <table:table-cell office:value-type="string" calcext:value-type="string">
            <text:p><text:a xlink:href="https://pokemondb.net/type/steel" xlink:type="simple">STEEL</text:a></text:p>
            <text:p><text:a xlink:href="https://pokemondb.net/type/fairy" xlink:type="simple">FAIRY</text:a></text:p>
          </table:table-cell>
          <table:table-cell office:value-type="string" calcext:value-type="string">
            <text:p>NONE</text:p>
          </table:table-cell>
          <table:table-cell table:formula="of:=INT([.L873]/10)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600" calcext:value-type="float">
            <text:p>600</text:p>
          </table:table-cell>
        </table:table-row>
        <table:table-row table:style-name="ro4">
          <table:table-cell office:value-type="float" office:value="802" calcext:value-type="float">
            <text:p>802</text:p>
          </table:table-cell>
          <table:table-cell office:value-type="string" calcext:value-type="string">
            <text:p><text:a xlink:href="https://pokemondb.net/pokedex/marshadow" xlink:type="simple">Marshadow</text:a></text:p>
          </table:table-cell>
          <table:table-cell office:value-type="string" calcext:value-type="string">
            <text:p><text:a xlink:href="https://pokemondb.net/type/fighting" xlink:type="simple">FIGHTING</text:a></text:p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874]/10)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<text:a xlink:href="https://pokemondb.net/pokedex/poipole" xlink:type="simple">Poipole</text:a></text:p>
          </table:table-cell>
          <table:table-cell office:value-type="string" calcext:value-type="string">
            <text:p><text:a xlink:href="https://pokemondb.net/type/poison" xlink:type="simple">POISON</text:a></text:p>
          </table:table-cell>
          <table:table-cell office:value-type="string" calcext:value-type="string">
            <text:p>NONE</text:p>
          </table:table-cell>
          <table:table-cell table:formula="of:=INT([.L875]/10)"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420" calcext:value-type="float">
            <text:p>420</text:p>
          </table:table-cell>
        </table:table-row>
        <table:table-row table:style-name="ro4">
          <table:table-cell office:value-type="float" office:value="804" calcext:value-type="float">
            <text:p>804</text:p>
          </table:table-cell>
          <table:table-cell office:value-type="string" calcext:value-type="string">
            <text:p><text:a xlink:href="https://pokemondb.net/pokedex/naganadel" xlink:type="simple">Naganadel</text:a></text:p>
          </table:table-cell>
          <table:table-cell office:value-type="string" calcext:value-type="string">
            <text:p><text:a xlink:href="https://pokemondb.net/type/poison" xlink:type="simple">POISON</text:a></text:p>
            <text:p><text:a xlink:href="https://pokemondb.net/type/dragon" xlink:type="simple">DRAGON</text:a></text:p>
          </table:table-cell>
          <table:table-cell office:value-type="string" calcext:value-type="string">
            <text:p>NONE</text:p>
          </table:table-cell>
          <table:table-cell table:formula="of:=INT([.L876]/10)" office:value-type="float" office:value="54" calcext:value-type="float">
            <text:p>54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  <table:table-cell office:value-type="float" office:value="540" calcext:value-type="float">
            <text:p>540</text:p>
          </table:table-cell>
        </table:table-row>
        <table:table-row table:style-name="ro4">
          <table:table-cell office:value-type="float" office:value="805" calcext:value-type="float">
            <text:p>805</text:p>
          </table:table-cell>
          <table:table-cell office:value-type="string" calcext:value-type="string">
            <text:p><text:a xlink:href="https://pokemondb.net/pokedex/stakataka" xlink:type="simple">Stakataka</text:a></text:p>
          </table:table-cell>
          <table:table-cell office:value-type="string" calcext:value-type="string">
            <text:p><text:a xlink:href="https://pokemondb.net/type/rock" xlink:type="simple">ROCK</text:a></text:p>
            <text:p><text:a xlink:href="https://pokemondb.net/type/steel" xlink:type="simple">STEEL</text:a></text:p>
          </table:table-cell>
          <table:table-cell office:value-type="string" calcext:value-type="string">
            <text:p>NONE</text:p>
          </table:table-cell>
          <table:table-cell table:formula="of:=INT([.L877]/10)"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570" calcext:value-type="float">
            <text:p>570</text:p>
          </table:table-cell>
        </table:table-row>
        <table:table-row table:style-name="ro4">
          <table:table-cell office:value-type="float" office:value="806" calcext:value-type="float">
            <text:p>806</text:p>
          </table:table-cell>
          <table:table-cell office:value-type="string" calcext:value-type="string">
            <text:p><text:a xlink:href="https://pokemondb.net/pokedex/blacephalon" xlink:type="simple">Blacephalon</text:a></text:p>
          </table:table-cell>
          <table:table-cell office:value-type="string" calcext:value-type="string">
            <text:p><text:a xlink:href="https://pokemondb.net/type/fire" xlink:type="simple">FIRE</text:a></text:p>
            <text:p><text:a xlink:href="https://pokemondb.net/type/ghost" xlink:type="simple">GHOST</text:a></text:p>
          </table:table-cell>
          <table:table-cell office:value-type="string" calcext:value-type="string">
            <text:p>NONE</text:p>
          </table:table-cell>
          <table:table-cell table:formula="of:=INT([.L878]/10)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<text:a xlink:href="https://pokemondb.net/pokedex/zeraora" xlink:type="simple">Zeraora</text:a></text:p>
          </table:table-cell>
          <table:table-cell office:value-type="string" calcext:value-type="string">
            <text:p><text:a xlink:href="https://pokemondb.net/type/electric" xlink:type="simple">ELECTRIC</text:a></text:p>
          </table:table-cell>
          <table:table-cell office:value-type="string" calcext:value-type="string">
            <text:p>NONE</text:p>
          </table:table-cell>
          <table:table-cell table:formula="of:=INT([.L879]/10)"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  <table:table-cell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21:27:33.124669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0:10:33.540480006</meta:creation-date>
    <dc:date>2018-04-18T21:46:55.782719920</dc:date>
    <meta:editing-duration>PT2H20M46S</meta:editing-duration>
    <meta:editing-cycles>13</meta:editing-cycles>
    <meta:generator>LibreOffice/5.1.6.2$Linux_X86_64 LibreOffice_project/10m0$Build-2</meta:generator>
    <meta:document-statistic meta:table-count="1" meta:cell-count="10548" meta:object-count="0"/>
  </office:meta>
</office:document-meta>
</file>